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&quot;Calibri&quot;" svg:font-family="&quot;Calibri&quot;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ext-properties fo:color="#000000" fo:font-weight="bold" style:font-weight-asian="bold" style:font-weight-complex="bold"/>
    </style:style>
    <style:style style:name="ce4" style:family="table-cell" style:parent-style-name="Default" style:data-style-name="N36"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6" style:family="table-cell" style:parent-style-name="Default" style:data-style-name="N37"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/>
      <style:text-properties fo:color="#000000" fo:font-weight="bold" style:font-weight-asian="bold" style:font-weight-complex="bold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9" style:family="table-cell" style:parent-style-name="Default" style:data-style-name="N36">
      <style:table-cell-properties style:vertical-align="automatic"/>
      <style:text-properties fo:color="#000000" fo:font-weight="bold" style:font-weight-asian="bold" style:font-weight-complex="bold"/>
    </style:style>
    <style:style style:name="ce10" style:family="table-cell" style:parent-style-name="Default" style:data-style-name="N37">
      <style:table-cell-properties style:vertical-align="automatic"/>
      <style:text-properties fo:color="#000000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12" style:family="table-cell" style:parent-style-name="Default" style:data-style-name="N0">
      <style:text-properties fo:color="#0000FF" style:text-underline-style="solid" style:text-underline-type="single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14" style:family="table-cell" style:parent-style-name="Default" style:data-style-name="N36">
      <style:text-properties fo:color="#000000"/>
    </style:style>
    <style:style style:name="ce15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D9EAD3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/>
      <style:text-properties fo:color="#000000"/>
    </style:style>
    <style:style style:name="ce19" style:family="table-cell" style:parent-style-name="Default" style:data-style-name="N0">
      <style:table-cell-properties style:vertical-align="automatic" fo:background-color="#D9EAD3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21" style:family="table-cell" style:parent-style-name="Default" style:data-style-name="N37">
      <style:table-cell-properties style:vertical-align="automatic"/>
      <style:text-properties fo:color="#000000"/>
    </style:style>
    <style:style style:name="ce22" style:family="table-cell" style:parent-style-name="Default" style:data-style-name="N36">
      <style:table-cell-properties style:vertical-align="automatic"/>
      <style:text-properties fo:color="#000000"/>
    </style:style>
    <style:style style:name="ce23" style:family="table-cell" style:parent-style-name="Default" style:data-style-name="N0">
      <style:table-cell-properties style:vertical-align="automatic"/>
      <style:text-properties style:font-name="&quot;Calibri&quot;" style:font-name-asian="&quot;Calibri&quot;" style:font-name-complex="&quot;Calibri&quot;" fo:font-size="11pt" style:font-size-asian="11pt" style:font-size-complex="11pt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10.6627083333333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7.19666666666667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2.67229166666667cm"/>
    </style:style>
    <style:style style:name="co9" style:family="table-column">
      <style:table-column-properties fo:break-before="auto" style:column-width="2.460625cm"/>
    </style:style>
    <style:style style:name="co10" style:family="table-column">
      <style:table-column-properties fo:break-before="auto" style:column-width="4.10104166666667cm"/>
    </style:style>
    <style:style style:name="co11" style:family="table-column">
      <style:table-column-properties fo:break-before="auto" style:column-width="5.45041666666667cm"/>
    </style:style>
    <style:style style:name="co12" style:family="table-column">
      <style:table-column-properties fo:break-before="auto" style:column-width="5.76791666666667cm"/>
    </style:style>
    <style:style style:name="co13" style:family="table-column">
      <style:table-column-properties fo:break-before="auto" style:column-width="3.54541666666667cm"/>
    </style:style>
    <style:style style:name="co14" style:family="table-column">
      <style:table-column-properties fo:break-before="auto" style:column-width="3.730625cm"/>
    </style:style>
    <style:style style:name="co15" style:family="table-column">
      <style:table-column-properties fo:break-before="auto" style:column-width="2.24895833333333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8.810625cm"/>
    </style:style>
    <style:style style:name="co21" style:family="table-column">
      <style:table-column-properties fo:break-before="auto" style:column-width="6.82625cm"/>
    </style:style>
    <style:style style:name="co22" style:family="table-column">
      <style:table-column-properties fo:break-before="auto" style:column-width="3.12208333333333cm"/>
    </style:style>
    <style:style style:name="co23" style:family="table-column">
      <style:table-column-properties fo:break-before="auto" style:column-width="4.47145833333333cm"/>
    </style:style>
    <style:style style:name="co24" style:family="table-column">
      <style:table-column-properties fo:break-before="auto" style:column-width="3.28083333333333cm"/>
    </style:style>
    <style:style style:name="co25" style:family="table-column">
      <style:table-column-properties fo:break-before="auto" style:column-width="2.80458333333333cm"/>
    </style:style>
    <style:style style:name="co26" style:family="table-column">
      <style:table-column-properties fo:break-before="auto" style:column-width="3.51895833333333cm"/>
    </style:style>
    <style:style style:name="co27" style:family="table-column">
      <style:table-column-properties fo:break-before="auto" style:column-width="4.365625cm"/>
    </style:style>
    <style:style style:name="co28" style:family="table-column">
      <style:table-column-properties fo:break-before="auto" style:column-width="8.12270833333333cm"/>
    </style:style>
    <style:style style:name="co29" style:family="table-column">
      <style:table-column-properties fo:break-before="auto" style:column-width="10.2129166666667cm"/>
    </style:style>
    <style:style style:name="co30" style:family="table-column">
      <style:table-column-properties fo:break-before="auto" style:column-width="7.83166666666667cm"/>
    </style:style>
    <style:style style:name="co31" style:family="table-column">
      <style:table-column-properties fo:break-before="auto" style:column-width="1.71979166666667cm"/>
    </style:style>
    <style:style style:name="co32" style:family="table-column">
      <style:table-column-properties fo:break-before="auto" style:column-width="2.35479166666667cm"/>
    </style:style>
    <style:style style:name="co33" style:family="table-column">
      <style:table-column-properties fo:break-before="auto" style:column-width="4.445cm"/>
    </style:style>
    <style:style style:name="co34" style:family="table-column">
      <style:table-column-properties fo:break-before="auto" style:column-width="2.59291666666667cm"/>
    </style:style>
    <style:style style:name="co35" style:family="table-column">
      <style:table-column-properties fo:break-before="auto" style:column-width="2.32833333333333cm"/>
    </style:style>
    <style:style style:name="co36" style:family="table-column">
      <style:table-column-properties fo:break-before="auto" style:column-width="8.73125cm"/>
    </style:style>
    <style:style style:name="co37" style:family="table-column">
      <style:table-column-properties fo:break-before="auto" style:column-width="3.04270833333333cm"/>
    </style:style>
    <style:style style:name="co38" style:family="table-column">
      <style:table-column-properties fo:break-before="auto" style:column-width="3.14854166666667cm"/>
    </style:style>
    <style:style style:name="co39" style:family="table-column">
      <style:table-column-properties fo:break-before="auto" style:column-width="3.86291666666667cm"/>
    </style:style>
    <style:style style:name="co40" style:family="table-column">
      <style:table-column-properties fo:break-before="auto" style:column-width="5.02708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4" style:family="table-cell" style:parent-style-name="Default" style:data-style-name="N0">
      <style:text-properties fo:color="#000000" fo:font-weight="bold" style:font-weight-asian="bold" style:font-weight-complex="bold"/>
      <style:map style:condition="of:cell-content()=&quot;UNKNOWN&quot;" style:apply-style-name="cf1"/>
      <style:map style:condition="of:cell-content()=&quot;CLOSED&quot;" style:apply-style-name="cf2"/>
      <style:map style:condition="of:cell-content()=&quot;OPEN&quot;" style:apply-style-name="cf3"/>
    </style:style>
    <style:style style:name="ce25" style:family="table-cell">
      <style:map style:condition="of:cell-content()=&quot;UNKNOWN&quot;" style:apply-style-name="cf1"/>
      <style:map style:condition="of:cell-content()=&quot;CLOSED&quot;" style:apply-style-name="cf2"/>
      <style:map style:condition="of:cell-content()=&quot;OPEN&quot;" style:apply-style-name="cf3"/>
    </style:style>
    <style:style style:name="ce26" style:family="table-cell" style:parent-style-name="Default" style:data-style-name="N0">
      <style:text-properties fo:color="#000000" fo:font-weight="bold" style:font-weight-asian="bold" style:font-weight-complex="bold"/>
      <style:map style:condition="of:cell-content()=&quot;YES&quot;" style:apply-style-name="cf3"/>
      <style:map style:condition="of:cell-content()=&quot;NO&quot;" style:apply-style-name="cf1"/>
    </style:style>
    <style:style style:name="ce27" style:family="table-cell">
      <style:map style:condition="of:cell-content()=&quot;YES&quot;" style:apply-style-name="cf3"/>
      <style:map style:condition="of:cell-content()=&quot;NO&quot;" style:apply-style-name="cf1"/>
    </style:style>
    <style:style style:name="ce28" style:family="table-cell" style:parent-style-name="Default" style:data-style-name="N0">
      <style:table-cell-properties style:vertical-align="automatic"/>
      <style:text-properties fo:color="#000000"/>
      <style:map style:condition="of:cell-content()=&quot;UNKNOWN&quot;" style:apply-style-name="cf1"/>
      <style:map style:condition="of:cell-content()=&quot;OPEN&quot;" style:apply-style-name="cf3"/>
      <style:map style:condition="of:cell-content()=&quot;CLOSED&quot;" style:apply-style-name="cf2"/>
    </style:style>
    <style:style style:name="ce29" style:family="table-cell" style:parent-style-name="Default" style:data-style-name="N0">
      <style:table-cell-properties style:vertical-align="automatic"/>
      <style:text-properties fo:color="#000000"/>
      <style:map style:condition="of:cell-content()=&quot;YES&quot;" style:apply-style-name="cf2"/>
    </style:style>
    <style:style style:name="ce30" style:family="table-cell" style:parent-style-name="Default" style:data-style-name="N0">
      <style:table-cell-properties style:vertical-align="automatic"/>
      <style:text-properties fo:color="#000000"/>
      <style:map style:condition="of:cell-content()=&quot;NO&quot;" style:apply-style-name="cf1"/>
      <style:map style:condition="of:cell-content()=&quot;YES&quot;" style:apply-style-name="cf3"/>
    </style:style>
    <style:style style:name="ce31" style:family="table-cell" style:parent-style-name="Default" style:data-style-name="N37">
      <style:table-cell-properties style:vertical-align="automatic"/>
      <style:text-properties fo:color="#000000"/>
      <style:map style:condition="of:is-true-formula(LEN(TRIM([.T2]))&gt;0)" style:apply-style-name="cf3" style:base-cell-address="MASTER.T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UBLI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6372" table:default-cell-style-name="ce1"/>
        <table:table-row table:style-name="ro1">
          <table:table-cell office:value-type="string" office:string-value="SET SCHEDULE" table:formula="of:=IFERROR(__xludf.DUMMYFUNCTION(&quot;FILTER({MASTER!B1,MASTER!H1,MASTER!K1:T1},1=1)&quot;);&quot;SET SCHEDULE&quot;)" table:style-name="ce2">
            <text:p>SET SCHEDULE</text:p>
          </table:table-cell>
          <table:table-cell office:value-type="string" table:style-name="ce2">
            <text:p>CLIENT ID</text:p>
          </table:table-cell>
          <table:table-cell office:value-type="string" table:style-name="ce5">
            <text:p>PHONE #</text:p>
          </table:table-cell>
          <table:table-cell office:value-type="string" table:style-name="ce2">
            <text:p>CS REP</text:p>
          </table:table-cell>
          <table:table-cell office:value-type="string" table:style-name="ce24">
            <text:p>STATUS</text:p>
          </table:table-cell>
          <table:table-cell office:value-type="string" table:style-name="ce26">
            <text:p>APPROVED</text:p>
          </table:table-cell>
          <table:table-cell office:value-type="string" table:style-name="ce4">
            <text:p>OPENS AT</text:p>
          </table:table-cell>
          <table:table-cell office:value-type="string" table:style-name="ce4">
            <text:p>CLOSES AT</text:p>
          </table:table-cell>
          <table:table-cell office:value-type="string" table:style-name="ce4">
            <text:p>LAST PICKUP</text:p>
          </table:table-cell>
          <table:table-cell office:value-type="string" table:style-name="ce2">
            <text:p>VERIFIED WITH</text:p>
          </table:table-cell>
          <table:table-cell office:value-type="string" table:style-name="ce2">
            <text:p>COMMENTS</text:p>
          </table:table-cell>
          <table:table-cell office:value-type="string" table:style-name="ce8">
            <text:p>RESPONSE TIME</text:p>
          </table:table-cell>
          <table:table-cell table:number-columns-repeated="16372"/>
        </table:table-row>
        <table:table-row table:style-name="ro1">
          <table:table-cell office:value-type="string" office:string-value="SET SCHEDULE" table:formula="of:=IFERROR(__xludf.DUMMYFUNCTION(&quot;SORT(FILTER({MASTER!B2:B1000,MASTER!H2:H1000,MASTER!K2:T1000},MASTER!H2:H1000 &lt;&gt; &quot;&quot;&quot;&quot;),4,TRUE)&quot;);&quot;SET SCHEDULE&quot;)" table:style-name="ce12">
            <text:p>SET SCHEDULE</text:p>
          </table:table-cell>
          <table:table-cell office:value-type="string" table:style-name="ce1">
            <text:p>310 East 72nd - LAB</text:p>
          </table:table-cell>
          <table:table-cell office:value-type="string" table:style-name="ce13">
            <text:p>212-570-5885</text:p>
          </table:table-cell>
          <table:table-cell office:value-type="string" table:style-name="ce1">
            <text:p>AYALA, RAINELL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310 East 72nd - PHYSICIANS</text:p>
          </table:table-cell>
          <table:table-cell office:value-type="string" table:style-name="ce13">
            <text:p>212-746-0670</text:p>
          </table:table-cell>
          <table:table-cell office:value-type="string" table:style-name="ce1">
            <text:p>AYALA, RAINELL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Aronne, Louis <text:s/>/ Waitman / Vargas-Rodriguez, Ilana</text:p>
          </table:table-cell>
          <table:table-cell office:value-type="string" table:style-name="ce13">
            <text:p>962-2417</text:p>
          </table:table-cell>
          <table:table-cell office:value-type="string" table:style-name="ce1">
            <text:p>AYALA, RAINELL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Bussell, James</text:p>
          </table:table-cell>
          <table:table-cell office:value-type="string" table:style-name="ce13">
            <text:p>746-3400</text:p>
          </table:table-cell>
          <table:table-cell office:value-type="string" table:style-name="ce1">
            <text:p>AYALA, RAINELL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Fuchs, Richard<text:s/></text:p>
          </table:table-cell>
          <table:table-cell office:value-type="string" table:style-name="ce13">
            <text:p>717-2254<text:s/></text:p>
          </table:table-cell>
          <table:table-cell office:value-type="string" table:style-name="ce1">
            <text:p>AYALA, RAINELL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Gerardo Zullo / Dr. Michael <text:s/>Zullo<text:s/></text:p>
          </table:table-cell>
          <table:table-cell office:value-type="string" table:style-name="ce13">
            <text:p>535-3359<text:s/></text:p>
          </table:table-cell>
          <table:table-cell office:value-type="string" table:style-name="ce1">
            <text:p>AYALA, RAINELL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Golden, Flavia<text:s/></text:p>
          </table:table-cell>
          <table:table-cell office:value-type="string" table:style-name="ce13">
            <text:p>396-3016</text:p>
          </table:table-cell>
          <table:table-cell office:value-type="string" table:style-name="ce1">
            <text:p>AYALA, RAINELL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Gubernick, Martin / Roth, Desider</text:p>
          </table:table-cell>
          <table:table-cell office:value-type="string" table:style-name="ce13">
            <text:p>821-0864</text:p>
          </table:table-cell>
          <table:table-cell office:value-type="string" table:style-name="ce1">
            <text:p>AYALA, RAINELL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Hutson, Milton</text:p>
          </table:table-cell>
          <table:table-cell office:value-type="string" table:style-name="ce13">
            <text:p>472-5340</text:p>
          </table:table-cell>
          <table:table-cell office:value-type="string" table:style-name="ce1">
            <text:p>AYALA, RAINELL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Katzman, Jay / Szubin, Lisa</text:p>
          </table:table-cell>
          <table:table-cell office:value-type="string" table:style-name="ce13">
            <text:p>212-249-7978</text:p>
          </table:table-cell>
          <table:table-cell office:value-type="string" table:style-name="ce1">
            <text:p>AYALA, RAINELL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Kessler, Alan</text:p>
          </table:table-cell>
          <table:table-cell office:value-type="string" table:style-name="ce13">
            <text:p>212-879-2101</text:p>
          </table:table-cell>
          <table:table-cell office:value-type="string" table:style-name="ce1">
            <text:p>AYALA, RAINELL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Martorella, Andrew</text:p>
          </table:table-cell>
          <table:table-cell office:value-type="string" table:style-name="ce13">
            <text:p>212-288-2869</text:p>
          </table:table-cell>
          <table:table-cell office:value-type="string" table:style-name="ce1">
            <text:p>AYALA, RAINELL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New York Cardiology - 61st Street (6th Floor) - Anderson, Holly</text:p>
          </table:table-cell>
          <table:table-cell office:value-type="string" table:style-name="ce13">
            <text:p>212-752-2000</text:p>
          </table:table-cell>
          <table:table-cell office:value-type="string" table:style-name="ce1">
            <text:p>AYALA, RAINELL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Newman-Cedar / Dr. Sacks / Dr. Gordon</text:p>
          </table:table-cell>
          <table:table-cell office:value-type="string" table:style-name="ce13">
            <text:p>737-7800</text:p>
          </table:table-cell>
          <table:table-cell office:value-type="string" table:style-name="ce1">
            <text:p>AYALA, RAINELL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Ramos, Elizabeth</text:p>
          </table:table-cell>
          <table:table-cell office:value-type="string" table:style-name="ce13">
            <text:p>396-0355</text:p>
          </table:table-cell>
          <table:table-cell office:value-type="string" table:style-name="ce1">
            <text:p>AYALA, RAINELL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Weiser-McCarthy, Jessica<text:s/></text:p>
          </table:table-cell>
          <table:table-cell office:value-type="string" table:style-name="ce13">
            <text:p>288-5880</text:p>
          </table:table-cell>
          <table:table-cell office:value-type="string" table:style-name="ce1">
            <text:p>AYALA, RAINELL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Weitzman, Gil / Cantor, Michael</text:p>
          </table:table-cell>
          <table:table-cell office:value-type="string" table:style-name="ce13">
            <text:p>249-3720</text:p>
          </table:table-cell>
          <table:table-cell office:value-type="string" table:style-name="ce1">
            <text:p>AYALA, RAINELL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36 E 36th Street - 1J - Young, Kirk</text:p>
          </table:table-cell>
          <table:table-cell office:value-type="string" table:style-name="ce13">
            <text:p>212-532-4575</text:p>
          </table:table-cell>
          <table:table-cell office:value-type="string" table:style-name="ce1">
            <text:p>CACAO, REYNOLD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WCPN - 233 Broadway - OB/GYN</text:p>
          </table:table-cell>
          <table:table-cell office:value-type="string" table:style-name="ce13">
            <text:p>962-5662</text:p>
          </table:table-cell>
          <table:table-cell office:value-type="string" table:style-name="ce1">
            <text:p>CACAO, REYNOLD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Cutler, Lawrence</text:p>
          </table:table-cell>
          <table:table-cell office:value-type="string" table:style-name="ce13">
            <text:p>535-2700</text:p>
          </table:table-cell>
          <table:table-cell office:value-type="string" table:style-name="ce1">
            <text:p>FERBER, HILD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Gracie Square Hospital</text:p>
          </table:table-cell>
          <table:table-cell office:value-type="string" table:style-name="ce13">
            <text:p>212-434-5364</text:p>
          </table:table-cell>
          <table:table-cell office:value-type="string" table:style-name="ce1">
            <text:p>FERBER, HILD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Salob, Stacey / Green, Michelle</text:p>
          </table:table-cell>
          <table:table-cell office:value-type="string" table:style-name="ce13">
            <text:p>317-1100</text:p>
          </table:table-cell>
          <table:table-cell office:value-type="string" table:style-name="ce1">
            <text:p>FERBER, HILD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Smith, Barry / RENCA ACCOUNT</text:p>
          </table:table-cell>
          <table:table-cell office:value-type="string" table:style-name="ce13">
            <text:p>746-1551</text:p>
          </table:table-cell>
          <table:table-cell office:value-type="string" table:style-name="ce1">
            <text:p>FERBER, HILD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1305 York Ave - IVF (6th Floor)</text:p>
          </table:table-cell>
          <table:table-cell office:value-type="string" table:style-name="ce13">
            <text:p>962-3395</text:p>
          </table:table-cell>
          <table:table-cell office:value-type="string" table:style-name="ce1">
            <text:p>GARCIA, ERIK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CMA Broadway - 2315 Broadway - Spandofer, Steven</text:p>
          </table:table-cell>
          <table:table-cell office:value-type="string" table:style-name="ce13">
            <text:p>646-962-2764</text:p>
          </table:table-cell>
          <table:table-cell office:value-type="string" table:style-name="ce1">
            <text:p>GARCIA, ERIK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CRM - 40 Worth Street - [OFFICE]</text:p>
          </table:table-cell>
          <table:table-cell office:value-type="string" table:style-name="ce13">
            <text:p>962-7417</text:p>
          </table:table-cell>
          <table:table-cell office:value-type="string" table:style-name="ce1">
            <text:p>GARCIA, ERIK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CRM - 40 Worth Street - Pfeifer, Samantha</text:p>
          </table:table-cell>
          <table:table-cell office:value-type="string" table:style-name="ce13">
            <text:p>962-7417</text:p>
          </table:table-cell>
          <table:table-cell office:value-type="string" table:style-name="ce1">
            <text:p>GARCIA, ERIK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CRM - 40 Worth Street - Reichman, D</text:p>
          </table:table-cell>
          <table:table-cell office:value-type="string" table:style-name="ce13">
            <text:p>962-7417</text:p>
          </table:table-cell>
          <table:table-cell office:value-type="string" table:style-name="ce1">
            <text:p>GARCIA, ERIK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HT - 213</text:p>
          </table:table-cell>
          <table:table-cell office:value-type="string" table:style-name="ce13">
            <text:p>746-3097</text:p>
          </table:table-cell>
          <table:table-cell office:value-type="string" table:style-name="ce1">
            <text:p>GARCIA, ERIK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HT - 230 <text:s/>POST TRANSPLANT</text:p>
          </table:table-cell>
          <table:table-cell office:value-type="string" table:style-name="ce13">
            <text:p>746-3020</text:p>
          </table:table-cell>
          <table:table-cell office:value-type="string" table:style-name="ce1">
            <text:p>GARCIA, ERIK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JACK DREYFUS CLINIC<text:s/></text:p>
          </table:table-cell>
          <table:table-cell office:value-type="string" table:style-name="ce13">
            <text:p>746-9862</text:p>
          </table:table-cell>
          <table:table-cell office:value-type="string" table:style-name="ce1">
            <text:p>GARCIA, ERIK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POST/PRE TRANSPLANT</text:p>
          </table:table-cell>
          <table:table-cell office:value-type="string" table:style-name="ce13">
            <text:p>212-746-3020</text:p>
          </table:table-cell>
          <table:table-cell office:value-type="string" table:style-name="ce1">
            <text:p>GARCIA, ERIK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olf, David</text:p>
          </table:table-cell>
          <table:table-cell office:value-type="string" table:style-name="ce13">
            <text:p>688-7100</text:p>
          </table:table-cell>
          <table:table-cell office:value-type="string" table:style-name="ce1">
            <text:p>GARCIA, ERIK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RM - 215 East 68th Street - Melnick, Alexis</text:p>
          </table:table-cell>
          <table:table-cell office:value-type="string" table:style-name="ce13">
            <text:p>646-962-2764</text:p>
          </table:table-cell>
          <table:table-cell office:value-type="string" table:style-name="ce1">
            <text:p>GARCIA, ERIK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2 West 72nd Street - PEDS</text:p>
          </table:table-cell>
          <table:table-cell office:value-type="float" office:value="17766" table:style-name="ce13">
            <text:p>17766</text:p>
          </table:table-cell>
          <table:table-cell office:value-type="string" table:style-name="ce1">
            <text:p>GREEN-SMITH, MARCI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J-130</text:p>
          </table:table-cell>
          <table:table-cell office:value-type="string" table:style-name="ce13">
            <text:p>746-0348</text:p>
          </table:table-cell>
          <table:table-cell office:value-type="string" table:style-name="ce1">
            <text:p>GREEN-SMITH, MARCI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LMH - ONC (7th Floor)</text:p>
          </table:table-cell>
          <table:table-cell office:value-type="string" table:style-name="ce13">
            <text:p>646-962-5665</text:p>
          </table:table-cell>
          <table:table-cell office:value-type="string" table:style-name="ce1">
            <text:p>GREEN-SMITH, MARCI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LMH - ONC (7th Floor) - Chaekal, Ok- Ong</text:p>
          </table:table-cell>
          <table:table-cell office:value-type="string" table:style-name="ce13">
            <text:p>646-962-5665</text:p>
          </table:table-cell>
          <table:table-cell office:value-type="string" table:style-name="ce1">
            <text:p>GREEN-SMITH, MARCI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LMH - ONC (7th Floor) - Mo, Lan</text:p>
          </table:table-cell>
          <table:table-cell office:value-type="string" table:style-name="ce13">
            <text:p>646-962-5665</text:p>
          </table:table-cell>
          <table:table-cell office:value-type="string" table:style-name="ce1">
            <text:p>GREEN-SMITH, MARCI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LMH - ONC (7th Floor) - Rowe, Audrey</text:p>
          </table:table-cell>
          <table:table-cell office:value-type="string" table:style-name="ce13">
            <text:p>646-962-5665</text:p>
          </table:table-cell>
          <table:table-cell office:value-type="string" table:style-name="ce1">
            <text:p>GREEN-SMITH, MARCI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525 East 68th Street - J130 - Wu, Sydney</text:p>
          </table:table-cell>
          <table:table-cell office:value-type="string" table:style-name="ce13">
            <text:p>744-6700</text:p>
          </table:table-cell>
          <table:table-cell office:value-type="string" table:style-name="ce1">
            <text:p>GREEN-SMITH, MARCI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5 East 85th Street - PEDS</text:p>
          </table:table-cell>
          <table:table-cell office:value-type="float" office:value="17347" table:style-name="ce13">
            <text:p>17347</text:p>
          </table:table-cell>
          <table:table-cell office:value-type="string" table:style-name="ce1">
            <text:p>GUY, ANNETT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Basuk, Paul<text:s/></text:p>
          </table:table-cell>
          <table:table-cell office:value-type="string" table:style-name="ce13">
            <text:p>861-9715</text:p>
          </table:table-cell>
          <table:table-cell office:value-type="string" table:style-name="ce1">
            <text:p>GUY, ANNETT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ARNEGIE HILL - ENDOSCOPY</text:p>
          </table:table-cell>
          <table:table-cell office:value-type="string" table:style-name="ce13">
            <text:p>860-6300</text:p>
          </table:table-cell>
          <table:table-cell office:value-type="string" table:style-name="ce1">
            <text:p>GUY, ANNETT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MA Broadway - 2315 Broadway - Bragin, Llana</text:p>
          </table:table-cell>
          <table:table-cell office:value-type="string" table:style-name="ce13">
            <text:p>646-962-2110</text:p>
          </table:table-cell>
          <table:table-cell office:value-type="string" table:style-name="ce1">
            <text:p>GUY, ANNETT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MA Broadway - 2315 Broadway - Chang, Joseph</text:p>
          </table:table-cell>
          <table:table-cell office:value-type="string" table:style-name="ce13">
            <text:p>646-962-2110</text:p>
          </table:table-cell>
          <table:table-cell office:value-type="string" table:style-name="ce1">
            <text:p>GUY, ANNETT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MA Broadway - 2315 Broadway - Cohen, David</text:p>
          </table:table-cell>
          <table:table-cell office:value-type="string" table:style-name="ce13">
            <text:p>646-962-2110</text:p>
          </table:table-cell>
          <table:table-cell office:value-type="string" table:style-name="ce1">
            <text:p>GUY, ANNETT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MA Broadway - 2315 Broadway - Havryluik, Yelena</text:p>
          </table:table-cell>
          <table:table-cell office:value-type="string" table:style-name="ce13">
            <text:p>746-3171</text:p>
          </table:table-cell>
          <table:table-cell office:value-type="string" table:style-name="ce1">
            <text:p>GUY, ANNETT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MA Broadway - 2315 Broadway - Rosinni, Jane</text:p>
          </table:table-cell>
          <table:table-cell office:value-type="string" table:style-name="ce13">
            <text:p>646-962-2110</text:p>
          </table:table-cell>
          <table:table-cell office:value-type="string" table:style-name="ce1">
            <text:p>GUY, ANNETT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MA Broadway - 2315 Broadway - Sanford, Marie</text:p>
          </table:table-cell>
          <table:table-cell office:value-type="string" table:style-name="ce13">
            <text:p>646-962-2110</text:p>
          </table:table-cell>
          <table:table-cell office:value-type="string" table:style-name="ce1">
            <text:p>GUY, ANNETT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MA Broadway - 2315 Broadway - Shultz, Christopher</text:p>
          </table:table-cell>
          <table:table-cell office:value-type="string" table:style-name="ce13">
            <text:p>646-962-2110</text:p>
          </table:table-cell>
          <table:table-cell office:value-type="string" table:style-name="ce1">
            <text:p>GUY, ANNETT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MA Broadway - 2315 Broadway - Wu, Yu-Hsin</text:p>
          </table:table-cell>
          <table:table-cell office:value-type="string" table:style-name="ce13">
            <text:p>646-962-2110</text:p>
          </table:table-cell>
          <table:table-cell office:value-type="string" table:style-name="ce1">
            <text:p>GUY, ANNETT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MA Tribeca - 40 Worth Street - INTERNAL MED</text:p>
          </table:table-cell>
          <table:table-cell office:value-type="string" table:style-name="ce13">
            <text:p>646-962-3400</text:p>
          </table:table-cell>
          <table:table-cell office:value-type="string" table:style-name="ce1">
            <text:p>GUY, ANNETT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MA Tribeca - 40 Worth Street - OB/GYN</text:p>
          </table:table-cell>
          <table:table-cell office:value-type="string" table:style-name="ce13">
            <text:p>646-962-3400</text:p>
          </table:table-cell>
          <table:table-cell office:value-type="string" table:style-name="ce1">
            <text:p>GUY, ANNETT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MA Tribeca - 40 Worth Street - PEDS</text:p>
          </table:table-cell>
          <table:table-cell office:value-type="string" table:style-name="ce13">
            <text:p>646-962-3400</text:p>
          </table:table-cell>
          <table:table-cell office:value-type="string" table:style-name="ce1">
            <text:p>GUY, ANNETT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Tahir, Muhammad</text:p>
          </table:table-cell>
          <table:table-cell office:value-type="string" table:style-name="ce13">
            <text:p>718-230-5811</text:p>
          </table:table-cell>
          <table:table-cell office:value-type="string" table:style-name="ce1">
            <text:p>GUY, ANNETT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u, Jennifer</text:p>
          </table:table-cell>
          <table:table-cell office:value-type="string" table:style-name="ce13">
            <text:p>508-8899</text:p>
          </table:table-cell>
          <table:table-cell office:value-type="string" table:style-name="ce1">
            <text:p>GUY, ANNETT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u, Jennifer <text:s/>(WMWH) 2nd LOC.</text:p>
          </table:table-cell>
          <table:table-cell office:value-type="string" table:style-name="ce13">
            <text:p>646-701-0021</text:p>
          </table:table-cell>
          <table:table-cell office:value-type="string" table:style-name="ce1">
            <text:p>GUY, ANNETTE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ENT - [OFFICE]</text:p>
          </table:table-cell>
          <table:table-cell office:value-type="string" table:style-name="ce13">
            <text:p>962-3681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ENT - Alexiades, George</text:p>
          </table:table-cell>
          <table:table-cell office:value-type="string" table:style-name="ce13">
            <text:p>962-3681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ENT - Sadoughie, Babak</text:p>
          </table:table-cell>
          <table:table-cell office:value-type="string" table:style-name="ce13">
            <text:p>962-3681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ENT - Tabee, Abtin</text:p>
          </table:table-cell>
          <table:table-cell office:value-type="string" table:style-name="ce13">
            <text:p>962-3681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[OFFICE]</text:p>
          </table:table-cell>
          <table:table-cell office:value-type="string" table:style-name="ce13">
            <text:p>746-6600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Barbieri, Christopher</text:p>
          </table:table-cell>
          <table:table-cell office:value-type="string" table:style-name="ce13">
            <text:p>212-746-5562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Farber, Leonard</text:p>
          </table:table-cell>
          <table:table-cell office:value-type="string" table:style-name="ce13">
            <text:p>746-6600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Fisher, Lauren</text:p>
          </table:table-cell>
          <table:table-cell office:value-type="string" table:style-name="ce13">
            <text:p>746-1771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Leonard, Michael</text:p>
          </table:table-cell>
          <table:table-cell office:value-type="string" table:style-name="ce13">
            <text:p>212-249-8056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Libby, Laura</text:p>
          </table:table-cell>
          <table:table-cell office:value-type="string" table:style-name="ce13">
            <text:p>628-6611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McCarron, James</text:p>
          </table:table-cell>
          <table:table-cell office:value-type="string" table:style-name="ce13">
            <text:p>861-3000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Smith, Michael</text:p>
          </table:table-cell>
          <table:table-cell office:value-type="string" table:style-name="ce13">
            <text:p>746-6600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Wun. Herrick</text:p>
          </table:table-cell>
          <table:table-cell office:value-type="string" table:style-name="ce13">
            <text:p>312-5577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Banuchi-Crespo, Victoria</text:p>
          </table:table-cell>
          <table:table-cell office:value-type="string" table:style-name="ce13">
            <text:p>962-9135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Eid, F</text:p>
          </table:table-cell>
          <table:table-cell office:value-type="string" table:style-name="ce13">
            <text:p>212-535-6690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etropoliton Urology - [OFFICE]</text:p>
          </table:table-cell>
          <table:table-cell office:value-type="string" table:style-name="ce13">
            <text:p>212-535-5888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etropoliton Urology - Choi, Benjamin</text:p>
          </table:table-cell>
          <table:table-cell office:value-type="string" table:style-name="ce13">
            <text:p>212-535-5888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etropoliton Urology - McGuire, Lynsay</text:p>
          </table:table-cell>
          <table:table-cell office:value-type="string" table:style-name="ce13">
            <text:p>212-535-5888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etropoliton Urology - Shemtov, Menachem</text:p>
          </table:table-cell>
          <table:table-cell office:value-type="string" table:style-name="ce13">
            <text:p>212-535-5888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ezhat, Farr</text:p>
          </table:table-cell>
          <table:table-cell office:value-type="string" table:style-name="ce13">
            <text:p>962-7120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hemtov, Mendel</text:p>
          </table:table-cell>
          <table:table-cell office:value-type="string" table:style-name="ce13">
            <text:p>212-813-1112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P - 156/170 William St - 11th Floor</text:p>
          </table:table-cell>
          <table:table-cell office:value-type="string" table:style-name="ce13">
            <text:p>646-962-5138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P - 156/170 William St - 12th Floor</text:p>
          </table:table-cell>
          <table:table-cell office:value-type="string" table:style-name="ce13">
            <text:p>962-5138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PN Otolaryngology - [OFFICE]</text:p>
          </table:table-cell>
          <table:table-cell office:value-type="string" table:style-name="ce13">
            <text:p>212-889-8575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PN Otolaryngology - Apicella, Shelia</text:p>
          </table:table-cell>
          <table:table-cell office:value-type="string" table:style-name="ce13">
            <text:p>212-889-8575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PN Otolaryngology - Gold, Scott</text:p>
          </table:table-cell>
          <table:table-cell office:value-type="string" table:style-name="ce13">
            <text:p>889-8575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PN Otolaryngology - Horn, Corinne</text:p>
          </table:table-cell>
          <table:table-cell office:value-type="string" table:style-name="ce13">
            <text:p>212-889-8575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PN Otolaryngology - Karcioglu, Amanda Silver</text:p>
          </table:table-cell>
          <table:table-cell office:value-type="string" table:style-name="ce13">
            <text:p>212-889-8575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PN Otolaryngology - Krevitt, Lane</text:p>
          </table:table-cell>
          <table:table-cell office:value-type="string" table:style-name="ce13">
            <text:p>212-889-8575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PN Otolaryngology - Pincus, Robert</text:p>
          </table:table-cell>
          <table:table-cell office:value-type="string" table:style-name="ce13">
            <text:p>501-0500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PN Otolaryngology - Sperling, Neil</text:p>
          </table:table-cell>
          <table:table-cell office:value-type="string" table:style-name="ce13">
            <text:p>212-889-8575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LMH Internal Medicine - 156 William Street - 7th Floor</text:p>
          </table:table-cell>
          <table:table-cell office:value-type="string" table:style-name="ce13">
            <text:p>646-962-5665</text:p>
          </table:table-cell>
          <table:table-cell office:value-type="string" table:style-name="ce1">
            <text:p>HANIFF, PRISSIL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56/170 William St - OB/GYN</text:p>
          </table:table-cell>
          <table:table-cell office:value-type="string" table:style-name="ce13">
            <text:p>962-5665</text:p>
          </table:table-cell>
          <table:table-cell office:value-type="string" table:style-name="ce1">
            <text:p>HANIFF, PRISSILA/Re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Igel, Leon</text:p>
          </table:table-cell>
          <table:table-cell office:value-type="string" table:style-name="ce13">
            <text:p>962-2111</text:p>
          </table:table-cell>
          <table:table-cell office:value-type="string" table:style-name="ce1">
            <text:p>MARTINEZ, STAC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Kim, So-Young</text:p>
          </table:table-cell>
          <table:table-cell office:value-type="string" table:style-name="ce13">
            <text:p>962-8690</text:p>
          </table:table-cell>
          <table:table-cell office:value-type="string" table:style-name="ce1">
            <text:p>MARTINEZ, STAC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Maresh, Alison</text:p>
          </table:table-cell>
          <table:table-cell office:value-type="string" table:style-name="ce13">
            <text:p>646-962-2225</text:p>
          </table:table-cell>
          <table:table-cell office:value-type="string" table:style-name="ce1">
            <text:p>MARTINEZ, STAC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Pecker, Mark S</text:p>
          </table:table-cell>
          <table:table-cell office:value-type="string" table:style-name="ce13">
            <text:p>646-962-2606</text:p>
          </table:table-cell>
          <table:table-cell office:value-type="string" table:style-name="ce1">
            <text:p>MARTINEZ, STAC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Reiger, Jill</text:p>
          </table:table-cell>
          <table:table-cell office:value-type="string" table:style-name="ce13">
            <text:p>962-2399</text:p>
          </table:table-cell>
          <table:table-cell office:value-type="string" table:style-name="ce1">
            <text:p>MARTINEZ, STAC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anheimer, Forrest/ Schwartz,Jeremy /Golas, Benjamin<text:s/></text:p>
          </table:table-cell>
          <table:table-cell office:value-type="string" table:style-name="ce13">
            <text:p>646-962-5110</text:p>
          </table:table-cell>
          <table:table-cell office:value-type="string" table:style-name="ce1">
            <text:p>MARTINEZ, STAC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OXF-200</text:p>
          </table:table-cell>
          <table:table-cell office:value-type="string" table:style-name="ce13">
            <text:p>962-4900</text:p>
          </table:table-cell>
          <table:table-cell office:value-type="string" table:style-name="ce1">
            <text:p>MARTINEZ, STAC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Patel, Sarju</text:p>
          </table:table-cell>
          <table:table-cell office:value-type="string" table:style-name="ce13">
            <text:p>962-2020</text:p>
          </table:table-cell>
          <table:table-cell office:value-type="string" table:style-name="ce1">
            <text:p>MARTINEZ, STAC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Prioleau, Philip G. / Reszko, Anetta/ McGuire, Lindsay</text:p>
          </table:table-cell>
          <table:table-cell office:value-type="string" table:style-name="ce13">
            <text:p>794-3548</text:p>
          </table:table-cell>
          <table:table-cell office:value-type="string" table:style-name="ce1">
            <text:p>MARTINEZ, STAC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orbellini, Maximiliano</text:p>
          </table:table-cell>
          <table:table-cell office:value-type="string" table:style-name="ce13">
            <text:p>962-5151</text:p>
          </table:table-cell>
          <table:table-cell office:value-type="string" table:style-name="ce1">
            <text:p>MARTINEZ, STAC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Basu, Patrick</text:p>
          </table:table-cell>
          <table:table-cell office:value-type="string" table:style-name="ce13">
            <text:p>718-897-0584</text:p>
          </table:table-cell>
          <table:table-cell office:value-type="string" table:style-name="ce1">
            <text:p>MARTINEZ, STACY/GREEN-SMITH, MARCI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Forest Hills - Moss, Edward</text:p>
          </table:table-cell>
          <table:table-cell office:value-type="string" table:style-name="ce13">
            <text:p>718-520-0028</text:p>
          </table:table-cell>
          <table:table-cell office:value-type="string" table:style-name="ce1">
            <text:p>MARTINEZ, STACY/GREEN-SMITH, MARCI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ANH Offices - Moss, Edward</text:p>
          </table:table-cell>
          <table:table-cell office:value-type="string" table:style-name="ce13">
            <text:p>718-389-8585</text:p>
          </table:table-cell>
          <table:table-cell office:value-type="string" table:style-name="ce1">
            <text:p>MARTINEZ, STACY/GREEN-SMITH, MARCI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5 East 85th Street - OB-GYN - INTERNAL MED</text:p>
          </table:table-cell>
          <table:table-cell office:value-type="float" office:value="17326" table:style-name="ce13">
            <text:p>17326</text:p>
          </table:table-cell>
          <table:table-cell office:value-type="string" table:style-name="ce1">
            <text:p>MCCULLAGH, KERRI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Bardes, Charles</text:p>
          </table:table-cell>
          <table:table-cell office:value-type="string" table:style-name="ce13">
            <text:p>646-962-3456</text:p>
          </table:table-cell>
          <table:table-cell office:value-type="string" table:style-name="ce1">
            <text:p>MCCULLAGH, KERRI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Gelfand / Dr. Pastore</text:p>
          </table:table-cell>
          <table:table-cell office:value-type="string" table:style-name="ce13">
            <text:p>879-3496<text:s/></text:p>
          </table:table-cell>
          <table:table-cell office:value-type="string" table:style-name="ce1">
            <text:p>MCCULLAGH, KERRI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Klein, Harvey</text:p>
          </table:table-cell>
          <table:table-cell office:value-type="float" office:value="14101" table:style-name="ce13">
            <text:p>14101</text:p>
          </table:table-cell>
          <table:table-cell office:value-type="string" table:style-name="ce1">
            <text:p>MCCULLAGH, KERRI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635 Madison Ave - 11th Floor - Towfigh, Allen</text:p>
          </table:table-cell>
          <table:table-cell office:value-type="string" table:style-name="ce13">
            <text:p>212-717-0231</text:p>
          </table:table-cell>
          <table:table-cell office:value-type="string" table:style-name="ce1">
            <text:p>MCCULLAGH, KERRI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Horizon Medical Group - WCPN</text:p>
          </table:table-cell>
          <table:table-cell office:value-type="string" table:style-name="ce13">
            <text:p>212-879-7777</text:p>
          </table:table-cell>
          <table:table-cell office:value-type="string" table:style-name="ce1">
            <text:p>MCCULLAGH, KERRI/MESSINA, CRYSTAL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1 E 80th St - INTER MED</text:p>
          </table:table-cell>
          <table:table-cell office:value-type="string" table:style-name="ce13">
            <text:p>962-8610</text:p>
          </table:table-cell>
          <table:table-cell office:value-type="string" table:style-name="ce1">
            <text:p>MESSINA, CRYSTAL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1 E 80th St - INTER MED - Collier, Trenton</text:p>
          </table:table-cell>
          <table:table-cell office:value-type="string" table:style-name="ce13">
            <text:p>962-8610</text:p>
          </table:table-cell>
          <table:table-cell office:value-type="string" table:style-name="ce1">
            <text:p>MESSINA, CRYSTAL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1 E 80th St - INTER MED - Gingras, Laura</text:p>
          </table:table-cell>
          <table:table-cell office:value-type="string" table:style-name="ce13">
            <text:p>962-8610</text:p>
          </table:table-cell>
          <table:table-cell office:value-type="string" table:style-name="ce1">
            <text:p>MESSINA, CRYSTAL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Edlin, Brian</text:p>
          </table:table-cell>
          <table:table-cell office:value-type="string" table:style-name="ce13">
            <text:p>212-845-4477</text:p>
          </table:table-cell>
          <table:table-cell office:value-type="string" table:style-name="ce1">
            <text:p>MESSINA, CRYSTAL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arschauer, Craig</text:p>
          </table:table-cell>
          <table:table-cell office:value-type="string" table:style-name="ce13">
            <text:p>212-327-1851</text:p>
          </table:table-cell>
          <table:table-cell office:value-type="string" table:style-name="ce1">
            <text:p>MESSINA, CRYSTAL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211 E 80th St - Edocrinology - [OFFICE]</text:p>
          </table:table-cell>
          <table:table-cell office:value-type="string" table:style-name="ce13">
            <text:p>646-962-8690</text:p>
          </table:table-cell>
          <table:table-cell office:value-type="string" table:style-name="ce1">
            <text:p>MESSINA, CRYSTAL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211 E 80th St - Edocrinology - Brillon, David</text:p>
          </table:table-cell>
          <table:table-cell office:value-type="string" table:style-name="ce13">
            <text:p>646-962-8690</text:p>
          </table:table-cell>
          <table:table-cell office:value-type="string" table:style-name="ce1">
            <text:p>MESSINA, CRYSTAL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211 E 80th St - Edocrinology - DeJesus, Jenny</text:p>
          </table:table-cell>
          <table:table-cell office:value-type="string" table:style-name="ce13">
            <text:p>646-962-8690</text:p>
          </table:table-cell>
          <table:table-cell office:value-type="string" table:style-name="ce1">
            <text:p>MESSINA, CRYSTAL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211 E 80th St - Edocrinology - Imeperto-McGinley, Julianne</text:p>
          </table:table-cell>
          <table:table-cell office:value-type="string" table:style-name="ce13">
            <text:p>646-962-8690</text:p>
          </table:table-cell>
          <table:table-cell office:value-type="string" table:style-name="ce1">
            <text:p>MESSINA, CRYSTAL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211 E 80th St - Edocrinology - Katz, Melissa</text:p>
          </table:table-cell>
          <table:table-cell office:value-type="string" table:style-name="ce13">
            <text:p>646-962-8690</text:p>
          </table:table-cell>
          <table:table-cell office:value-type="string" table:style-name="ce1">
            <text:p>MESSINA, CRYSTAL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211 E 80th St - Edocrinology - Mendelsohn-Curanaj, Felicia</text:p>
          </table:table-cell>
          <table:table-cell office:value-type="string" table:style-name="ce13">
            <text:p>646-962-8690</text:p>
          </table:table-cell>
          <table:table-cell office:value-type="string" table:style-name="ce1">
            <text:p>MESSINA, CRYSTAL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211 E 80th St - Edocrinology - Schulman, Aaron</text:p>
          </table:table-cell>
          <table:table-cell office:value-type="string" table:style-name="ce13">
            <text:p>646-962-8690</text:p>
          </table:table-cell>
          <table:table-cell office:value-type="string" table:style-name="ce1">
            <text:p>MESSINA, CRYSTAL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211 E 80th St - Edocrinology - Schwartz, Brian</text:p>
          </table:table-cell>
          <table:table-cell office:value-type="string" table:style-name="ce13">
            <text:p>646-962-8690</text:p>
          </table:table-cell>
          <table:table-cell office:value-type="string" table:style-name="ce1">
            <text:p>MESSINA, CRYSTAL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211 E 80th St - Edocrinology - Schwartz, Naina</text:p>
          </table:table-cell>
          <table:table-cell office:value-type="string" table:style-name="ce13">
            <text:p>646-962-8690</text:p>
          </table:table-cell>
          <table:table-cell office:value-type="string" table:style-name="ce1">
            <text:p>MESSINA, CRYSTAL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211 E 80th St - Edocrinology - Sobel, Vivian</text:p>
          </table:table-cell>
          <table:table-cell office:value-type="string" table:style-name="ce13">
            <text:p>646-962-8690</text:p>
          </table:table-cell>
          <table:table-cell office:value-type="string" table:style-name="ce1">
            <text:p>MESSINA, CRYSTAL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Acosta, Alberto</text:p>
          </table:table-cell>
          <table:table-cell office:value-type="string" table:style-name="ce13">
            <text:p>230-1010</text:p>
          </table:table-cell>
          <table:table-cell office:value-type="string" table:style-name="ce1">
            <text:p>MILLER, CASSANDR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Barley, Browers</text:p>
          </table:table-cell>
          <table:table-cell office:value-type="string" table:style-name="ce13">
            <text:p>212-758-3590</text:p>
          </table:table-cell>
          <table:table-cell office:value-type="string" table:style-name="ce1">
            <text:p>MILLER, CASSANDR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arlon, Anne</text:p>
          </table:table-cell>
          <table:table-cell office:value-type="string" table:style-name="ce13">
            <text:p>988-8100</text:p>
          </table:table-cell>
          <table:table-cell office:value-type="string" table:style-name="ce1">
            <text:p>MILLER, CASSANDR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Gotto, Antonio</text:p>
          </table:table-cell>
          <table:table-cell office:value-type="string" table:style-name="ce13">
            <text:p>646-962-6004</text:p>
          </table:table-cell>
          <table:table-cell office:value-type="string" table:style-name="ce1">
            <text:p>MILLER, CASSANDR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Ianni, Rosa / Bassem Masri</text:p>
          </table:table-cell>
          <table:table-cell office:value-type="string" table:style-name="ce13">
            <text:p>646-962-6004</text:p>
          </table:table-cell>
          <table:table-cell office:value-type="string" table:style-name="ce1">
            <text:p>MILLER, CASSANDR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Kessler, George</text:p>
          </table:table-cell>
          <table:table-cell office:value-type="string" table:style-name="ce13">
            <text:p>877-7043</text:p>
          </table:table-cell>
          <table:table-cell office:value-type="string" table:style-name="ce1">
            <text:p>MILLER, CASSANDR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Lambroza, Aaron<text:s/></text:p>
          </table:table-cell>
          <table:table-cell office:value-type="string" table:style-name="ce13">
            <text:p>517-7570<text:s/></text:p>
          </table:table-cell>
          <table:table-cell office:value-type="string" table:style-name="ce1">
            <text:p>MILLER, CASSANDR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Lax, James</text:p>
          </table:table-cell>
          <table:table-cell office:value-type="string" table:style-name="ce13">
            <text:p>988-5740</text:p>
          </table:table-cell>
          <table:table-cell office:value-type="string" table:style-name="ce1">
            <text:p>MILLER, CASSANDR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Lebowitz, Nancy<text:s/></text:p>
          </table:table-cell>
          <table:table-cell office:value-type="string" table:style-name="ce13">
            <text:p>472-8676</text:p>
          </table:table-cell>
          <table:table-cell office:value-type="string" table:style-name="ce1">
            <text:p>MILLER, CASSANDR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Lefkowitz, David<text:s/></text:p>
          </table:table-cell>
          <table:table-cell office:value-type="string" table:style-name="ce13">
            <text:p>288-4200</text:p>
          </table:table-cell>
          <table:table-cell office:value-type="string" table:style-name="ce1">
            <text:p>MILLER, CASSANDR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icolo, Danielle / Stulman, James / Hugo, Jonathan</text:p>
          </table:table-cell>
          <table:table-cell office:value-type="string" table:style-name="ce13">
            <text:p>962-2399</text:p>
          </table:table-cell>
          <table:table-cell office:value-type="string" table:style-name="ce1">
            <text:p>MILLER, CASSANDR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Reichman, Bonnie<text:s/></text:p>
          </table:table-cell>
          <table:table-cell office:value-type="string" table:style-name="ce13">
            <text:p>688-7718</text:p>
          </table:table-cell>
          <table:table-cell office:value-type="string" table:style-name="ce1">
            <text:p>MILLER, CASSANDR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assoon, Robert<text:s/></text:p>
          </table:table-cell>
          <table:table-cell office:value-type="string" table:style-name="ce13">
            <text:p>628-1500</text:p>
          </table:table-cell>
          <table:table-cell office:value-type="string" table:style-name="ce1">
            <text:p>MILLER, CASSANDR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chulman, Aaron</text:p>
          </table:table-cell>
          <table:table-cell office:value-type="string" table:style-name="ce13">
            <text:p>962-8690</text:p>
          </table:table-cell>
          <table:table-cell office:value-type="string" table:style-name="ce1">
            <text:p>MILLER, CASSANDR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Yaghoobzadeh, Hooman</text:p>
          </table:table-cell>
          <table:table-cell office:value-type="string" table:style-name="ce13">
            <text:p>212-861-3222</text:p>
          </table:table-cell>
          <table:table-cell office:value-type="string" table:style-name="ce1">
            <text:p>MILLER, CASSANDR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Ziecheck, Wendy</text:p>
          </table:table-cell>
          <table:table-cell office:value-type="string" table:style-name="ce13">
            <text:p>758-3590</text:p>
          </table:table-cell>
          <table:table-cell office:value-type="string" table:style-name="ce1">
            <text:p>MILLER, CASSANDR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2 West 72nd Street - INT MED</text:p>
          </table:table-cell>
          <table:table-cell office:value-type="float" office:value="17775" table:style-name="ce13">
            <text:p>17775</text:p>
          </table:table-cell>
          <table:table-cell office:value-type="string" table:style-name="ce1">
            <text:p>REYES, ERIK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2 West 72nd Street - OB-GYN</text:p>
          </table:table-cell>
          <table:table-cell office:value-type="float" office:value="17792" table:style-name="ce13">
            <text:p>17792</text:p>
          </table:table-cell>
          <table:table-cell office:value-type="string" table:style-name="ce1">
            <text:p>REYES, ERIK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Dobrenis, Hockstein / Leonard</text:p>
          </table:table-cell>
          <table:table-cell office:value-type="string" table:style-name="ce13">
            <text:p>212-821-0907</text:p>
          </table:table-cell>
          <table:table-cell office:value-type="string" table:style-name="ce1">
            <text:p>REYES, ERIK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haktman, Barry<text:s/></text:p>
          </table:table-cell>
          <table:table-cell office:value-type="string" table:style-name="ce13">
            <text:p>746-3237</text:p>
          </table:table-cell>
          <table:table-cell office:value-type="string" table:style-name="ce1">
            <text:p>REYES, ERIK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23 W 86th Street - [OFFICE]</text:p>
          </table:table-cell>
          <table:table-cell office:value-type="string" table:style-name="ce13">
            <text:p>212-877-2833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23 W 86th Street - Altman, Richard</text:p>
          </table:table-cell>
          <table:table-cell office:value-type="string" table:style-name="ce13">
            <text:p>212-877-2833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23 W 86th Street - Arons, Elliot</text:p>
          </table:table-cell>
          <table:table-cell office:value-type="string" table:style-name="ce13">
            <text:p>212-877-2833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23 W 86th Street - Blye, Ellen</text:p>
          </table:table-cell>
          <table:table-cell office:value-type="string" table:style-name="ce13">
            <text:p>212-877-2833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Brownstein, Iliana , Degann, Sona, Guballa, Nerissa</text:p>
          </table:table-cell>
          <table:table-cell office:value-type="string" table:style-name="ce13">
            <text:p>249-0900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Herzog, Ronit<text:s/></text:p>
          </table:table-cell>
          <table:table-cell office:value-type="string" table:style-name="ce13">
            <text:p>646-962-3410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HT - 3 <text:s/>PEDS</text:p>
          </table:table-cell>
          <table:table-cell office:value-type="string" table:style-name="ce13">
            <text:p>746-6290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ew York Cardiology - 61st Street (6th Floor) - [OFFICE]</text:p>
          </table:table-cell>
          <table:table-cell office:value-type="string" table:style-name="ce13">
            <text:p>646-962-5558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Y Cardiology - 1305 York Ave - Cardiology - [OFFICE]</text:p>
          </table:table-cell>
          <table:table-cell office:value-type="string" table:style-name="ce13">
            <text:p>962-5558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Y Cardiology - 1305 York Ave - Cardiology - Ascunce, Rebecca</text:p>
          </table:table-cell>
          <table:table-cell office:value-type="string" table:style-name="ce13">
            <text:p>962-5558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Y Cardiology - 1305 York Ave - Cardiology - Bernard, John</text:p>
          </table:table-cell>
          <table:table-cell office:value-type="string" table:style-name="ce13">
            <text:p>962-5558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Y Cardiology - 1305 York Ave - Cardiology - Borden, William</text:p>
          </table:table-cell>
          <table:table-cell office:value-type="string" table:style-name="ce13">
            <text:p>962-5558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Y Cardiology - 1305 York Ave - Cardiology - Feldman, Dimtry</text:p>
          </table:table-cell>
          <table:table-cell office:value-type="string" table:style-name="ce13">
            <text:p>962-5558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Y Cardiology - 1305 York Ave - Cardiology - Gelbman, Joy Marla</text:p>
          </table:table-cell>
          <table:table-cell office:value-type="string" table:style-name="ce13">
            <text:p>962-5558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Y Cardiology - 1305 York Ave - Cardiology - Kaplan, Sarah</text:p>
          </table:table-cell>
          <table:table-cell office:value-type="string" table:style-name="ce13">
            <text:p>962-5558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Y Cardiology - 1305 York Ave - Cardiology - Kim, Luke K</text:p>
          </table:table-cell>
          <table:table-cell office:value-type="string" table:style-name="ce13">
            <text:p>962-5558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Y Cardiology - 1305 York Ave - Cardiology - Minutello, Robert</text:p>
          </table:table-cell>
          <table:table-cell office:value-type="string" table:style-name="ce13">
            <text:p>962-5558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OXF-600 - [OFFICE]</text:p>
          </table:table-cell>
          <table:table-cell office:value-type="string" table:style-name="ce13">
            <text:p>646-962-5558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OXF-600 - Gade, Christopher</text:p>
          </table:table-cell>
          <table:table-cell office:value-type="string" table:style-name="ce13">
            <text:p>646-962-5558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OXF-600 - Wilentz, James</text:p>
          </table:table-cell>
          <table:table-cell office:value-type="string" table:style-name="ce13">
            <text:p>646-962-5558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OXF-600 - Yang, Yi Ming</text:p>
          </table:table-cell>
          <table:table-cell office:value-type="string" table:style-name="ce13">
            <text:p>646-962-5558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Perelstein, Eduardo</text:p>
          </table:table-cell>
          <table:table-cell office:value-type="string" table:style-name="ce13">
            <text:p>646-962-2331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herman, Raymond / Hartman, Barry</text:p>
          </table:table-cell>
          <table:table-cell office:value-type="string" table:style-name="ce13">
            <text:p>746-6921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mith, Paul T</text:p>
          </table:table-cell>
          <table:table-cell office:value-type="string" table:style-name="ce13">
            <text:p>212-396-4077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Vogiatzi, Maria<text:s/></text:p>
          </table:table-cell>
          <table:table-cell office:value-type="string" table:style-name="ce13">
            <text:p>746-3462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Yu, Joyce</text:p>
          </table:table-cell>
          <table:table-cell office:value-type="string" table:style-name="ce13">
            <text:p>962-3410</text:p>
          </table:table-cell>
          <table:table-cell office:value-type="string" table:style-name="ce1">
            <text:p>WALKER, KAREN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4th Fl - De Jong, Ype</text:p>
          </table:table-cell>
          <table:table-cell office:value-type="string" table:style-name="ce13">
            <text:p>962-535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4th Floor - Brown, Robert</text:p>
          </table:table-cell>
          <table:table-cell office:value-type="string" table:style-name="ce13">
            <text:p>962-5483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4th Floor - Bunim, Ari Lance</text:p>
          </table:table-cell>
          <table:table-cell office:value-type="string" table:style-name="ce13">
            <text:p>962-5483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4th Floor - Fox, Alyson</text:p>
          </table:table-cell>
          <table:table-cell office:value-type="string" table:style-name="ce13">
            <text:p>962-5384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4th Floor - Frissora, Christine</text:p>
          </table:table-cell>
          <table:table-cell office:value-type="string" table:style-name="ce13">
            <text:p>962-400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4th Floor - Jesudian, Eleni</text:p>
          </table:table-cell>
          <table:table-cell office:value-type="string" table:style-name="ce13">
            <text:p>962-5384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4th Floor - Kumar, Sonal</text:p>
          </table:table-cell>
          <table:table-cell office:value-type="string" table:style-name="ce13">
            <text:p>962-404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4th Floor - Reem, Shariaha</text:p>
          </table:table-cell>
          <table:table-cell office:value-type="string" table:style-name="ce13">
            <text:p>962-400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4th Floor - Vielemeyer, Ole</text:p>
          </table:table-cell>
          <table:table-cell office:value-type="string" table:style-name="ce13">
            <text:p>962-8747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4th Floor - Wan, David</text:p>
          </table:table-cell>
          <table:table-cell office:value-type="string" table:style-name="ce13">
            <text:p>962-400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4th Floor - Weinberg, Ethan</text:p>
          </table:table-cell>
          <table:table-cell office:value-type="string" table:style-name="ce13">
            <text:p>962-480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15 York Ave - Alfons, Pomp</text:p>
          </table:table-cell>
          <table:table-cell office:value-type="string" table:style-name="ce13">
            <text:p>746-5294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15 York Ave - Dakin, Gregory</text:p>
          </table:table-cell>
          <table:table-cell office:value-type="string" table:style-name="ce13">
            <text:p>746-5294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15 York Ave - Steinlauf, Adam Franklin</text:p>
          </table:table-cell>
          <table:table-cell office:value-type="string" table:style-name="ce13">
            <text:p>746-5077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425 E 61st St - 11th Floor</text:p>
          </table:table-cell>
          <table:table-cell office:value-type="string" table:style-name="ce13">
            <text:p>821-0942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525 E 68th St - Neurology ST 661</text:p>
          </table:table-cell>
          <table:table-cell office:value-type="string" table:style-name="ce13">
            <text:p>746-2321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8 North - M2 - DIALYSIS</text:p>
          </table:table-cell>
          <table:table-cell office:value-type="string" table:style-name="ce13">
            <text:p>746-3151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Altorki, Nasser K.</text:p>
          </table:table-cell>
          <table:table-cell office:value-type="string" table:style-name="ce13">
            <text:p>746-5156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BAKER - 23 - PEDS SPCL STUDIES</text:p>
          </table:table-cell>
          <table:table-cell office:value-type="string" table:style-name="ce13">
            <text:p>746-3326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BAKER - 24</text:p>
          </table:table-cell>
          <table:table-cell office:value-type="string" table:style-name="ce13">
            <text:p>746-418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Bednarek, Karl T</text:p>
          </table:table-cell>
          <table:table-cell office:value-type="string" table:style-name="ce13">
            <text:p>718-389-8585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Borer, Jeffery S</text:p>
          </table:table-cell>
          <table:table-cell office:value-type="string" table:style-name="ce13">
            <text:p>289-7777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ARDIOLOGY - ST4</text:p>
          </table:table-cell>
          <table:table-cell office:value-type="string" table:style-name="ce13">
            <text:p>746-2172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ENTER FOR SPECIALTY CARE</text:p>
          </table:table-cell>
          <table:table-cell office:value-type="string" table:style-name="ce13">
            <text:p>570-4000<text:s/>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ENTER STICH 1 - Soumekh, Amir</text:p>
          </table:table-cell>
          <table:table-cell office:value-type="string" table:style-name="ce13">
            <text:p>746-4014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oll, Raymond</text:p>
          </table:table-cell>
          <table:table-cell office:value-type="string" table:style-name="ce13">
            <text:p>249-084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rawford, Carl</text:p>
          </table:table-cell>
          <table:table-cell office:value-type="float" office:value="15329" table:style-name="ce13">
            <text:p>15329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reatura, Chris</text:p>
          </table:table-cell>
          <table:table-cell office:value-type="string" table:style-name="ce13">
            <text:p>772-380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Feit, Lauren / Dr. Joseph Finkelstein</text:p>
          </table:table-cell>
          <table:table-cell office:value-type="string" table:style-name="ce13">
            <text:p>570-920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Girardi, Leonard</text:p>
          </table:table-cell>
          <table:table-cell office:value-type="string" table:style-name="ce13">
            <text:p>746-5194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Goldin, Daniel</text:p>
          </table:table-cell>
          <table:table-cell office:value-type="string" table:style-name="ce13">
            <text:p>857-4513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HEMO ONC - ST 341</text:p>
          </table:table-cell>
          <table:table-cell office:value-type="string" table:style-name="ce13">
            <text:p>746-5102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Hochreiter, Clair</text:p>
          </table:table-cell>
          <table:table-cell office:value-type="string" table:style-name="ce13">
            <text:p>746-5846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Hoffman, Lloyd</text:p>
          </table:table-cell>
          <table:table-cell office:value-type="string" table:style-name="ce13">
            <text:p>212-861-164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HSS - Lane, Joseph</text:p>
          </table:table-cell>
          <table:table-cell office:value-type="string" table:style-name="ce13">
            <text:p>606-1172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HT - 4<text:s/></text:p>
          </table:table-cell>
          <table:table-cell office:value-type="string" table:style-name="ce13">
            <text:p>746-2884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HT - 5 PEDS</text:p>
          </table:table-cell>
          <table:table-cell office:value-type="string" table:style-name="ce13">
            <text:p>746-332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HT - 560 OB/GYN</text:p>
          </table:table-cell>
          <table:table-cell office:value-type="string" table:style-name="ce13">
            <text:p>746-320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HYPERTENSION</text:p>
          </table:table-cell>
          <table:table-cell office:value-type="string" table:style-name="ce13">
            <text:p>962-2605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Jacobs, Jonathan</text:p>
          </table:table-cell>
          <table:table-cell office:value-type="string" table:style-name="ce13">
            <text:p>746-1873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Jacobs, Michael</text:p>
          </table:table-cell>
          <table:table-cell office:value-type="string" table:style-name="ce13">
            <text:p>212-772-719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Joan Kent<text:s/></text:p>
          </table:table-cell>
          <table:table-cell office:value-type="string" table:style-name="ce13">
            <text:p>772-290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Lanzberg, Brian</text:p>
          </table:table-cell>
          <table:table-cell office:value-type="string" table:style-name="ce13">
            <text:p>737-500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Levy, Miriam<text:s/></text:p>
          </table:table-cell>
          <table:table-cell office:value-type="string" table:style-name="ce13">
            <text:p>794-250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agid, Norman</text:p>
          </table:table-cell>
          <table:table-cell office:value-type="string" table:style-name="ce13">
            <text:p>752-3464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altz, Charles</text:p>
          </table:table-cell>
          <table:table-cell office:value-type="string" table:style-name="ce13">
            <text:p>962-5384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anevitz, Alan</text:p>
          </table:table-cell>
          <table:table-cell office:value-type="string" table:style-name="ce13">
            <text:p>751-5072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D Park Ave - [OFFICE]</text:p>
          </table:table-cell>
          <table:table-cell office:value-type="string" table:style-name="ce13">
            <text:p>646-350-042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D Park Ave - Ellis, George</text:p>
          </table:table-cell>
          <table:table-cell office:value-type="string" table:style-name="ce13">
            <text:p>646-350-042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D Park Ave - Midonick, Shari</text:p>
          </table:table-cell>
          <table:table-cell office:value-type="string" table:style-name="ce13">
            <text:p>646-350-042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iskovitz, Paul / Eng, Angie / Cooper, Robert</text:p>
          </table:table-cell>
          <table:table-cell office:value-type="string" table:style-name="ce13">
            <text:p>717-4966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YH - Endocrine Baker 20</text:p>
          </table:table-cell>
          <table:table-cell office:value-type="string" table:style-name="ce13">
            <text:p>962-869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Olsen, Sonja Kristine / Brown, Robert / Fox, Allison / Lavine, S</text:p>
          </table:table-cell>
          <table:table-cell office:value-type="string" table:style-name="ce13">
            <text:p>646-962-5483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Olson, Mary</text:p>
          </table:table-cell>
          <table:table-cell office:value-type="string" table:style-name="ce13">
            <text:p>646-962-4742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OXF-300 - [OFFICE]</text:p>
          </table:table-cell>
          <table:table-cell office:value-type="string" table:style-name="ce13">
            <text:p>962-650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OXF-300 - Niesvizky, Rubin</text:p>
          </table:table-cell>
          <table:table-cell office:value-type="string" table:style-name="ce13">
            <text:p>962-650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OXF-300 - Pearse, Roger</text:p>
          </table:table-cell>
          <table:table-cell office:value-type="string" table:style-name="ce13">
            <text:p>962-650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OXF-300 - Tomer, Mark</text:p>
          </table:table-cell>
          <table:table-cell office:value-type="string" table:style-name="ce13">
            <text:p>962-650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Pasmantier, Mark , Coleman, Morton, Decter, Julian</text:p>
          </table:table-cell>
          <table:table-cell office:value-type="string" table:style-name="ce13">
            <text:p>517-590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PAYSON 3 OUTPATIENT ONCOLOGY</text:p>
          </table:table-cell>
          <table:table-cell office:value-type="string" table:style-name="ce13">
            <text:p>746-5974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PEDS HEMO ONC - P695</text:p>
          </table:table-cell>
          <table:table-cell office:value-type="string" table:style-name="ce13">
            <text:p>746-340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PREIPHERAL NEUROPHATY (Group)</text:p>
          </table:table-cell>
          <table:table-cell office:value-type="string" table:style-name="ce13">
            <text:p>646-962-3202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Presby Draw Station</text:p>
          </table:table-cell>
          <table:table-cell office:value-type="string" table:style-name="ce13">
            <text:p>326-8444/3374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Prystowsky, Janet H<text:s/></text:p>
          </table:table-cell>
          <table:table-cell office:value-type="string" table:style-name="ce13">
            <text:p>230-1212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Purohit, Rajveer</text:p>
          </table:table-cell>
          <table:table-cell office:value-type="string" table:style-name="ce13">
            <text:p>772-390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Rapoport, Samuel</text:p>
          </table:table-cell>
          <table:table-cell office:value-type="string" table:style-name="ce13">
            <text:p>570-0642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Reed, Lawrence<text:s/></text:p>
          </table:table-cell>
          <table:table-cell office:value-type="string" table:style-name="ce13">
            <text:p>772-830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Rochwarger, Arnold / Goldin, Howard</text:p>
          </table:table-cell>
          <table:table-cell office:value-type="string" table:style-name="ce13">
            <text:p>249-0404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Rosenberg, Howard</text:p>
          </table:table-cell>
          <table:table-cell office:value-type="string" table:style-name="ce13">
            <text:p>212-744-117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adick, Neil</text:p>
          </table:table-cell>
          <table:table-cell office:value-type="string" table:style-name="ce13">
            <text:p>772-7242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crimminger, Leon<text:s/></text:p>
          </table:table-cell>
          <table:table-cell office:value-type="string" table:style-name="ce13">
            <text:p>249-1627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imon, Jean-Paul</text:p>
          </table:table-cell>
          <table:table-cell office:value-type="string" table:style-name="ce13">
            <text:p>677-100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otelo, Julio E</text:p>
          </table:table-cell>
          <table:table-cell office:value-type="string" table:style-name="ce13">
            <text:p>439-670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teigman, Shaun / Merianos, Demetri</text:p>
          </table:table-cell>
          <table:table-cell office:value-type="string" table:style-name="ce13">
            <text:p>746-5648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TUDENT HEALTH</text:p>
          </table:table-cell>
          <table:table-cell office:value-type="string" table:style-name="ce13">
            <text:p>962-6942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Tsai, Tony</text:p>
          </table:table-cell>
          <table:table-cell office:value-type="string" table:style-name="ce13">
            <text:p>212-481-7888/8088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UROLOGY - ST - 9</text:p>
          </table:table-cell>
          <table:table-cell office:value-type="string" table:style-name="ce13">
            <text:p>746-5455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Bariatric Surgery</text:p>
          </table:table-cell>
          <table:table-cell office:value-type="string" table:style-name="ce13">
            <text:p>746-9187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General Surgery</text:p>
          </table:table-cell>
          <table:table-cell office:value-type="string" table:style-name="ce13">
            <text:p>746-513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eiss, Jona</text:p>
          </table:table-cell>
          <table:table-cell office:value-type="string" table:style-name="ce13">
            <text:p>988-606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illiams, John</text:p>
          </table:table-cell>
          <table:table-cell office:value-type="string" table:style-name="ce13">
            <text:p>212-861-110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RIGHT CENTER</text:p>
          </table:table-cell>
          <table:table-cell office:value-type="string" table:style-name="ce13">
            <text:p>746-700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Yarberry-Allen, Patricia<text:s/></text:p>
          </table:table-cell>
          <table:table-cell office:value-type="string" table:style-name="ce13">
            <text:p>410-4280</text:p>
          </table:table-cell>
          <table:table-cell office:value-type="string" table:style-name="ce1">
            <text:p>WATERMAN, KAY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Bosworth, Brian / Scherl, Ellen / Jacobs, V</text:p>
          </table:table-cell>
          <table:table-cell office:value-type="string" table:style-name="ce13">
            <text:p>746-5077</text:p>
          </table:table-cell>
          <table:table-cell office:value-type="string" table:style-name="ce1">
            <text:p>WATERMAN, KAY/MILLER, CASSANDRA</text:p>
          </table:table-cell>
          <table:table-cell office:value-type="string" table:style-name="ce25">
            <text:p>UNKNOWN</text:p>
          </table:table-cell>
          <table:table-cell office:value-type="string" table:style-name="ce27">
            <text:p>NO</text:p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4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5">
            <text:p/>
          </table:table-cell>
          <table:table-cell table:number-columns-repeated="16372"/>
        </table:table-row>
        <table:table-row table:number-rows-repeated="744" table:style-name="ro2">
          <table:table-cell table:number-columns-repeated="2"/>
          <table:table-cell table:style-name="ce13"/>
          <table:table-cell table:style-name="ce1"/>
          <table:table-cell table:style-name="ce25"/>
          <table:table-cell table:style-name="ce27"/>
          <table:table-cell table:number-columns-repeated="5" table:style-name="ce1"/>
          <table:table-cell table:style-name="ce13"/>
          <table:table-cell table:number-columns-repeated="16372"/>
        </table:table-row>
        <table:table-row table:number-rows-repeated="1047576" table:style-name="ro1">
          <table:table-cell table:number-columns-repeated="16384"/>
        </table:table-row>
      </table:table>
      <table:table table:name="OPEN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default-cell-style-name="ce1"/>
        <table:table-column table:style-name="co7" table:default-cell-style-name="ce1"/>
        <table:table-column table:style-name="co10" table:default-cell-style-name="ce1"/>
        <table:table-column table:style-name="co1" table:default-cell-style-name="ce1"/>
        <table:table-column table:style-name="co17" table:default-cell-style-name="ce1"/>
        <table:table-column table:style-name="co1" table:default-cell-style-name="ce1"/>
        <table:table-column table:style-name="co16" table:default-cell-style-name="ce1"/>
        <table:table-column table:style-name="co10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7" table:default-cell-style-name="ce1"/>
        <table:table-column table:style-name="co20" table:default-cell-style-name="ce1"/>
        <table:table-column table:style-name="co8" table:number-columns-repeated="16366" table:default-cell-style-name="ce1"/>
        <table:table-row table:style-name="ro1">
          <table:table-cell office:value-type="string" office:string-value="CLIENT ID" table:formula="of:=IFERROR(__xludf.DUMMYFUNCTION(&quot;SORT(FILTER({MASTER!H1,MASTER!K1:L1,MASTER!N1:T1},1=1),4,TRUE)&quot;);&quot;CLIENT ID&quot;)" table:style-name="ce3">
            <text:p>CLIENT ID</text:p>
          </table:table-cell>
          <table:table-cell office:value-type="string" table:style-name="ce7">
            <text:p>PHONE #</text:p>
          </table:table-cell>
          <table:table-cell office:value-type="string" table:style-name="ce7">
            <text:p>CS REP</text:p>
          </table:table-cell>
          <table:table-cell office:value-type="string" table:style-name="ce7">
            <text:p>APPROVED</text:p>
          </table:table-cell>
          <table:table-cell office:value-type="string" table:style-name="ce9">
            <text:p>OPENS AT</text:p>
          </table:table-cell>
          <table:table-cell office:value-type="string" table:style-name="ce9">
            <text:p>CLOSES AT</text:p>
          </table:table-cell>
          <table:table-cell office:value-type="string" table:style-name="ce9">
            <text:p>LAST PICKUP</text:p>
          </table:table-cell>
          <table:table-cell office:value-type="string" table:style-name="ce7">
            <text:p>VERIFIED WITH</text:p>
          </table:table-cell>
          <table:table-cell office:value-type="string" table:style-name="ce7">
            <text:p>COMMENTS</text:p>
          </table:table-cell>
          <table:table-cell office:value-type="string" table:style-name="ce10">
            <text:p>RESPONSE TIME</text:p>
          </table:table-cell>
          <table:table-cell table:style-name="ce11"/>
          <table:table-cell table:number-columns-repeated="2" table:style-name="ce7"/>
          <table:table-cell table:number-columns-repeated="3" table:style-name="ce9"/>
          <table:table-cell table:number-columns-repeated="2" table:style-name="ce7"/>
          <table:table-cell table:number-columns-repeated="8" table:style-name="ce2"/>
          <table:table-cell table:number-columns-repeated="16358"/>
        </table:table-row>
        <table:table-row table:style-name="ro1">
          <table:table-cell office:value-type="string" office:string-value="#N/A" table:formula="of:=IFERROR(__xludf.DUMMYFUNCTION(&quot;SORT(FILTER({MASTER!H:H,MASTER!K:L,MASTER!N:T}, MASTER!M1:M1001=&quot;&quot;OPEN&quot;&quot;), 3, TRUE)&quot;);&quot;#N/A&quot;)" table:style-name="ce1">
            <text:p>#N/A</text:p>
          </table:table-cell>
          <table:table-cell table:number-columns-repeated="16383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CLOSED" table:style-name="ta1">
        <table:table-column table:style-name="co21" table:default-cell-style-name="ce1"/>
        <table:table-column table:style-name="co15" table:default-cell-style-name="ce1"/>
        <table:table-column table:style-name="co22" table:number-columns-repeated="2" table:default-cell-style-name="ce1"/>
        <table:table-column table:style-name="co7" table:default-cell-style-name="ce1"/>
        <table:table-column table:style-name="co17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1" table:default-cell-style-name="ce1"/>
        <table:table-column table:style-name="co8" table:number-columns-repeated="16374" table:default-cell-style-name="ce1"/>
        <table:table-row table:style-name="ro1">
          <table:table-cell office:value-type="string" office:string-value="CLIENT ID" table:formula="of:=IFERROR(__xludf.DUMMYFUNCTION(&quot;FILTER({MASTER!H1,MASTER!K1:L1,MASTER!N1:T1},1=1)&quot;);&quot;CLIENT ID&quot;)" table:style-name="ce2">
            <text:p>CLIENT ID</text:p>
          </table:table-cell>
          <table:table-cell office:value-type="string" table:style-name="ce2">
            <text:p>PHONE #</text:p>
          </table:table-cell>
          <table:table-cell office:value-type="string" table:style-name="ce2">
            <text:p>CS REP</text:p>
          </table:table-cell>
          <table:table-cell office:value-type="string" table:style-name="ce2">
            <text:p>APPROVED</text:p>
          </table:table-cell>
          <table:table-cell office:value-type="string" table:style-name="ce4">
            <text:p>OPENS AT</text:p>
          </table:table-cell>
          <table:table-cell office:value-type="string" table:style-name="ce4">
            <text:p>CLOSES AT</text:p>
          </table:table-cell>
          <table:table-cell office:value-type="string" table:style-name="ce4">
            <text:p>LAST PICKUP</text:p>
          </table:table-cell>
          <table:table-cell office:value-type="string" table:style-name="ce2">
            <text:p>VERIFIED WITH</text:p>
          </table:table-cell>
          <table:table-cell office:value-type="string" table:style-name="ce2">
            <text:p>COMMENTS</text:p>
          </table:table-cell>
          <table:table-cell office:value-type="string" table:style-name="ce6">
            <text:p>RESPONSE TIME</text:p>
          </table:table-cell>
          <table:table-cell table:number-columns-repeated="16374"/>
        </table:table-row>
        <table:table-row table:style-name="ro1">
          <table:table-cell office:value-type="string" office:string-value="#N/A" table:formula="of:=IFERROR(__xludf.DUMMYFUNCTION(&quot;SORT(FILTER({MASTER!H:H,MASTER!K:L,MASTER!N:T},MASTER!M:M=&quot;&quot;CLOSED&quot;&quot;),3,TRUE)&quot;);&quot;#N/A&quot;)" table:style-name="ce1">
            <text:p>#N/A</text:p>
          </table:table-cell>
          <table:table-cell table:number-columns-repeated="16383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INFO" table:style-name="ta1">
        <table:table-column table:style-name="co8" table:default-cell-style-name="ce1"/>
        <table:table-column table:style-name="co13" table:default-cell-style-name="ce1"/>
        <table:table-column table:style-name="co8" table:number-columns-repeated="2" table:default-cell-style-name="ce1"/>
        <table:table-column table:style-name="co23" table:default-cell-style-name="ce1"/>
        <table:table-column table:style-name="co8" table:number-columns-repeated="16379" table:default-cell-style-name="ce1"/>
        <table:table-row table:style-name="ro1">
          <table:table-cell office:value-type="string" table:style-name="ce16">
            <text:p>HOLIDAY:</text:p>
          </table:table-cell>
          <table:table-cell office:value-type="string" table:style-name="ce17">
            <text:p>MASTER</text:p>
          </table:table-cell>
          <table:table-cell table:style-name="ce1"/>
          <table:table-cell office:value-type="string" table:style-name="ce18">
            <text:p>STATUS</text:p>
          </table:table-cell>
          <table:table-cell office:value-type="string" table:style-name="ce18">
            <text:p>REPS</text:p>
          </table:table-cell>
          <table:table-cell table:number-columns-repeated="16379"/>
        </table:table-row>
        <table:table-row table:style-name="ro1">
          <table:table-cell office:value-type="string" table:style-name="ce16">
            <text:p>DATE:</text:p>
          </table:table-cell>
          <table:table-cell office:value-type="string" table:style-name="ce19">
            <text:p>1/1/1900</text:p>
          </table:table-cell>
          <table:table-cell table:style-name="ce1"/>
          <table:table-cell office:value-type="string" table:style-name="ce18">
            <text:p>UNKNOWN</text:p>
          </table:table-cell>
          <table:table-cell office:value-type="string" table:style-name="ce18">
            <text:p>LANTIGUA, ARIANNA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18">
            <text:p>OPEN</text:p>
          </table:table-cell>
          <table:table-cell office:value-type="string" table:style-name="ce18">
            <text:p>MESSINA, CRYSTAL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18">
            <text:p>CLOSED</text:p>
          </table:table-cell>
          <table:table-cell office:value-type="string" table:style-name="ce18">
            <text:p>REYES, ERIKA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8">
            <text:p>GARCIA, ERIKA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8">
            <text:p>FERBER, HILDA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8">
            <text:p>PRASHAD, JENNIFER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8">
            <text:p>WALKER, KAREN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8">
            <text:p>MCCULLAGH, KERRI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8">
            <text:p>GREEN-SMITH, MARCIA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8">
            <text:p>GARCIA, MARITZA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8">
            <text:p>HANIFF, PRISSILA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8">
            <text:p>AYALA, RAINELLE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8">
            <text:p>CACAO, REYNOLD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8">
            <text:p>MARTINEZ, STACY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8">
            <text:p>GUY, ANNETTE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table:style-name="ce18">
            <text:p>MILLER, CASSANDRA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table:style-name="ce18">
            <text:p>WATERMAN, KAY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table:style-name="ce18">
            <text:p>SCOLA, JOANNE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  <table:table table:name="MASTER" table:style-name="ta1">
        <table:table-column table:style-name="co24" table:default-cell-style-name="ce1"/>
        <table:table-column table:style-name="co25" table:default-cell-style-name="ce1"/>
        <table:table-column table:style-name="co10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9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6" table:default-cell-style-name="ce1"/>
        <table:table-column table:style-name="co35" table:default-cell-style-name="ce1"/>
        <table:table-column table:style-name="co34" table:default-cell-style-name="ce1"/>
        <table:table-column table:style-name="co16" table:default-cell-style-name="ce1"/>
        <table:table-column table:style-name="co36" table:default-cell-style-name="ce1"/>
        <table:table-column table:style-name="co37" table:default-cell-style-name="ce1"/>
        <table:table-column table:style-name="co8" table:number-columns-repeated="16364" table:default-cell-style-name="ce1"/>
        <table:table-row table:style-name="ro2">
          <table:table-cell office:value-type="string" office:string-value="UPDATE DETAILS" table:formula="of:=IF(ROW([.A1:.A256])=1;&quot;UPDATE DETAILS&quot;; IF(ISBLANK([.H1:.H256]); &quot;NA&quot;; HYPERLINK(&quot;https://docs.google.com/forms/d/1sdamcYaC8b3qgvHyBWHXHMZvWG9hYBlh9gx3e1mFYEM/viewform?&quot; &amp; &quot;entry.97229552=&quot; &amp; [.C1:.C256] &amp; &quot;&amp;entry.73470703=&quot; &amp; [.D1:.D256] &amp; &quot;&amp;entry.610927917=&quot; &amp; [.E1:.E256] &amp; &quot;&amp;entry.251733383=&quot; &amp; [.F1:.F256] &amp; &quot;&amp;entry.738369901=&quot; &amp; [.I1:.I256] &amp; &quot;&amp;entry.336840860=&quot; &amp; [.J1:.J256]; &quot;UPDATE DETAILS&quot;)))" table:number-matrix-columns-spanned="1" table:number-matrix-rows-spanned="256" table:style-name="ce7">
            <text:p>UPDATE DETAILS</text:p>
          </table:table-cell>
          <table:table-cell office:value-type="string" office:string-value="SET SCHEDULE" table:formula="of:=IF(ROW([.A1:.A256])=1;&quot;SET SCHEDULE&quot;; IF([.N1:.N256] = &quot;NO&quot;; HYPERLINK(&quot;https://docs.google.com/forms/d/18NGjRqgqRShk5XBL5XGkoBlq_GEHoz54miLu2tR4kCw/viewform?&quot; &amp; &quot;entry.434742719=&quot; &amp; [INFO.$B$2] &amp; &quot;&amp;entry.664797508=&quot; &amp; [.L1:.L256] &amp; &quot;&amp;entry.950455704=&quot; &amp; [.H1:.H256] &amp; &quot;&amp;entry.1571222428=&quot; &amp; [.K1:.K256]; &quot;SET SCHEDULE&quot;);&quot;&quot;))" table:number-matrix-columns-spanned="1" table:number-matrix-rows-spanned="256" table:style-name="ce7">
            <text:p>SET SCHEDULE</text:p>
          </table:table-cell>
          <table:table-cell office:value-type="string" table:style-name="ce7">
            <text:p>GROUP</text:p>
          </table:table-cell>
          <table:table-cell office:value-type="string" table:style-name="ce7">
            <text:p>ADDRESS</text:p>
          </table:table-cell>
          <table:table-cell office:value-type="string" table:style-name="ce7">
            <text:p>DEPARTMENT</text:p>
          </table:table-cell>
          <table:table-cell office:value-type="string" table:style-name="ce7">
            <text:p>DR NAME</text:p>
          </table:table-cell>
          <table:table-cell office:value-type="string" office:string-value="CLIENT ID (TEMP)" table:formula="of:=IF(ROW([.A1:.A256])=1; &quot;CLIENT ID (TEMP)&quot;; IF(ISBLANK([.C1:.C256]);&quot;&quot;;[.C1:.C256] &amp; &quot; - &quot;) &amp; IF(ISBLANK([.D1:.D256]);&quot;&quot;;[.D1:.D256] &amp; &quot; - &quot;) &amp; IF(ISBLANK([.E1:.E256]); &quot;&quot;; [.E1:.E256] &amp; &quot; - &quot;) &amp; IF(ISBLANK([.F1:.F256]); &quot;&quot;; [.F1:.F256]&#10; &amp; &quot; - &quot;))" table:number-matrix-columns-spanned="1" table:number-matrix-rows-spanned="256" table:style-name="ce7">
            <text:p>CLIENT ID (TEMP)</text:p>
          </table:table-cell>
          <table:table-cell office:value-type="string" table:style-name="ce7">
            <text:p>CLIENT ID</text:p>
          </table:table-cell>
          <table:table-cell office:value-type="string" table:style-name="ce7">
            <text:p>CLIENT CODE</text:p>
          </table:table-cell>
          <table:table-cell office:value-type="string" table:style-name="ce7">
            <text:p>K09</text:p>
          </table:table-cell>
          <table:table-cell office:value-type="string" table:style-name="ce11">
            <text:p>PHONE #</text:p>
          </table:table-cell>
          <table:table-cell office:value-type="string" table:style-name="ce7">
            <text:p>CS REP</text:p>
          </table:table-cell>
          <table:table-cell office:value-type="string" office:string-value="STATUS" table:formula="of:=IF(ROW([.A1:.A256])=1;&quot;STATUS&quot;;IF([.T1:.T256]=&quot;&quot;;&quot;UNKNOWN&quot;;VLOOKUP([.T1:.T256];[RESPONSES.A:.L];6;FALSE)))" table:number-matrix-columns-spanned="1" table:number-matrix-rows-spanned="256" table:style-name="ce7">
            <text:p>STATUS</text:p>
          </table:table-cell>
          <table:table-cell office:value-type="string" table:style-name="ce7">
            <text:p>APPROVED</text:p>
          </table:table-cell>
          <table:table-cell office:value-type="string" office:string-value="OPENS AT" table:formula="of:=IF(ROW([.A1:.A256])=1;&quot;OPENS AT&quot;;IF([.T1:.T256]=&quot;&quot;;&quot;&quot;;VLOOKUP([.T1:.T256];[RESPONSES.A:.L];7;FALSE)))" table:number-matrix-columns-spanned="1" table:number-matrix-rows-spanned="256" table:style-name="ce9">
            <text:p>OPENS AT</text:p>
          </table:table-cell>
          <table:table-cell office:value-type="string" office:string-value="CLOSES AT" table:formula="of:=IF(ROW([.A1:.A256])=1;&quot;CLOSES AT&quot;;IF([.T1:.T256]=&quot;&quot;;&quot;&quot;;VLOOKUP([.T1:.T256];[RESPONSES.A:.L];8;FALSE)))" table:number-matrix-columns-spanned="1" table:number-matrix-rows-spanned="256" table:style-name="ce9">
            <text:p>CLOSES AT</text:p>
          </table:table-cell>
          <table:table-cell office:value-type="string" office:string-value="LAST PICKUP" table:formula="of:=IF(ROW([.A1:.A256])=1;&quot;LAST PICKUP&quot;;IF([.T1:.T256]=&quot;&quot;;&quot;&quot;;VLOOKUP([.T1:.T256];[RESPONSES.A:.L];9;FALSE)))" table:number-matrix-columns-spanned="1" table:number-matrix-rows-spanned="256" table:style-name="ce9">
            <text:p>LAST PICKUP</text:p>
          </table:table-cell>
          <table:table-cell office:value-type="string" office:string-value="VERIFIED WITH" table:formula="of:=IF(ROW([.A1:.A256])=1;&quot;VERIFIED WITH&quot;;IF([.T1:.T256]=&quot;&quot;;&quot;&quot;;VLOOKUP([.T1:.T256];[RESPONSES.A:.L];10;FALSE)))" table:number-matrix-columns-spanned="1" table:number-matrix-rows-spanned="256" table:style-name="ce7">
            <text:p>VERIFIED WITH</text:p>
          </table:table-cell>
          <table:table-cell office:value-type="string" office:string-value="COMMENTS" table:formula="of:=IF(ROW([.A1:.A256])=1;&quot;COMMENTS&quot;;IF([.T1:.T256]=&quot;&quot;;&quot;&quot;;VLOOKUP([.T1:.T256];[RESPONSES.A:.L];11;FALSE)))" table:number-matrix-columns-spanned="1" table:number-matrix-rows-spanned="256" table:style-name="ce7">
            <text:p>COMMENTS</text:p>
          </table:table-cell>
          <table:table-cell office:value-type="string" office:string-value="RESPONSE TIME" table:formula="of:=IF(ROW([.A1:.A256])=1;&quot;RESPONSE TIME&quot;;IFERROR(VLOOKUP([.H1:.H256];[RESPONSES.D:.L];9;FALSE);&quot;&quot;))" table:number-matrix-columns-spanned="1" table:number-matrix-rows-spanned="256" table:style-name="ce10">
            <text:p>RESPONSE TIME</text:p>
          </table:table-cell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2 West 72nd Street</text:p>
          </table:table-cell>
          <table:table-cell office:value-type="string" table:style-name="ce18">
            <text:p>INT MED</text:p>
          </table:table-cell>
          <table:table-cell table:style-name="ce1"/>
          <table:table-cell office:value-type="string" office:string-value="12 West 72nd Street - INT MED - " table:style-name="ce1">
            <text:p>12 West 72nd Street - INT MED -<text:s/></text:p>
          </table:table-cell>
          <table:table-cell office:value-type="string" table:style-name="ce1">
            <text:p>12 West 72nd Street - INT MED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float" office:value="17775" table:style-name="ce20">
            <text:p>17775</text:p>
          </table:table-cell>
          <table:table-cell office:value-type="string" table:style-name="ce18">
            <text:p>REYES, ERIK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3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2 West 72nd Street</text:p>
          </table:table-cell>
          <table:table-cell office:value-type="string" table:style-name="ce18">
            <text:p>OB-GYN</text:p>
          </table:table-cell>
          <table:table-cell table:style-name="ce1"/>
          <table:table-cell office:value-type="string" office:string-value="12 West 72nd Street - OB-GYN - " table:style-name="ce1">
            <text:p>12 West 72nd Street - OB-GYN -<text:s/></text:p>
          </table:table-cell>
          <table:table-cell office:value-type="string" table:style-name="ce1">
            <text:p>12 West 72nd Street - OB-GY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float" office:value="17792" table:style-name="ce20">
            <text:p>17792</text:p>
          </table:table-cell>
          <table:table-cell office:value-type="string" table:style-name="ce18">
            <text:p>REYES, ERIK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3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2 West 72nd Street</text:p>
          </table:table-cell>
          <table:table-cell office:value-type="string" table:style-name="ce18">
            <text:p>PEDS</text:p>
          </table:table-cell>
          <table:table-cell table:style-name="ce1"/>
          <table:table-cell office:value-type="string" office:string-value="12 West 72nd Street - PEDS - " table:style-name="ce1">
            <text:p>12 West 72nd Street - PEDS -<text:s/></text:p>
          </table:table-cell>
          <table:table-cell office:value-type="string" table:style-name="ce1">
            <text:p>12 West 72nd Street - PEDS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float" office:value="17766" table:style-name="ce20">
            <text:p>17766</text:p>
          </table:table-cell>
          <table:table-cell office:value-type="string" table:style-name="ce18">
            <text:p>GREEN-SMITH, MARCI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23 W 86th Street</text:p>
          </table:table-cell>
          <table:table-cell table:style-name="ce1"/>
          <table:table-cell office:value-type="string" table:style-name="ce18">
            <text:p>[OFFICE]</text:p>
          </table:table-cell>
          <table:table-cell office:value-type="string" office:string-value="123 W 86th Street - [OFFICE] - " table:style-name="ce1">
            <text:p>123 W 86th Street - [OFFICE] -<text:s/></text:p>
          </table:table-cell>
          <table:table-cell office:value-type="string" table:style-name="ce1">
            <text:p>123 W 86th Street - [OFFICE]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877-2833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23 W 86th Street</text:p>
          </table:table-cell>
          <table:table-cell table:style-name="ce1"/>
          <table:table-cell office:value-type="string" table:style-name="ce18">
            <text:p>Altman, Richard</text:p>
          </table:table-cell>
          <table:table-cell office:value-type="string" office:string-value="123 W 86th Street - Altman, Richard - " table:style-name="ce1">
            <text:p>123 W 86th Street - Altman, Richard -<text:s/></text:p>
          </table:table-cell>
          <table:table-cell office:value-type="string" table:style-name="ce1">
            <text:p>123 W 86th Street - Altman, Richard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877-2833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23 W 86th Street</text:p>
          </table:table-cell>
          <table:table-cell table:style-name="ce1"/>
          <table:table-cell office:value-type="string" table:style-name="ce18">
            <text:p>Arons, Elliot</text:p>
          </table:table-cell>
          <table:table-cell office:value-type="string" office:string-value="123 W 86th Street - Arons, Elliot - " table:style-name="ce1">
            <text:p>123 W 86th Street - Arons, Elliot -<text:s/></text:p>
          </table:table-cell>
          <table:table-cell office:value-type="string" table:style-name="ce1">
            <text:p>123 W 86th Street - Arons, Elliot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877-2833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23 W 86th Street</text:p>
          </table:table-cell>
          <table:table-cell table:style-name="ce1"/>
          <table:table-cell office:value-type="string" table:style-name="ce18">
            <text:p>Blye, Ellen</text:p>
          </table:table-cell>
          <table:table-cell office:value-type="string" office:string-value="123 W 86th Street - Blye, Ellen - " table:style-name="ce1">
            <text:p>123 W 86th Street - Blye, Ellen -<text:s/></text:p>
          </table:table-cell>
          <table:table-cell office:value-type="string" table:style-name="ce1">
            <text:p>123 W 86th Street - Blye, Elle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877-2833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305 York Ave</text:p>
          </table:table-cell>
          <table:table-cell office:value-type="string" table:style-name="ce18">
            <text:p>4th Fl</text:p>
          </table:table-cell>
          <table:table-cell office:value-type="string" table:style-name="ce18">
            <text:p>De Jong, Ype</text:p>
          </table:table-cell>
          <table:table-cell office:value-type="string" office:string-value="1305 York Ave - 4th Fl - De Jong, Ype - " table:style-name="ce1">
            <text:p>1305 York Ave - 4th Fl - De Jong, Ype -<text:s/></text:p>
          </table:table-cell>
          <table:table-cell office:value-type="string" table:style-name="ce1">
            <text:p>1305 York Ave - 4th Fl - De Jong, Ype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535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305 York Ave</text:p>
          </table:table-cell>
          <table:table-cell office:value-type="string" table:style-name="ce18">
            <text:p>4th Floor</text:p>
          </table:table-cell>
          <table:table-cell office:value-type="string" table:style-name="ce18">
            <text:p>Brown, Robert</text:p>
          </table:table-cell>
          <table:table-cell office:value-type="string" office:string-value="1305 York Ave - 4th Floor - Brown, Robert - " table:style-name="ce1">
            <text:p>1305 York Ave - 4th Floor - Brown, Robert -<text:s/></text:p>
          </table:table-cell>
          <table:table-cell office:value-type="string" table:style-name="ce1">
            <text:p>1305 York Ave - 4th Floor - Brown, Robert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5483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305 York Ave</text:p>
          </table:table-cell>
          <table:table-cell office:value-type="string" table:style-name="ce18">
            <text:p>4th Floor</text:p>
          </table:table-cell>
          <table:table-cell office:value-type="string" table:style-name="ce18">
            <text:p>Bunim, Ari Lance</text:p>
          </table:table-cell>
          <table:table-cell office:value-type="string" office:string-value="1305 York Ave - 4th Floor - Bunim, Ari Lance - " table:style-name="ce1">
            <text:p>1305 York Ave - 4th Floor - Bunim, Ari Lance -<text:s/></text:p>
          </table:table-cell>
          <table:table-cell office:value-type="string" table:style-name="ce1">
            <text:p>1305 York Ave - 4th Floor - Bunim, Ari Lance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5483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305 York Ave</text:p>
          </table:table-cell>
          <table:table-cell office:value-type="string" table:style-name="ce18">
            <text:p>4th Floor</text:p>
          </table:table-cell>
          <table:table-cell office:value-type="string" table:style-name="ce18">
            <text:p>Fox, Alyson</text:p>
          </table:table-cell>
          <table:table-cell office:value-type="string" office:string-value="1305 York Ave - 4th Floor - Fox, Alyson - " table:style-name="ce1">
            <text:p>1305 York Ave - 4th Floor - Fox, Alyson -<text:s/></text:p>
          </table:table-cell>
          <table:table-cell office:value-type="string" table:style-name="ce1">
            <text:p>1305 York Ave - 4th Floor - Fox, Alyso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5384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305 York Ave</text:p>
          </table:table-cell>
          <table:table-cell office:value-type="string" table:style-name="ce18">
            <text:p>4th Floor</text:p>
          </table:table-cell>
          <table:table-cell office:value-type="string" table:style-name="ce18">
            <text:p>Frissora, Christine</text:p>
          </table:table-cell>
          <table:table-cell office:value-type="string" office:string-value="1305 York Ave - 4th Floor - Frissora, Christine - " table:style-name="ce1">
            <text:p>1305 York Ave - 4th Floor - Frissora, Christine -<text:s/></text:p>
          </table:table-cell>
          <table:table-cell office:value-type="string" table:style-name="ce1">
            <text:p>1305 York Ave - 4th Floor - Frissora, Christine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400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305 York Ave</text:p>
          </table:table-cell>
          <table:table-cell office:value-type="string" table:style-name="ce18">
            <text:p>4th Floor</text:p>
          </table:table-cell>
          <table:table-cell office:value-type="string" table:style-name="ce18">
            <text:p>Jesudian, Eleni</text:p>
          </table:table-cell>
          <table:table-cell office:value-type="string" office:string-value="1305 York Ave - 4th Floor - Jesudian, Eleni - " table:style-name="ce1">
            <text:p>1305 York Ave - 4th Floor - Jesudian, Eleni -<text:s/></text:p>
          </table:table-cell>
          <table:table-cell office:value-type="string" table:style-name="ce1">
            <text:p>1305 York Ave - 4th Floor - Jesudian, Eleni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5384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305 York Ave</text:p>
          </table:table-cell>
          <table:table-cell office:value-type="string" table:style-name="ce18">
            <text:p>4th Floor</text:p>
          </table:table-cell>
          <table:table-cell office:value-type="string" table:style-name="ce18">
            <text:p>Kumar, Sonal</text:p>
          </table:table-cell>
          <table:table-cell office:value-type="string" office:string-value="1305 York Ave - 4th Floor - Kumar, Sonal - " table:style-name="ce1">
            <text:p>1305 York Ave - 4th Floor - Kumar, Sonal -<text:s/></text:p>
          </table:table-cell>
          <table:table-cell office:value-type="string" table:style-name="ce1">
            <text:p>1305 York Ave - 4th Floor - Kumar, Sonal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404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305 York Ave</text:p>
          </table:table-cell>
          <table:table-cell office:value-type="string" table:style-name="ce18">
            <text:p>4th Floor</text:p>
          </table:table-cell>
          <table:table-cell office:value-type="string" table:style-name="ce18">
            <text:p>Reem, Shariaha</text:p>
          </table:table-cell>
          <table:table-cell office:value-type="string" office:string-value="1305 York Ave - 4th Floor - Reem, Shariaha - " table:style-name="ce1">
            <text:p>1305 York Ave - 4th Floor - Reem, Shariaha -<text:s/></text:p>
          </table:table-cell>
          <table:table-cell office:value-type="string" table:style-name="ce1">
            <text:p>1305 York Ave - 4th Floor - Reem, Shariaha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400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305 York Ave</text:p>
          </table:table-cell>
          <table:table-cell office:value-type="string" table:style-name="ce18">
            <text:p>4th Floor</text:p>
          </table:table-cell>
          <table:table-cell office:value-type="string" table:style-name="ce18">
            <text:p>Vielemeyer, Ole</text:p>
          </table:table-cell>
          <table:table-cell office:value-type="string" office:string-value="1305 York Ave - 4th Floor - Vielemeyer, Ole - " table:style-name="ce1">
            <text:p>1305 York Ave - 4th Floor - Vielemeyer, Ole -<text:s/></text:p>
          </table:table-cell>
          <table:table-cell office:value-type="string" table:style-name="ce1">
            <text:p>1305 York Ave - 4th Floor - Vielemeyer, Ole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8747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305 York Ave</text:p>
          </table:table-cell>
          <table:table-cell office:value-type="string" table:style-name="ce18">
            <text:p>4th Floor</text:p>
          </table:table-cell>
          <table:table-cell office:value-type="string" table:style-name="ce18">
            <text:p>Wan, David</text:p>
          </table:table-cell>
          <table:table-cell office:value-type="string" office:string-value="1305 York Ave - 4th Floor - Wan, David - " table:style-name="ce1">
            <text:p>1305 York Ave - 4th Floor - Wan, David -<text:s/></text:p>
          </table:table-cell>
          <table:table-cell office:value-type="string" table:style-name="ce1">
            <text:p>1305 York Ave - 4th Floor - Wan, David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400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305 York Ave</text:p>
          </table:table-cell>
          <table:table-cell office:value-type="string" table:style-name="ce18">
            <text:p>4th Floor</text:p>
          </table:table-cell>
          <table:table-cell office:value-type="string" table:style-name="ce18">
            <text:p>Weinberg, Ethan</text:p>
          </table:table-cell>
          <table:table-cell office:value-type="string" office:string-value="1305 York Ave - 4th Floor - Weinberg, Ethan - " table:style-name="ce1">
            <text:p>1305 York Ave - 4th Floor - Weinberg, Ethan -<text:s/></text:p>
          </table:table-cell>
          <table:table-cell office:value-type="string" table:style-name="ce1">
            <text:p>1305 York Ave - 4th Floor - Weinberg, Etha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480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305 York Ave</text:p>
          </table:table-cell>
          <table:table-cell office:value-type="string" table:style-name="ce18">
            <text:p>ENT</text:p>
          </table:table-cell>
          <table:table-cell office:value-type="string" table:style-name="ce18">
            <text:p>[OFFICE]</text:p>
          </table:table-cell>
          <table:table-cell office:value-type="string" office:string-value="1305 York Ave - ENT - [OFFICE] - " table:style-name="ce1">
            <text:p>1305 York Ave - ENT - [OFFICE] -<text:s/></text:p>
          </table:table-cell>
          <table:table-cell office:value-type="string" table:style-name="ce1">
            <text:p>1305 York Ave - ENT - [OFFICE]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3681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305 York Ave</text:p>
          </table:table-cell>
          <table:table-cell office:value-type="string" table:style-name="ce18">
            <text:p>ENT</text:p>
          </table:table-cell>
          <table:table-cell office:value-type="string" table:style-name="ce18">
            <text:p>Alexiades, George</text:p>
          </table:table-cell>
          <table:table-cell office:value-type="string" office:string-value="1305 York Ave - ENT - Alexiades, George - " table:style-name="ce1">
            <text:p>1305 York Ave - ENT - Alexiades, George -<text:s/></text:p>
          </table:table-cell>
          <table:table-cell office:value-type="string" table:style-name="ce1">
            <text:p>1305 York Ave - ENT - Alexiades, George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3681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305 York Ave</text:p>
          </table:table-cell>
          <table:table-cell office:value-type="string" table:style-name="ce18">
            <text:p>ENT</text:p>
          </table:table-cell>
          <table:table-cell office:value-type="string" table:style-name="ce18">
            <text:p>Sadoughie, Babak</text:p>
          </table:table-cell>
          <table:table-cell office:value-type="string" office:string-value="1305 York Ave - ENT - Sadoughie, Babak - " table:style-name="ce1">
            <text:p>1305 York Ave - ENT - Sadoughie, Babak -<text:s/></text:p>
          </table:table-cell>
          <table:table-cell office:value-type="string" table:style-name="ce1">
            <text:p>1305 York Ave - ENT - Sadoughie, Babak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3681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305 York Ave</text:p>
          </table:table-cell>
          <table:table-cell office:value-type="string" table:style-name="ce18">
            <text:p>ENT</text:p>
          </table:table-cell>
          <table:table-cell office:value-type="string" table:style-name="ce18">
            <text:p>Tabee, Abtin</text:p>
          </table:table-cell>
          <table:table-cell office:value-type="string" office:string-value="1305 York Ave - ENT - Tabee, Abtin - " table:style-name="ce1">
            <text:p>1305 York Ave - ENT - Tabee, Abtin -<text:s/></text:p>
          </table:table-cell>
          <table:table-cell office:value-type="string" table:style-name="ce1">
            <text:p>1305 York Ave - ENT - Tabee, Abti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3681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305 York Ave</text:p>
          </table:table-cell>
          <table:table-cell office:value-type="string" table:style-name="ce18">
            <text:p>IVF (6th Floor)</text:p>
          </table:table-cell>
          <table:table-cell table:style-name="ce1"/>
          <table:table-cell office:value-type="string" office:string-value="1305 York Ave - IVF (6th Floor) - " table:style-name="ce1">
            <text:p>1305 York Ave - IVF (6th Floor) -<text:s/></text:p>
          </table:table-cell>
          <table:table-cell office:value-type="string" table:style-name="ce1">
            <text:p>1305 York Ave - IVF (6th Floor)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3395</text:p>
          </table:table-cell>
          <table:table-cell office:value-type="string" table:style-name="ce18">
            <text:p>GARCIA, ERIK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22"/>
          <table:table-cell office:value-type="string" office:string-value="" table:style-name="ce22"/>
          <table:table-cell office:value-type="string" office:string-value="" table:style-name="ce22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315 York Ave</text:p>
          </table:table-cell>
          <table:table-cell table:style-name="ce1"/>
          <table:table-cell office:value-type="string" table:style-name="ce18">
            <text:p>Alfons, Pomp</text:p>
          </table:table-cell>
          <table:table-cell office:value-type="string" office:string-value="1315 York Ave - Alfons, Pomp - " table:style-name="ce1">
            <text:p>1315 York Ave - Alfons, Pomp -<text:s/></text:p>
          </table:table-cell>
          <table:table-cell office:value-type="string" table:style-name="ce1">
            <text:p>1315 York Ave - Alfons, Pomp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5294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315 York Ave</text:p>
          </table:table-cell>
          <table:table-cell table:style-name="ce1"/>
          <table:table-cell office:value-type="string" table:style-name="ce18">
            <text:p>Dakin, Gregory</text:p>
          </table:table-cell>
          <table:table-cell office:value-type="string" office:string-value="1315 York Ave - Dakin, Gregory - " table:style-name="ce1">
            <text:p>1315 York Ave - Dakin, Gregory -<text:s/></text:p>
          </table:table-cell>
          <table:table-cell office:value-type="string" table:style-name="ce1">
            <text:p>1315 York Ave - Dakin, Gregory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5294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315 York Ave</text:p>
          </table:table-cell>
          <table:table-cell table:style-name="ce1"/>
          <table:table-cell office:value-type="string" table:style-name="ce18">
            <text:p>Steinlauf, Adam Franklin</text:p>
          </table:table-cell>
          <table:table-cell office:value-type="string" office:string-value="1315 York Ave - Steinlauf, Adam Franklin - " table:style-name="ce1">
            <text:p>1315 York Ave - Steinlauf, Adam Franklin -<text:s/></text:p>
          </table:table-cell>
          <table:table-cell office:value-type="string" table:style-name="ce1">
            <text:p>1315 York Ave - Steinlauf, Adam Frankli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5077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156/170 William St</text:p>
          </table:table-cell>
          <table:table-cell office:value-type="string" table:style-name="ce18">
            <text:p>OB/GYN</text:p>
          </table:table-cell>
          <table:table-cell table:style-name="ce1"/>
          <table:table-cell office:value-type="string" office:string-value="156/170 William St - OB/GYN - " table:style-name="ce1">
            <text:p>156/170 William St - OB/GYN -<text:s/></text:p>
          </table:table-cell>
          <table:table-cell office:value-type="string" table:style-name="ce1">
            <text:p>156/170 William St - OB/GY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5665</text:p>
          </table:table-cell>
          <table:table-cell office:value-type="string" table:style-name="ce18">
            <text:p>HANIFF, PRISSILA/Re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21 W Broadway</text:p>
          </table:table-cell>
          <table:table-cell table:style-name="ce1"/>
          <table:table-cell office:value-type="string" table:style-name="ce18">
            <text:p>[OFFICE]</text:p>
          </table:table-cell>
          <table:table-cell office:value-type="string" office:string-value="21 W Broadway - [OFFICE] - " table:style-name="ce1">
            <text:p>21 W Broadway - [OFFICE] -<text:s/></text:p>
          </table:table-cell>
          <table:table-cell office:value-type="string" table:style-name="ce1">
            <text:p>21 W Broadway - [OFFICE]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6600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21 W Broadway</text:p>
          </table:table-cell>
          <table:table-cell table:style-name="ce1"/>
          <table:table-cell office:value-type="string" table:style-name="ce18">
            <text:p>Barbieri, Christopher</text:p>
          </table:table-cell>
          <table:table-cell office:value-type="string" office:string-value="21 W Broadway - Barbieri, Christopher - " table:style-name="ce1">
            <text:p>21 W Broadway - Barbieri, Christopher -<text:s/></text:p>
          </table:table-cell>
          <table:table-cell office:value-type="string" table:style-name="ce1">
            <text:p>21 W Broadway - Barbieri, Christopher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746-5562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21 W Broadway</text:p>
          </table:table-cell>
          <table:table-cell table:style-name="ce1"/>
          <table:table-cell office:value-type="string" table:style-name="ce18">
            <text:p>Farber, Leonard</text:p>
          </table:table-cell>
          <table:table-cell office:value-type="string" office:string-value="21 W Broadway - Farber, Leonard - " table:style-name="ce1">
            <text:p>21 W Broadway - Farber, Leonard -<text:s/></text:p>
          </table:table-cell>
          <table:table-cell office:value-type="string" table:style-name="ce1">
            <text:p>21 W Broadway - Farber, Leonard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6600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21 W Broadway</text:p>
          </table:table-cell>
          <table:table-cell table:style-name="ce1"/>
          <table:table-cell office:value-type="string" table:style-name="ce18">
            <text:p>Fisher, Lauren</text:p>
          </table:table-cell>
          <table:table-cell office:value-type="string" office:string-value="21 W Broadway - Fisher, Lauren - " table:style-name="ce1">
            <text:p>21 W Broadway - Fisher, Lauren -<text:s/></text:p>
          </table:table-cell>
          <table:table-cell office:value-type="string" table:style-name="ce1">
            <text:p>21 W Broadway - Fisher, Laure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1771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21 W Broadway</text:p>
          </table:table-cell>
          <table:table-cell table:style-name="ce1"/>
          <table:table-cell office:value-type="string" table:style-name="ce18">
            <text:p>Igel, Leon</text:p>
          </table:table-cell>
          <table:table-cell office:value-type="string" office:string-value="21 W Broadway - Igel, Leon - " table:style-name="ce1">
            <text:p>21 W Broadway - Igel, Leon -<text:s/></text:p>
          </table:table-cell>
          <table:table-cell office:value-type="string" table:style-name="ce1">
            <text:p>21 W Broadway - Igel, Leo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2111</text:p>
          </table:table-cell>
          <table:table-cell office:value-type="string" table:style-name="ce18">
            <text:p>MARTINEZ, STAC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21 W Broadway</text:p>
          </table:table-cell>
          <table:table-cell table:style-name="ce1"/>
          <table:table-cell office:value-type="string" table:style-name="ce18">
            <text:p>Kim, So-Young</text:p>
          </table:table-cell>
          <table:table-cell office:value-type="string" office:string-value="21 W Broadway - Kim, So-Young - " table:style-name="ce1">
            <text:p>21 W Broadway - Kim, So-Young -<text:s/></text:p>
          </table:table-cell>
          <table:table-cell office:value-type="string" table:style-name="ce1">
            <text:p>21 W Broadway - Kim, So-Young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8690</text:p>
          </table:table-cell>
          <table:table-cell office:value-type="string" table:style-name="ce18">
            <text:p>MARTINEZ, STAC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21 W Broadway</text:p>
          </table:table-cell>
          <table:table-cell table:style-name="ce1"/>
          <table:table-cell office:value-type="string" table:style-name="ce18">
            <text:p>Leonard, Michael</text:p>
          </table:table-cell>
          <table:table-cell office:value-type="string" office:string-value="21 W Broadway - Leonard, Michael - " table:style-name="ce1">
            <text:p>21 W Broadway - Leonard, Michael -<text:s/></text:p>
          </table:table-cell>
          <table:table-cell office:value-type="string" table:style-name="ce1">
            <text:p>21 W Broadway - Leonard, Michael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249-8056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21 W Broadway</text:p>
          </table:table-cell>
          <table:table-cell table:style-name="ce1"/>
          <table:table-cell office:value-type="string" table:style-name="ce18">
            <text:p>Libby, Laura</text:p>
          </table:table-cell>
          <table:table-cell office:value-type="string" office:string-value="21 W Broadway - Libby, Laura - " table:style-name="ce1">
            <text:p>21 W Broadway - Libby, Laura -<text:s/></text:p>
          </table:table-cell>
          <table:table-cell office:value-type="string" table:style-name="ce1">
            <text:p>21 W Broadway - Libby, Laura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28-6611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21 W Broadway</text:p>
          </table:table-cell>
          <table:table-cell table:style-name="ce1"/>
          <table:table-cell office:value-type="string" table:style-name="ce18">
            <text:p>Maresh, Alison</text:p>
          </table:table-cell>
          <table:table-cell office:value-type="string" office:string-value="21 W Broadway - Maresh, Alison - " table:style-name="ce1">
            <text:p>21 W Broadway - Maresh, Alison -<text:s/></text:p>
          </table:table-cell>
          <table:table-cell office:value-type="string" table:style-name="ce1">
            <text:p>21 W Broadway - Maresh, Aliso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2225</text:p>
          </table:table-cell>
          <table:table-cell office:value-type="string" table:style-name="ce18">
            <text:p>MARTINEZ, STAC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21 W Broadway</text:p>
          </table:table-cell>
          <table:table-cell table:style-name="ce1"/>
          <table:table-cell office:value-type="string" table:style-name="ce18">
            <text:p>McCarron, James</text:p>
          </table:table-cell>
          <table:table-cell office:value-type="string" office:string-value="21 W Broadway - McCarron, James - " table:style-name="ce1">
            <text:p>21 W Broadway - McCarron, James -<text:s/></text:p>
          </table:table-cell>
          <table:table-cell office:value-type="string" table:style-name="ce1">
            <text:p>21 W Broadway - McCarron, James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861-3000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21 W Broadway</text:p>
          </table:table-cell>
          <table:table-cell table:style-name="ce1"/>
          <table:table-cell office:value-type="string" table:style-name="ce18">
            <text:p>Pecker, Mark S</text:p>
          </table:table-cell>
          <table:table-cell office:value-type="string" office:string-value="21 W Broadway - Pecker, Mark S - " table:style-name="ce1">
            <text:p>21 W Broadway - Pecker, Mark S -<text:s/></text:p>
          </table:table-cell>
          <table:table-cell office:value-type="string" table:style-name="ce1">
            <text:p>21 W Broadway - Pecker, Mark S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2606</text:p>
          </table:table-cell>
          <table:table-cell office:value-type="string" table:style-name="ce18">
            <text:p>MARTINEZ, STAC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21 W Broadway</text:p>
          </table:table-cell>
          <table:table-cell table:style-name="ce1"/>
          <table:table-cell office:value-type="string" table:style-name="ce18">
            <text:p>Reiger, Jill</text:p>
          </table:table-cell>
          <table:table-cell office:value-type="string" office:string-value="21 W Broadway - Reiger, Jill - " table:style-name="ce1">
            <text:p>21 W Broadway - Reiger, Jill -<text:s/></text:p>
          </table:table-cell>
          <table:table-cell office:value-type="string" table:style-name="ce1">
            <text:p>21 W Broadway - Reiger, Jill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2399</text:p>
          </table:table-cell>
          <table:table-cell office:value-type="string" table:style-name="ce18">
            <text:p>MARTINEZ, STAC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21 W Broadway</text:p>
          </table:table-cell>
          <table:table-cell table:style-name="ce1"/>
          <table:table-cell office:value-type="string" table:style-name="ce18">
            <text:p>Smith, Michael</text:p>
          </table:table-cell>
          <table:table-cell office:value-type="string" office:string-value="21 W Broadway - Smith, Michael - " table:style-name="ce1">
            <text:p>21 W Broadway - Smith, Michael -<text:s/></text:p>
          </table:table-cell>
          <table:table-cell office:value-type="string" table:style-name="ce1">
            <text:p>21 W Broadway - Smith, Michael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6600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21 W Broadway</text:p>
          </table:table-cell>
          <table:table-cell table:style-name="ce1"/>
          <table:table-cell office:value-type="string" table:style-name="ce18">
            <text:p>Wun. Herrick</text:p>
          </table:table-cell>
          <table:table-cell office:value-type="string" office:string-value="21 W Broadway - Wun. Herrick - " table:style-name="ce1">
            <text:p>21 W Broadway - Wun. Herrick -<text:s/></text:p>
          </table:table-cell>
          <table:table-cell office:value-type="string" table:style-name="ce1">
            <text:p>21 W Broadway - Wun. Herrick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312-5577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211 E 80th St</text:p>
          </table:table-cell>
          <table:table-cell office:value-type="string" table:style-name="ce18">
            <text:p>INTER MED</text:p>
          </table:table-cell>
          <table:table-cell table:style-name="ce1"/>
          <table:table-cell office:value-type="string" office:string-value="211 E 80th St - INTER MED - " table:style-name="ce1">
            <text:p>211 E 80th St - INTER MED -<text:s/></text:p>
          </table:table-cell>
          <table:table-cell office:value-type="string" table:style-name="ce1">
            <text:p>211 E 80th St - INTER MED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8610</text:p>
          </table:table-cell>
          <table:table-cell office:value-type="string" table:style-name="ce18">
            <text:p>MESSINA, CRYSTAL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211 E 80th St</text:p>
          </table:table-cell>
          <table:table-cell office:value-type="string" table:style-name="ce18">
            <text:p>INTER MED</text:p>
          </table:table-cell>
          <table:table-cell office:value-type="string" table:style-name="ce18">
            <text:p>Collier, Trenton</text:p>
          </table:table-cell>
          <table:table-cell office:value-type="string" office:string-value="211 E 80th St - INTER MED - Collier, Trenton - " table:style-name="ce1">
            <text:p>211 E 80th St - INTER MED - Collier, Trenton -<text:s/></text:p>
          </table:table-cell>
          <table:table-cell office:value-type="string" table:style-name="ce1">
            <text:p>211 E 80th St - INTER MED - Collier, Trento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8610</text:p>
          </table:table-cell>
          <table:table-cell office:value-type="string" table:style-name="ce18">
            <text:p>MESSINA, CRYSTAL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211 E 80th St</text:p>
          </table:table-cell>
          <table:table-cell office:value-type="string" table:style-name="ce18">
            <text:p>INTER MED</text:p>
          </table:table-cell>
          <table:table-cell office:value-type="string" table:style-name="ce18">
            <text:p>Gingras, Laura</text:p>
          </table:table-cell>
          <table:table-cell office:value-type="string" office:string-value="211 E 80th St - INTER MED - Gingras, Laura - " table:style-name="ce1">
            <text:p>211 E 80th St - INTER MED - Gingras, Laura -<text:s/></text:p>
          </table:table-cell>
          <table:table-cell office:value-type="string" table:style-name="ce1">
            <text:p>211 E 80th St - INTER MED - Gingras, Laura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8610</text:p>
          </table:table-cell>
          <table:table-cell office:value-type="string" table:style-name="ce18">
            <text:p>MESSINA, CRYSTAL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215 East 85th Street</text:p>
          </table:table-cell>
          <table:table-cell office:value-type="string" table:style-name="ce18">
            <text:p>OB-GYN - INTERNAL MED</text:p>
          </table:table-cell>
          <table:table-cell table:style-name="ce1"/>
          <table:table-cell office:value-type="string" office:string-value="215 East 85th Street - OB-GYN - INTERNAL MED - " table:style-name="ce1">
            <text:p>215 East 85th Street - OB-GYN - INTERNAL MED -<text:s/></text:p>
          </table:table-cell>
          <table:table-cell office:value-type="string" table:style-name="ce1">
            <text:p>215 East 85th Street - OB-GYN - INTERNAL MED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float" office:value="17326" table:style-name="ce20">
            <text:p>17326</text:p>
          </table:table-cell>
          <table:table-cell office:value-type="string" table:style-name="ce18">
            <text:p>MCCULLAGH, KERRI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215 East 85th Street</text:p>
          </table:table-cell>
          <table:table-cell office:value-type="string" table:style-name="ce18">
            <text:p>PEDS</text:p>
          </table:table-cell>
          <table:table-cell table:style-name="ce1"/>
          <table:table-cell office:value-type="string" office:string-value="215 East 85th Street - PEDS - " table:style-name="ce1">
            <text:p>215 East 85th Street - PEDS -<text:s/></text:p>
          </table:table-cell>
          <table:table-cell office:value-type="string" table:style-name="ce1">
            <text:p>215 East 85th Street - PEDS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float" office:value="17347" table:style-name="ce20">
            <text:p>17347</text:p>
          </table:table-cell>
          <table:table-cell office:value-type="string" table:style-name="ce18">
            <text:p>GUY, ANNETT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310 East 72nd</text:p>
          </table:table-cell>
          <table:table-cell office:value-type="string" table:style-name="ce18">
            <text:p>LAB</text:p>
          </table:table-cell>
          <table:table-cell table:style-name="ce1"/>
          <table:table-cell office:value-type="string" office:string-value="310 East 72nd - LAB - " table:style-name="ce1">
            <text:p>310 East 72nd - LAB -<text:s/></text:p>
          </table:table-cell>
          <table:table-cell office:value-type="string" table:style-name="ce1">
            <text:p>310 East 72nd - LAB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570-5885</text:p>
          </table:table-cell>
          <table:table-cell office:value-type="string" table:style-name="ce18">
            <text:p>AYALA, RAINELL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8"/>
          <table:table-cell office:value-type="string" table:style-name="ce18">
            <text:p>310 East 72nd</text:p>
          </table:table-cell>
          <table:table-cell office:value-type="string" table:style-name="ce18">
            <text:p>PHYSICIANS</text:p>
          </table:table-cell>
          <table:table-cell table:style-name="ce18"/>
          <table:table-cell office:value-type="string" office:string-value="310 East 72nd - PHYSICIANS - " table:style-name="ce1">
            <text:p>310 East 72nd - PHYSICIANS -<text:s/></text:p>
          </table:table-cell>
          <table:table-cell office:value-type="string" table:style-name="ce1">
            <text:p>310 East 72nd - PHYSICIANS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212-746-0670</text:p>
          </table:table-cell>
          <table:table-cell office:value-type="string" table:style-name="ce18">
            <text:p>AYALA, RAINELL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36 E 36th Street</text:p>
          </table:table-cell>
          <table:table-cell office:value-type="string" table:style-name="ce18">
            <text:p>1J</text:p>
          </table:table-cell>
          <table:table-cell office:value-type="string" table:style-name="ce18">
            <text:p>Young, Kirk</text:p>
          </table:table-cell>
          <table:table-cell office:value-type="string" office:string-value="36 E 36th Street - 1J - Young, Kirk - " table:style-name="ce1">
            <text:p>36 E 36th Street - 1J - Young, Kirk -<text:s/></text:p>
          </table:table-cell>
          <table:table-cell office:value-type="string" table:style-name="ce1">
            <text:p>36 E 36th Street - 1J - Young, Kirk</text:p>
          </table:table-cell>
          <table:table-cell office:value-type="float" office:value="3614" table:style-name="ce18">
            <text:p>3614</text:p>
          </table:table-cell>
          <table:table-cell office:value-type="string" table:style-name="ce29">
            <text:p>NO</text:p>
          </table:table-cell>
          <table:table-cell office:value-type="string" table:style-name="ce20">
            <text:p>212-532-4575</text:p>
          </table:table-cell>
          <table:table-cell office:value-type="string" table:style-name="ce18">
            <text:p>CACAO, REYNOLD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425 E 61st St</text:p>
          </table:table-cell>
          <table:table-cell office:value-type="string" table:style-name="ce18">
            <text:p>11th Floor</text:p>
          </table:table-cell>
          <table:table-cell table:style-name="ce1"/>
          <table:table-cell office:value-type="string" office:string-value="425 E 61st St - 11th Floor - " table:style-name="ce1">
            <text:p>425 E 61st St - 11th Floor -<text:s/></text:p>
          </table:table-cell>
          <table:table-cell office:value-type="string" table:style-name="ce1">
            <text:p>425 E 61st St - 11th Floor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821-0942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525 E 68th St</text:p>
          </table:table-cell>
          <table:table-cell office:value-type="string" table:style-name="ce18">
            <text:p>Neurology ST 661</text:p>
          </table:table-cell>
          <table:table-cell table:style-name="ce18"/>
          <table:table-cell office:value-type="string" office:string-value="525 E 68th St - Neurology ST 661 - " table:style-name="ce1">
            <text:p>525 E 68th St - Neurology ST 661 -<text:s/></text:p>
          </table:table-cell>
          <table:table-cell office:value-type="string" table:style-name="ce1">
            <text:p>525 E 68th St - Neurology ST 661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2321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8 North</text:p>
          </table:table-cell>
          <table:table-cell office:value-type="string" table:style-name="ce18">
            <text:p>M2 - DIALYSIS</text:p>
          </table:table-cell>
          <table:table-cell table:style-name="ce1"/>
          <table:table-cell office:value-type="string" office:string-value="8 North - M2 - DIALYSIS - " table:style-name="ce1">
            <text:p>8 North - M2 - DIALYSIS -<text:s/></text:p>
          </table:table-cell>
          <table:table-cell office:value-type="string" table:style-name="ce1">
            <text:p>8 North - M2 - DIALYSIS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3151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22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table:number-columns-repeated="2" table:style-name="ce18"/>
          <table:table-cell office:value-type="string" table:style-name="ce18">
            <text:p>Acosta, Alberto</text:p>
          </table:table-cell>
          <table:table-cell office:value-type="string" office:string-value="Acosta, Alberto - " table:style-name="ce1">
            <text:p>Acosta, Alberto -<text:s/></text:p>
          </table:table-cell>
          <table:table-cell office:value-type="string" table:style-name="ce1">
            <text:p>Acosta, Alberto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230-1010</text:p>
          </table:table-cell>
          <table:table-cell office:value-type="string" table:style-name="ce18">
            <text:p>MILLER, CASSANDR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Altorki, Nasser K.</text:p>
          </table:table-cell>
          <table:table-cell office:value-type="string" office:string-value="Altorki, Nasser K. - " table:style-name="ce1">
            <text:p>Altorki, Nasser K. -<text:s/></text:p>
          </table:table-cell>
          <table:table-cell office:value-type="string" table:style-name="ce1">
            <text:p>Altorki, Nasser K.</text:p>
          </table:table-cell>
          <table:table-cell table:style-name="ce1"/>
          <table:table-cell office:value-type="string" table:style-name="ce29">
            <text:p>YES</text:p>
          </table:table-cell>
          <table:table-cell office:value-type="string" table:style-name="ce20">
            <text:p>746-5156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Aronne, Louis <text:s/>/ Waitman / Vargas-Rodriguez, Ilana</text:p>
          </table:table-cell>
          <table:table-cell office:value-type="string" office:string-value="Aronne, Louis  / Waitman / Vargas-Rodriguez, Ilana - " table:style-name="ce1">
            <text:p>Aronne, Louis <text:s/>/ Waitman / Vargas-Rodriguez, Ilana -<text:s/></text:p>
          </table:table-cell>
          <table:table-cell office:value-type="string" table:style-name="ce1">
            <text:p>Aronne, Louis <text:s/>/ Waitman / Vargas-Rodriguez, Ilana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2417</text:p>
          </table:table-cell>
          <table:table-cell office:value-type="string" table:style-name="ce18">
            <text:p>AYALA, RAINELL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BAKER - 23</text:p>
          </table:table-cell>
          <table:table-cell table:style-name="ce1"/>
          <table:table-cell office:value-type="string" table:style-name="ce18">
            <text:p>PEDS SPCL STUDIES</text:p>
          </table:table-cell>
          <table:table-cell table:style-name="ce1"/>
          <table:table-cell office:value-type="string" office:string-value="BAKER - 23 - PEDS SPCL STUDIES - " table:style-name="ce1">
            <text:p>BAKER - 23 - PEDS SPCL STUDIES -<text:s/></text:p>
          </table:table-cell>
          <table:table-cell office:value-type="string" table:style-name="ce1">
            <text:p>BAKER - 23 - PEDS SPCL STUDIES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3326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BAKER - 24</text:p>
          </table:table-cell>
          <table:table-cell table:number-columns-repeated="3" table:style-name="ce1"/>
          <table:table-cell office:value-type="string" office:string-value="BAKER - 24 - " table:style-name="ce1">
            <text:p>BAKER - 24 -<text:s/></text:p>
          </table:table-cell>
          <table:table-cell office:value-type="string" table:style-name="ce1">
            <text:p>BAKER - 24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418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Banuchi-Crespo, Victoria</text:p>
          </table:table-cell>
          <table:table-cell office:value-type="string" office:string-value="Banuchi-Crespo, Victoria - " table:style-name="ce1">
            <text:p>Banuchi-Crespo, Victoria -<text:s/></text:p>
          </table:table-cell>
          <table:table-cell office:value-type="string" table:style-name="ce1">
            <text:p>Banuchi-Crespo, Victoria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962-9135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Bardes, Charles</text:p>
          </table:table-cell>
          <table:table-cell office:value-type="string" office:string-value="Bardes, Charles - " table:style-name="ce1">
            <text:p>Bardes, Charles -<text:s/></text:p>
          </table:table-cell>
          <table:table-cell office:value-type="string" table:style-name="ce1">
            <text:p>Bardes, Charles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646-962-3456</text:p>
          </table:table-cell>
          <table:table-cell office:value-type="string" table:style-name="ce18">
            <text:p>MCCULLAGH, KERRI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Barley, Browers</text:p>
          </table:table-cell>
          <table:table-cell office:value-type="string" office:string-value="Barley, Browers - " table:style-name="ce1">
            <text:p>Barley, Browers -<text:s/></text:p>
          </table:table-cell>
          <table:table-cell office:value-type="string" table:style-name="ce1">
            <text:p>Barley, Browers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212-758-3590</text:p>
          </table:table-cell>
          <table:table-cell office:value-type="string" table:style-name="ce18">
            <text:p>MILLER, CASSANDR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Basu, Patrick</text:p>
          </table:table-cell>
          <table:table-cell office:value-type="string" office:string-value="Basu, Patrick - " table:style-name="ce1">
            <text:p>Basu, Patrick -<text:s/></text:p>
          </table:table-cell>
          <table:table-cell office:value-type="string" table:style-name="ce1">
            <text:p>Basu, Patrick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18-897-0584</text:p>
          </table:table-cell>
          <table:table-cell office:value-type="string" table:style-name="ce18">
            <text:p>MARTINEZ, STACY/GREEN-SMITH, MARCI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Basuk, Paul<text:s/></text:p>
          </table:table-cell>
          <table:table-cell office:value-type="string" office:string-value="Basuk, Paul  - " table:style-name="ce1">
            <text:p>Basuk, Paul <text:s/>-<text:s/></text:p>
          </table:table-cell>
          <table:table-cell office:value-type="string" table:style-name="ce1">
            <text:p>Basuk, Paul<text:s/>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861-9715</text:p>
          </table:table-cell>
          <table:table-cell office:value-type="string" table:style-name="ce18">
            <text:p>GUY, ANNETT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Bednarek, Karl T</text:p>
          </table:table-cell>
          <table:table-cell office:value-type="string" office:string-value="Bednarek, Karl T - " table:style-name="ce1">
            <text:p>Bednarek, Karl T -<text:s/></text:p>
          </table:table-cell>
          <table:table-cell office:value-type="string" table:style-name="ce1">
            <text:p>Bednarek, Karl T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718-389-8585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Borer, Jeffery S</text:p>
          </table:table-cell>
          <table:table-cell office:value-type="string" office:string-value="Borer, Jeffery S - " table:style-name="ce1">
            <text:p>Borer, Jeffery S -<text:s/></text:p>
          </table:table-cell>
          <table:table-cell office:value-type="string" table:style-name="ce1">
            <text:p>Borer, Jeffery S</text:p>
          </table:table-cell>
          <table:table-cell table:style-name="ce1"/>
          <table:table-cell office:value-type="string" table:style-name="ce29">
            <text:p>YES</text:p>
          </table:table-cell>
          <table:table-cell office:value-type="string" table:style-name="ce20">
            <text:p>289-7777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Bosworth, Brian / Scherl, Ellen / Jacobs, V</text:p>
          </table:table-cell>
          <table:table-cell office:value-type="string" office:string-value="Bosworth, Brian / Scherl, Ellen / Jacobs, V - " table:style-name="ce1">
            <text:p>Bosworth, Brian / Scherl, Ellen / Jacobs, V -<text:s/></text:p>
          </table:table-cell>
          <table:table-cell office:value-type="string" table:style-name="ce1">
            <text:p>Bosworth, Brian / Scherl, Ellen / Jacobs, V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746-5077</text:p>
          </table:table-cell>
          <table:table-cell office:value-type="string" table:style-name="ce18">
            <text:p>WATERMAN, KAY/MILLER, CASSANDR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Brownstein, Iliana , Degann, Sona, Guballa, Nerissa</text:p>
          </table:table-cell>
          <table:table-cell office:value-type="string" office:string-value="Brownstein, Iliana , Degann, Sona, Guballa, Nerissa - " table:style-name="ce1">
            <text:p>Brownstein, Iliana , Degann, Sona, Guballa, Nerissa -<text:s/></text:p>
          </table:table-cell>
          <table:table-cell office:value-type="string" table:style-name="ce1">
            <text:p>Brownstein, Iliana , Degann, Sona, Guballa, Nerissa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249-0900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Bussell, James</text:p>
          </table:table-cell>
          <table:table-cell office:value-type="string" office:string-value="Bussell, James - " table:style-name="ce1">
            <text:p>Bussell, James -<text:s/></text:p>
          </table:table-cell>
          <table:table-cell office:value-type="string" table:style-name="ce1">
            <text:p>Bussell, James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746-3400</text:p>
          </table:table-cell>
          <table:table-cell office:value-type="string" table:style-name="ce18">
            <text:p>AYALA, RAINELL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2" table:style-name="ce1"/>
          <table:table-cell office:value-type="string" table:style-name="ce18">
            <text:p>CARDIOLOGY - ST4</text:p>
          </table:table-cell>
          <table:table-cell table:style-name="ce1"/>
          <table:table-cell office:value-type="string" office:string-value="CARDIOLOGY - ST4 - " table:style-name="ce1">
            <text:p>CARDIOLOGY - ST4 -<text:s/></text:p>
          </table:table-cell>
          <table:table-cell office:value-type="string" table:style-name="ce1">
            <text:p>CARDIOLOGY - ST4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2172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Carlon, Anne</text:p>
          </table:table-cell>
          <table:table-cell office:value-type="string" office:string-value="Carlon, Anne - " table:style-name="ce1">
            <text:p>Carlon, Anne -<text:s/></text:p>
          </table:table-cell>
          <table:table-cell office:value-type="string" table:style-name="ce1">
            <text:p>Carlon, Anne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988-8100</text:p>
          </table:table-cell>
          <table:table-cell office:value-type="string" table:style-name="ce18">
            <text:p>MILLER, CASSANDR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CARNEGIE HILL</text:p>
          </table:table-cell>
          <table:table-cell table:style-name="ce1"/>
          <table:table-cell office:value-type="string" table:style-name="ce18">
            <text:p>ENDOSCOPY</text:p>
          </table:table-cell>
          <table:table-cell table:style-name="ce1"/>
          <table:table-cell office:value-type="string" office:string-value="CARNEGIE HILL - ENDOSCOPY - " table:style-name="ce1">
            <text:p>CARNEGIE HILL - ENDOSCOPY -<text:s/></text:p>
          </table:table-cell>
          <table:table-cell office:value-type="string" table:style-name="ce1">
            <text:p>CARNEGIE HILL - ENDOSCOPY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860-6300</text:p>
          </table:table-cell>
          <table:table-cell office:value-type="string" table:style-name="ce18">
            <text:p>GUY, ANNETT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CENTER FOR SPECIALTY CARE</text:p>
          </table:table-cell>
          <table:table-cell table:number-columns-repeated="3" table:style-name="ce1"/>
          <table:table-cell office:value-type="string" office:string-value="CENTER FOR SPECIALTY CARE - " table:style-name="ce1">
            <text:p>CENTER FOR SPECIALTY CARE -<text:s/></text:p>
          </table:table-cell>
          <table:table-cell office:value-type="string" table:style-name="ce1">
            <text:p>CENTER FOR SPECIALTY CARE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570-4000<text:s/>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18">
            <text:p>CENTER STICH 1</text:p>
          </table:table-cell>
          <table:table-cell table:style-name="ce1"/>
          <table:table-cell office:value-type="string" table:style-name="ce18">
            <text:p>Soumekh, Amir</text:p>
          </table:table-cell>
          <table:table-cell office:value-type="string" office:string-value="CENTER STICH 1 - Soumekh, Amir - " table:style-name="ce1">
            <text:p>CENTER STICH 1 - Soumekh, Amir -<text:s/></text:p>
          </table:table-cell>
          <table:table-cell office:value-type="string" table:style-name="ce1">
            <text:p>CENTER STICH 1 - Soumekh, Amir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4014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CMA Broadway</text:p>
          </table:table-cell>
          <table:table-cell office:value-type="string" table:style-name="ce18">
            <text:p>2315 Broadway</text:p>
          </table:table-cell>
          <table:table-cell table:style-name="ce1"/>
          <table:table-cell office:value-type="string" table:style-name="ce18">
            <text:p>Bragin, Llana</text:p>
          </table:table-cell>
          <table:table-cell office:value-type="string" office:string-value="CMA Broadway - 2315 Broadway - Bragin, Llana - " table:style-name="ce1">
            <text:p>CMA Broadway - 2315 Broadway - Bragin, Llana -<text:s/></text:p>
          </table:table-cell>
          <table:table-cell office:value-type="string" table:style-name="ce1">
            <text:p>CMA Broadway - 2315 Broadway - Bragin, Llana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646-962-2110</text:p>
          </table:table-cell>
          <table:table-cell office:value-type="string" table:style-name="ce18">
            <text:p>GUY, ANNETT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CMA Broadway</text:p>
          </table:table-cell>
          <table:table-cell office:value-type="string" table:style-name="ce18">
            <text:p>2315 Broadway</text:p>
          </table:table-cell>
          <table:table-cell table:style-name="ce1"/>
          <table:table-cell office:value-type="string" table:style-name="ce18">
            <text:p>Chang, Joseph</text:p>
          </table:table-cell>
          <table:table-cell office:value-type="string" office:string-value="CMA Broadway - 2315 Broadway - Chang, Joseph - " table:style-name="ce1">
            <text:p>CMA Broadway - 2315 Broadway - Chang, Joseph -<text:s/></text:p>
          </table:table-cell>
          <table:table-cell office:value-type="string" table:style-name="ce1">
            <text:p>CMA Broadway - 2315 Broadway - Chang, Joseph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646-962-2110</text:p>
          </table:table-cell>
          <table:table-cell office:value-type="string" table:style-name="ce18">
            <text:p>GUY, ANNETT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CMA Broadway</text:p>
          </table:table-cell>
          <table:table-cell office:value-type="string" table:style-name="ce18">
            <text:p>2315 Broadway</text:p>
          </table:table-cell>
          <table:table-cell table:style-name="ce1"/>
          <table:table-cell office:value-type="string" table:style-name="ce18">
            <text:p>Cohen, David</text:p>
          </table:table-cell>
          <table:table-cell office:value-type="string" office:string-value="CMA Broadway - 2315 Broadway - Cohen, David - " table:style-name="ce1">
            <text:p>CMA Broadway - 2315 Broadway - Cohen, David -<text:s/></text:p>
          </table:table-cell>
          <table:table-cell office:value-type="string" table:style-name="ce1">
            <text:p>CMA Broadway - 2315 Broadway - Cohen, David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646-962-2110</text:p>
          </table:table-cell>
          <table:table-cell office:value-type="string" table:style-name="ce18">
            <text:p>GUY, ANNETT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CMA Broadway</text:p>
          </table:table-cell>
          <table:table-cell office:value-type="string" table:style-name="ce18">
            <text:p>2315 Broadway</text:p>
          </table:table-cell>
          <table:table-cell table:style-name="ce1"/>
          <table:table-cell office:value-type="string" table:style-name="ce18">
            <text:p>Havryluik, Yelena</text:p>
          </table:table-cell>
          <table:table-cell office:value-type="string" office:string-value="CMA Broadway - 2315 Broadway - Havryluik, Yelena - " table:style-name="ce1">
            <text:p>CMA Broadway - 2315 Broadway - Havryluik, Yelena -<text:s/></text:p>
          </table:table-cell>
          <table:table-cell office:value-type="string" table:style-name="ce1">
            <text:p>CMA Broadway - 2315 Broadway - Havryluik, Yelena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746-3171</text:p>
          </table:table-cell>
          <table:table-cell office:value-type="string" table:style-name="ce18">
            <text:p>GUY, ANNETT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CMA Broadway</text:p>
          </table:table-cell>
          <table:table-cell office:value-type="string" table:style-name="ce18">
            <text:p>2315 Broadway</text:p>
          </table:table-cell>
          <table:table-cell table:style-name="ce1"/>
          <table:table-cell office:value-type="string" table:style-name="ce18">
            <text:p>Rosinni, Jane</text:p>
          </table:table-cell>
          <table:table-cell office:value-type="string" office:string-value="CMA Broadway - 2315 Broadway - Rosinni, Jane - " table:style-name="ce1">
            <text:p>CMA Broadway - 2315 Broadway - Rosinni, Jane -<text:s/></text:p>
          </table:table-cell>
          <table:table-cell office:value-type="string" table:style-name="ce1">
            <text:p>CMA Broadway - 2315 Broadway - Rosinni, Jane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646-962-2110</text:p>
          </table:table-cell>
          <table:table-cell office:value-type="string" table:style-name="ce18">
            <text:p>GUY, ANNETT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CMA Broadway</text:p>
          </table:table-cell>
          <table:table-cell office:value-type="string" table:style-name="ce18">
            <text:p>2315 Broadway</text:p>
          </table:table-cell>
          <table:table-cell table:style-name="ce1"/>
          <table:table-cell office:value-type="string" table:style-name="ce18">
            <text:p>Sanford, Marie</text:p>
          </table:table-cell>
          <table:table-cell office:value-type="string" office:string-value="CMA Broadway - 2315 Broadway - Sanford, Marie - " table:style-name="ce1">
            <text:p>CMA Broadway - 2315 Broadway - Sanford, Marie -<text:s/></text:p>
          </table:table-cell>
          <table:table-cell office:value-type="string" table:style-name="ce1">
            <text:p>CMA Broadway - 2315 Broadway - Sanford, Marie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646-962-2110</text:p>
          </table:table-cell>
          <table:table-cell office:value-type="string" table:style-name="ce18">
            <text:p>GUY, ANNETT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CMA Broadway</text:p>
          </table:table-cell>
          <table:table-cell office:value-type="string" table:style-name="ce18">
            <text:p>2315 Broadway</text:p>
          </table:table-cell>
          <table:table-cell table:style-name="ce1"/>
          <table:table-cell office:value-type="string" table:style-name="ce18">
            <text:p>Shultz, Christopher</text:p>
          </table:table-cell>
          <table:table-cell office:value-type="string" office:string-value="CMA Broadway - 2315 Broadway - Shultz, Christopher - " table:style-name="ce1">
            <text:p>CMA Broadway - 2315 Broadway - Shultz, Christopher -<text:s/></text:p>
          </table:table-cell>
          <table:table-cell office:value-type="string" table:style-name="ce1">
            <text:p>CMA Broadway - 2315 Broadway - Shultz, Christopher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646-962-2110</text:p>
          </table:table-cell>
          <table:table-cell office:value-type="string" table:style-name="ce18">
            <text:p>GUY, ANNETT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CMA Broadway</text:p>
          </table:table-cell>
          <table:table-cell office:value-type="string" table:style-name="ce18">
            <text:p>2315 Broadway</text:p>
          </table:table-cell>
          <table:table-cell table:style-name="ce1"/>
          <table:table-cell office:value-type="string" table:style-name="ce18">
            <text:p>Spandofer, Steven</text:p>
          </table:table-cell>
          <table:table-cell office:value-type="string" office:string-value="CMA Broadway - 2315 Broadway - Spandofer, Steven - " table:style-name="ce1">
            <text:p>CMA Broadway - 2315 Broadway - Spandofer, Steven -<text:s/></text:p>
          </table:table-cell>
          <table:table-cell office:value-type="string" table:style-name="ce1">
            <text:p>CMA Broadway - 2315 Broadway - Spandofer, Steven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646-962-2764</text:p>
          </table:table-cell>
          <table:table-cell office:value-type="string" table:style-name="ce18">
            <text:p>GARCIA, ERIK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CMA Broadway</text:p>
          </table:table-cell>
          <table:table-cell office:value-type="string" table:style-name="ce18">
            <text:p>2315 Broadway</text:p>
          </table:table-cell>
          <table:table-cell table:style-name="ce1"/>
          <table:table-cell office:value-type="string" table:style-name="ce18">
            <text:p>Wu, Yu-Hsin</text:p>
          </table:table-cell>
          <table:table-cell office:value-type="string" office:string-value="CMA Broadway - 2315 Broadway - Wu, Yu-Hsin - " table:style-name="ce1">
            <text:p>CMA Broadway - 2315 Broadway - Wu, Yu-Hsin -<text:s/></text:p>
          </table:table-cell>
          <table:table-cell office:value-type="string" table:style-name="ce1">
            <text:p>CMA Broadway - 2315 Broadway - Wu, Yu-Hsin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646-962-2110</text:p>
          </table:table-cell>
          <table:table-cell office:value-type="string" table:style-name="ce18">
            <text:p>GUY, ANNETT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CMA Tribeca</text:p>
          </table:table-cell>
          <table:table-cell office:value-type="string" table:style-name="ce18">
            <text:p>40 Worth Street</text:p>
          </table:table-cell>
          <table:table-cell office:value-type="string" table:style-name="ce18">
            <text:p>INTERNAL MED</text:p>
          </table:table-cell>
          <table:table-cell table:style-name="ce1"/>
          <table:table-cell office:value-type="string" office:string-value="CMA Tribeca - 40 Worth Street - INTERNAL MED - " table:style-name="ce1">
            <text:p>CMA Tribeca - 40 Worth Street - INTERNAL MED -<text:s/></text:p>
          </table:table-cell>
          <table:table-cell office:value-type="string" table:style-name="ce1">
            <text:p>CMA Tribeca - 40 Worth Street - INTERNAL MED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3400</text:p>
          </table:table-cell>
          <table:table-cell office:value-type="string" table:style-name="ce18">
            <text:p>GUY, ANNETT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CMA Tribeca</text:p>
          </table:table-cell>
          <table:table-cell office:value-type="string" table:style-name="ce18">
            <text:p>40 Worth Street</text:p>
          </table:table-cell>
          <table:table-cell office:value-type="string" table:style-name="ce18">
            <text:p>OB/GYN</text:p>
          </table:table-cell>
          <table:table-cell table:style-name="ce1"/>
          <table:table-cell office:value-type="string" office:string-value="CMA Tribeca - 40 Worth Street - OB/GYN - " table:style-name="ce1">
            <text:p>CMA Tribeca - 40 Worth Street - OB/GYN -<text:s/></text:p>
          </table:table-cell>
          <table:table-cell office:value-type="string" table:style-name="ce1">
            <text:p>CMA Tribeca - 40 Worth Street - OB/GY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3400</text:p>
          </table:table-cell>
          <table:table-cell office:value-type="string" table:style-name="ce18">
            <text:p>GUY, ANNETT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CMA Tribeca</text:p>
          </table:table-cell>
          <table:table-cell office:value-type="string" table:style-name="ce18">
            <text:p>40 Worth Street</text:p>
          </table:table-cell>
          <table:table-cell office:value-type="string" table:style-name="ce18">
            <text:p>PEDS</text:p>
          </table:table-cell>
          <table:table-cell table:style-name="ce1"/>
          <table:table-cell office:value-type="string" office:string-value="CMA Tribeca - 40 Worth Street - PEDS - " table:style-name="ce1">
            <text:p>CMA Tribeca - 40 Worth Street - PEDS -<text:s/></text:p>
          </table:table-cell>
          <table:table-cell office:value-type="string" table:style-name="ce1">
            <text:p>CMA Tribeca - 40 Worth Street - PEDS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3400</text:p>
          </table:table-cell>
          <table:table-cell office:value-type="string" table:style-name="ce18">
            <text:p>GUY, ANNETT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Coll, Raymond</text:p>
          </table:table-cell>
          <table:table-cell office:value-type="string" office:string-value="Coll, Raymond - " table:style-name="ce1">
            <text:p>Coll, Raymond -<text:s/></text:p>
          </table:table-cell>
          <table:table-cell office:value-type="string" table:style-name="ce1">
            <text:p>Coll, Raymond</text:p>
          </table:table-cell>
          <table:table-cell table:style-name="ce1"/>
          <table:table-cell office:value-type="string" table:style-name="ce29">
            <text:p>YES</text:p>
          </table:table-cell>
          <table:table-cell office:value-type="string" table:style-name="ce20">
            <text:p>249-084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Crawford, Carl</text:p>
          </table:table-cell>
          <table:table-cell office:value-type="string" office:string-value="Crawford, Carl - " table:style-name="ce1">
            <text:p>Crawford, Carl -<text:s/></text:p>
          </table:table-cell>
          <table:table-cell office:value-type="string" table:style-name="ce1">
            <text:p>Crawford, Carl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float" office:value="15329" table:style-name="ce20">
            <text:p>15329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Creatura, Chris</text:p>
          </table:table-cell>
          <table:table-cell office:value-type="string" office:string-value="Creatura, Chris - " table:style-name="ce1">
            <text:p>Creatura, Chris -<text:s/></text:p>
          </table:table-cell>
          <table:table-cell office:value-type="string" table:style-name="ce1">
            <text:p>Creatura, Chris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772-380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CRM</text:p>
          </table:table-cell>
          <table:table-cell office:value-type="string" table:style-name="ce18">
            <text:p>40 Worth Street</text:p>
          </table:table-cell>
          <table:table-cell table:style-name="ce1"/>
          <table:table-cell office:value-type="string" table:style-name="ce18">
            <text:p>[OFFICE]</text:p>
          </table:table-cell>
          <table:table-cell office:value-type="string" office:string-value="CRM - 40 Worth Street - [OFFICE] - " table:style-name="ce1">
            <text:p>CRM - 40 Worth Street - [OFFICE] -<text:s/></text:p>
          </table:table-cell>
          <table:table-cell office:value-type="string" table:style-name="ce1">
            <text:p>CRM - 40 Worth Street - [OFFICE]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7417</text:p>
          </table:table-cell>
          <table:table-cell office:value-type="string" table:style-name="ce18">
            <text:p>GARCIA, ERIK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CRM</text:p>
          </table:table-cell>
          <table:table-cell office:value-type="string" table:style-name="ce18">
            <text:p>40 Worth Street</text:p>
          </table:table-cell>
          <table:table-cell table:style-name="ce1"/>
          <table:table-cell office:value-type="string" table:style-name="ce18">
            <text:p>Pfeifer, Samantha</text:p>
          </table:table-cell>
          <table:table-cell office:value-type="string" office:string-value="CRM - 40 Worth Street - Pfeifer, Samantha - " table:style-name="ce1">
            <text:p>CRM - 40 Worth Street - Pfeifer, Samantha -<text:s/></text:p>
          </table:table-cell>
          <table:table-cell office:value-type="string" table:style-name="ce1">
            <text:p>CRM - 40 Worth Street - Pfeifer, Samantha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962-7417</text:p>
          </table:table-cell>
          <table:table-cell office:value-type="string" table:style-name="ce18">
            <text:p>GARCIA, ERIK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CRM</text:p>
          </table:table-cell>
          <table:table-cell office:value-type="string" table:style-name="ce18">
            <text:p>40 Worth Street</text:p>
          </table:table-cell>
          <table:table-cell table:style-name="ce1"/>
          <table:table-cell office:value-type="string" table:style-name="ce18">
            <text:p>Reichman, D</text:p>
          </table:table-cell>
          <table:table-cell office:value-type="string" office:string-value="CRM - 40 Worth Street - Reichman, D - " table:style-name="ce1">
            <text:p>CRM - 40 Worth Street - Reichman, D -<text:s/></text:p>
          </table:table-cell>
          <table:table-cell office:value-type="string" table:style-name="ce1">
            <text:p>CRM - 40 Worth Street - Reichman, D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962-7417</text:p>
          </table:table-cell>
          <table:table-cell office:value-type="string" table:style-name="ce18">
            <text:p>GARCIA, ERIK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Cutler, Lawrence</text:p>
          </table:table-cell>
          <table:table-cell office:value-type="string" office:string-value="Cutler, Lawrence - " table:style-name="ce1">
            <text:p>Cutler, Lawrence -<text:s/></text:p>
          </table:table-cell>
          <table:table-cell office:value-type="string" table:style-name="ce1">
            <text:p>Cutler, Lawrence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535-2700</text:p>
          </table:table-cell>
          <table:table-cell office:value-type="string" table:style-name="ce18">
            <text:p>FERBER, HILD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Dobrenis, Hockstein / Leonard</text:p>
          </table:table-cell>
          <table:table-cell office:value-type="string" office:string-value="Dobrenis, Hockstein / Leonard - " table:style-name="ce1">
            <text:p>Dobrenis, Hockstein / Leonard -<text:s/></text:p>
          </table:table-cell>
          <table:table-cell office:value-type="string" table:style-name="ce1">
            <text:p>Dobrenis, Hockstein / Leonard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212-821-0907</text:p>
          </table:table-cell>
          <table:table-cell office:value-type="string" table:style-name="ce18">
            <text:p>REYES, ERIK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Edlin, Brian</text:p>
          </table:table-cell>
          <table:table-cell office:value-type="string" office:string-value="Edlin, Brian - " table:style-name="ce1">
            <text:p>Edlin, Brian -<text:s/></text:p>
          </table:table-cell>
          <table:table-cell office:value-type="string" table:style-name="ce1">
            <text:p>Edlin, Brian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212-845-4477</text:p>
          </table:table-cell>
          <table:table-cell office:value-type="string" table:style-name="ce18">
            <text:p>MESSINA, CRYSTAL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Eid, F</text:p>
          </table:table-cell>
          <table:table-cell office:value-type="string" office:string-value="Eid, F - " table:style-name="ce1">
            <text:p>Eid, F -<text:s/></text:p>
          </table:table-cell>
          <table:table-cell office:value-type="string" table:style-name="ce1">
            <text:p>Eid, F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212-535-6690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Feit, Lauren / Dr. Joseph Finkelstein</text:p>
          </table:table-cell>
          <table:table-cell office:value-type="string" office:string-value="Feit, Lauren / Dr. Joseph Finkelstein - " table:style-name="ce1">
            <text:p>Feit, Lauren / Dr. Joseph Finkelstein -<text:s/></text:p>
          </table:table-cell>
          <table:table-cell office:value-type="string" table:style-name="ce1">
            <text:p>Feit, Lauren / Dr. Joseph Finkelstei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570-920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Forest Hills</text:p>
          </table:table-cell>
          <table:table-cell table:number-columns-repeated="2" table:style-name="ce1"/>
          <table:table-cell office:value-type="string" table:style-name="ce18">
            <text:p>Moss, Edward</text:p>
          </table:table-cell>
          <table:table-cell office:value-type="string" office:string-value="Forest Hills - Moss, Edward - " table:style-name="ce1">
            <text:p>Forest Hills - Moss, Edward -<text:s/></text:p>
          </table:table-cell>
          <table:table-cell office:value-type="string" table:style-name="ce1">
            <text:p>Forest Hills - Moss, Edward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18-520-0028</text:p>
          </table:table-cell>
          <table:table-cell office:value-type="string" table:style-name="ce18">
            <text:p>MARTINEZ, STACY/GREEN-SMITH, MARCI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Fuchs, Richard<text:s/></text:p>
          </table:table-cell>
          <table:table-cell office:value-type="string" office:string-value="Fuchs, Richard  - " table:style-name="ce1">
            <text:p>Fuchs, Richard <text:s/>-<text:s/></text:p>
          </table:table-cell>
          <table:table-cell office:value-type="string" table:style-name="ce1">
            <text:p>Fuchs, Richard<text:s/>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17-2254<text:s/></text:p>
          </table:table-cell>
          <table:table-cell office:value-type="string" table:style-name="ce18">
            <text:p>AYALA, RAINELL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Gelfand / Dr. Pastore</text:p>
          </table:table-cell>
          <table:table-cell office:value-type="string" office:string-value="Gelfand / Dr. Pastore - " table:style-name="ce1">
            <text:p>Gelfand / Dr. Pastore -<text:s/></text:p>
          </table:table-cell>
          <table:table-cell office:value-type="string" table:style-name="ce1">
            <text:p>Gelfand / Dr. Pastore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879-3496<text:s/></text:p>
          </table:table-cell>
          <table:table-cell office:value-type="string" table:style-name="ce18">
            <text:p>MCCULLAGH, KERRI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Gerardo Zullo / Dr. Michael <text:s/>Zullo<text:s/></text:p>
          </table:table-cell>
          <table:table-cell office:value-type="string" office:string-value="Gerardo Zullo / Dr. Michael  Zullo  - " table:style-name="ce1">
            <text:p>Gerardo Zullo / Dr. Michael <text:s/>Zullo <text:s/>-<text:s/></text:p>
          </table:table-cell>
          <table:table-cell office:value-type="string" table:style-name="ce1">
            <text:p>Gerardo Zullo / Dr. Michael <text:s/>Zullo<text:s/>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535-3359<text:s/></text:p>
          </table:table-cell>
          <table:table-cell office:value-type="string" table:style-name="ce18">
            <text:p>AYALA, RAINELL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Girardi, Leonard</text:p>
          </table:table-cell>
          <table:table-cell office:value-type="string" office:string-value="Girardi, Leonard - " table:style-name="ce1">
            <text:p>Girardi, Leonard -<text:s/></text:p>
          </table:table-cell>
          <table:table-cell office:value-type="string" table:style-name="ce1">
            <text:p>Girardi, Leonard</text:p>
          </table:table-cell>
          <table:table-cell table:style-name="ce1"/>
          <table:table-cell office:value-type="string" table:style-name="ce29">
            <text:p>YES</text:p>
          </table:table-cell>
          <table:table-cell office:value-type="string" table:style-name="ce20">
            <text:p>746-5194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Golden, Flavia<text:s/></text:p>
          </table:table-cell>
          <table:table-cell office:value-type="string" office:string-value="Golden, Flavia  - " table:style-name="ce1">
            <text:p>Golden, Flavia <text:s/>-<text:s/></text:p>
          </table:table-cell>
          <table:table-cell office:value-type="string" table:style-name="ce1">
            <text:p>Golden, Flavia<text:s/>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396-3016</text:p>
          </table:table-cell>
          <table:table-cell office:value-type="string" table:style-name="ce18">
            <text:p>AYALA, RAINELL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Goldin, Daniel</text:p>
          </table:table-cell>
          <table:table-cell office:value-type="string" office:string-value="Goldin, Daniel - " table:style-name="ce1">
            <text:p>Goldin, Daniel -<text:s/></text:p>
          </table:table-cell>
          <table:table-cell office:value-type="string" table:style-name="ce1">
            <text:p>Goldin, Daniel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857-4513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Gotto, Antonio</text:p>
          </table:table-cell>
          <table:table-cell office:value-type="string" office:string-value="Gotto, Antonio - " table:style-name="ce1">
            <text:p>Gotto, Antonio -<text:s/></text:p>
          </table:table-cell>
          <table:table-cell office:value-type="string" table:style-name="ce1">
            <text:p>Gotto, Antonio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6004</text:p>
          </table:table-cell>
          <table:table-cell office:value-type="string" table:style-name="ce18">
            <text:p>MILLER, CASSANDR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Gracie Square Hospital</text:p>
          </table:table-cell>
          <table:table-cell table:number-columns-repeated="3" table:style-name="ce1"/>
          <table:table-cell office:value-type="string" office:string-value="Gracie Square Hospital - " table:style-name="ce1">
            <text:p>Gracie Square Hospital -<text:s/></text:p>
          </table:table-cell>
          <table:table-cell office:value-type="string" table:style-name="ce1">
            <text:p>Gracie Square Hospital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434-5364</text:p>
          </table:table-cell>
          <table:table-cell office:value-type="string" table:style-name="ce18">
            <text:p>FERBER, HILD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22"/>
          <table:table-cell office:value-type="string" office:string-value="" table:style-name="ce22"/>
          <table:table-cell office:value-type="string" office:string-value="" table:style-name="ce22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Gubernick, Martin / Roth, Desider</text:p>
          </table:table-cell>
          <table:table-cell office:value-type="string" office:string-value="Gubernick, Martin / Roth, Desider - " table:style-name="ce1">
            <text:p>Gubernick, Martin / Roth, Desider -<text:s/></text:p>
          </table:table-cell>
          <table:table-cell office:value-type="string" table:style-name="ce1">
            <text:p>Gubernick, Martin / Roth, Desider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821-0864</text:p>
          </table:table-cell>
          <table:table-cell office:value-type="string" table:style-name="ce18">
            <text:p>AYALA, RAINELL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HEMO ONC - ST 341</text:p>
          </table:table-cell>
          <table:table-cell table:number-columns-repeated="3" table:style-name="ce1"/>
          <table:table-cell office:value-type="string" office:string-value="HEMO ONC - ST 341 - " table:style-name="ce1">
            <text:p>HEMO ONC - ST 341 -<text:s/></text:p>
          </table:table-cell>
          <table:table-cell office:value-type="string" table:style-name="ce1">
            <text:p>HEMO ONC - ST 341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5102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Herzog, Ronit<text:s/></text:p>
          </table:table-cell>
          <table:table-cell office:value-type="string" office:string-value="Herzog, Ronit  - " table:style-name="ce1">
            <text:p>Herzog, Ronit <text:s/>-<text:s/></text:p>
          </table:table-cell>
          <table:table-cell office:value-type="string" table:style-name="ce1">
            <text:p>Herzog, Ronit<text:s/>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3410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Hochreiter, Clair</text:p>
          </table:table-cell>
          <table:table-cell office:value-type="string" office:string-value="Hochreiter, Clair - " table:style-name="ce1">
            <text:p>Hochreiter, Clair -<text:s/></text:p>
          </table:table-cell>
          <table:table-cell office:value-type="string" table:style-name="ce1">
            <text:p>Hochreiter, Clair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746-5846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Hoffman, Lloyd</text:p>
          </table:table-cell>
          <table:table-cell office:value-type="string" office:string-value="Hoffman, Lloyd - " table:style-name="ce1">
            <text:p>Hoffman, Lloyd -<text:s/></text:p>
          </table:table-cell>
          <table:table-cell office:value-type="string" table:style-name="ce1">
            <text:p>Hoffman, Lloyd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861-164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Horizon Medical Group - WCPN</text:p>
          </table:table-cell>
          <table:table-cell table:number-columns-repeated="3" table:style-name="ce1"/>
          <table:table-cell office:value-type="string" office:string-value="Horizon Medical Group - WCPN - " table:style-name="ce1">
            <text:p>Horizon Medical Group - WCPN -<text:s/></text:p>
          </table:table-cell>
          <table:table-cell office:value-type="string" table:style-name="ce1">
            <text:p>Horizon Medical Group - WCP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879-7777</text:p>
          </table:table-cell>
          <table:table-cell office:value-type="string" table:style-name="ce18">
            <text:p>MCCULLAGH, KERRI/MESSINA, CRYSTAL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HSS</text:p>
          </table:table-cell>
          <table:table-cell table:number-columns-repeated="2" table:style-name="ce1"/>
          <table:table-cell office:value-type="string" table:style-name="ce18">
            <text:p>Lane, Joseph</text:p>
          </table:table-cell>
          <table:table-cell office:value-type="string" office:string-value="HSS - Lane, Joseph - " table:style-name="ce1">
            <text:p>HSS - Lane, Joseph -<text:s/></text:p>
          </table:table-cell>
          <table:table-cell office:value-type="string" table:style-name="ce1">
            <text:p>HSS - Lane, Joseph</text:p>
          </table:table-cell>
          <table:table-cell table:style-name="ce1"/>
          <table:table-cell office:value-type="string" table:style-name="ce29">
            <text:p>YES</text:p>
          </table:table-cell>
          <table:table-cell office:value-type="string" table:style-name="ce20">
            <text:p>606-1172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HT - 213</text:p>
          </table:table-cell>
          <table:table-cell table:number-columns-repeated="3" table:style-name="ce1"/>
          <table:table-cell office:value-type="string" office:string-value="HT - 213 - " table:style-name="ce1">
            <text:p>HT - 213 -<text:s/></text:p>
          </table:table-cell>
          <table:table-cell office:value-type="string" table:style-name="ce1">
            <text:p>HT - 213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3097</text:p>
          </table:table-cell>
          <table:table-cell office:value-type="string" table:style-name="ce18">
            <text:p>GARCIA, ERIK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HT - 230 <text:s/>POST TRANSPLANT</text:p>
          </table:table-cell>
          <table:table-cell table:number-columns-repeated="3" table:style-name="ce1"/>
          <table:table-cell office:value-type="string" office:string-value="HT - 230  POST TRANSPLANT - " table:style-name="ce1">
            <text:p>HT - 230 <text:s/>POST TRANSPLANT -<text:s/></text:p>
          </table:table-cell>
          <table:table-cell office:value-type="string" table:style-name="ce1">
            <text:p>HT - 230 <text:s/>POST TRANSPLANT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3020</text:p>
          </table:table-cell>
          <table:table-cell office:value-type="string" table:style-name="ce18">
            <text:p>GARCIA, ERIK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HT - 3 <text:s/>PEDS</text:p>
          </table:table-cell>
          <table:table-cell table:number-columns-repeated="3" table:style-name="ce1"/>
          <table:table-cell office:value-type="string" office:string-value="HT - 3  PEDS - " table:style-name="ce1">
            <text:p>HT - 3 <text:s/>PEDS -<text:s/></text:p>
          </table:table-cell>
          <table:table-cell office:value-type="string" table:style-name="ce1">
            <text:p>HT - 3 <text:s/>PEDS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6290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HT - 4<text:s/></text:p>
          </table:table-cell>
          <table:table-cell table:number-columns-repeated="3" table:style-name="ce1"/>
          <table:table-cell office:value-type="string" office:string-value="HT - 4  - " table:style-name="ce1">
            <text:p>HT - 4 <text:s/>-<text:s/></text:p>
          </table:table-cell>
          <table:table-cell office:value-type="string" table:style-name="ce1">
            <text:p>HT - 4<text:s/>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2884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HT - 5 PEDS</text:p>
          </table:table-cell>
          <table:table-cell table:number-columns-repeated="3" table:style-name="ce1"/>
          <table:table-cell office:value-type="string" office:string-value="HT - 5 PEDS - " table:style-name="ce1">
            <text:p>HT - 5 PEDS -<text:s/></text:p>
          </table:table-cell>
          <table:table-cell office:value-type="string" table:style-name="ce1">
            <text:p>HT - 5 PEDS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332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HT - 560 OB/GYN</text:p>
          </table:table-cell>
          <table:table-cell table:number-columns-repeated="3" table:style-name="ce1"/>
          <table:table-cell office:value-type="string" office:string-value="HT - 560 OB/GYN - " table:style-name="ce1">
            <text:p>HT - 560 OB/GYN -<text:s/></text:p>
          </table:table-cell>
          <table:table-cell office:value-type="string" table:style-name="ce1">
            <text:p>HT - 560 OB/GY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320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Hutson, Milton</text:p>
          </table:table-cell>
          <table:table-cell office:value-type="string" office:string-value="Hutson, Milton - " table:style-name="ce1">
            <text:p>Hutson, Milton -<text:s/></text:p>
          </table:table-cell>
          <table:table-cell office:value-type="string" table:style-name="ce1">
            <text:p>Hutson, Milton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472-5340</text:p>
          </table:table-cell>
          <table:table-cell office:value-type="string" table:style-name="ce18">
            <text:p>AYALA, RAINELL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<text:a xlink:href="https://docs.google.com/forms/d/1sdamcYaC8b3qgvHyBWHXHMZvWG9hYBlh9gx3e1mFYEM/viewform?entry.97229552=&amp;entry.73470703=&amp;entry.610927917=HYPERTENSION&amp;entry.251733383=&amp;entry.738369901=&amp;entry.336840860=NO">UPDATE DETAILS</text:a>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2" table:style-name="ce1"/>
          <table:table-cell office:value-type="string" table:style-name="ce18">
            <text:p>HYPERTENSION</text:p>
          </table:table-cell>
          <table:table-cell table:style-name="ce1"/>
          <table:table-cell office:value-type="string" office:string-value="HYPERTENSION - " table:style-name="ce1">
            <text:p>HYPERTENSION -<text:s/></text:p>
          </table:table-cell>
          <table:table-cell office:value-type="string" table:style-name="ce1">
            <text:p>HYPERTENSIO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2605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Ianni, Rosa / Bassem Masri</text:p>
          </table:table-cell>
          <table:table-cell office:value-type="string" office:string-value="Ianni, Rosa / Bassem Masri - " table:style-name="ce1">
            <text:p>Ianni, Rosa / Bassem Masri -<text:s/></text:p>
          </table:table-cell>
          <table:table-cell office:value-type="string" table:style-name="ce1">
            <text:p>Ianni, Rosa / Bassem Masri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6004</text:p>
          </table:table-cell>
          <table:table-cell office:value-type="string" table:style-name="ce18">
            <text:p>MILLER, CASSANDR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<text:a xlink:href="https://docs.google.com/forms/d/1sdamcYaC8b3qgvHyBWHXHMZvWG9hYBlh9gx3e1mFYEM/viewform?entry.97229552=J-130&amp;entry.73470703=&amp;entry.610927917=&amp;entry.251733383=&amp;entry.738369901=&amp;entry.336840860=NO">UPDATE DETAILS</text:a>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J-130</text:p>
          </table:table-cell>
          <table:table-cell table:number-columns-repeated="3" table:style-name="ce1"/>
          <table:table-cell office:value-type="string" office:string-value="J-130 - " table:style-name="ce1">
            <text:p>J-130 -<text:s/></text:p>
          </table:table-cell>
          <table:table-cell office:value-type="string" table:style-name="ce1">
            <text:p>J-130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0348</text:p>
          </table:table-cell>
          <table:table-cell office:value-type="string" table:style-name="ce18">
            <text:p>GREEN-SMITH, MARCI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JACK DREYFUS CLINIC<text:s/></text:p>
          </table:table-cell>
          <table:table-cell table:number-columns-repeated="3" table:style-name="ce1"/>
          <table:table-cell office:value-type="string" office:string-value="JACK DREYFUS CLINIC  - " table:style-name="ce1">
            <text:p>JACK DREYFUS CLINIC <text:s/>-<text:s/></text:p>
          </table:table-cell>
          <table:table-cell office:value-type="string" table:style-name="ce1">
            <text:p>JACK DREYFUS CLINIC<text:s/>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9862</text:p>
          </table:table-cell>
          <table:table-cell office:value-type="string" table:style-name="ce18">
            <text:p>GARCIA, ERIK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Jacobs, Jonathan</text:p>
          </table:table-cell>
          <table:table-cell office:value-type="string" office:string-value="Jacobs, Jonathan - " table:style-name="ce1">
            <text:p>Jacobs, Jonathan -<text:s/></text:p>
          </table:table-cell>
          <table:table-cell office:value-type="string" table:style-name="ce1">
            <text:p>Jacobs, Jonatha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1873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Jacobs, Michael</text:p>
          </table:table-cell>
          <table:table-cell office:value-type="string" office:string-value="Jacobs, Michael - " table:style-name="ce1">
            <text:p>Jacobs, Michael -<text:s/></text:p>
          </table:table-cell>
          <table:table-cell office:value-type="string" table:style-name="ce1">
            <text:p>Jacobs, Michael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772-719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Joan Kent<text:s/></text:p>
          </table:table-cell>
          <table:table-cell office:value-type="string" office:string-value="Joan Kent  - " table:style-name="ce1">
            <text:p>Joan Kent <text:s/>-<text:s/></text:p>
          </table:table-cell>
          <table:table-cell office:value-type="string" table:style-name="ce1">
            <text:p>Joan Kent<text:s/>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72-290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Katzman, Jay / Szubin, Lisa</text:p>
          </table:table-cell>
          <table:table-cell office:value-type="string" office:string-value="Katzman, Jay / Szubin, Lisa - " table:style-name="ce1">
            <text:p>Katzman, Jay / Szubin, Lisa -<text:s/></text:p>
          </table:table-cell>
          <table:table-cell office:value-type="string" table:style-name="ce1">
            <text:p>Katzman, Jay / Szubin, Lisa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249-7978</text:p>
          </table:table-cell>
          <table:table-cell office:value-type="string" table:style-name="ce18">
            <text:p>AYALA, RAINELL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Kessler, Alan</text:p>
          </table:table-cell>
          <table:table-cell office:value-type="string" office:string-value="Kessler, Alan - " table:style-name="ce1">
            <text:p>Kessler, Alan -<text:s/></text:p>
          </table:table-cell>
          <table:table-cell office:value-type="string" table:style-name="ce1">
            <text:p>Kessler, Alan</text:p>
          </table:table-cell>
          <table:table-cell table:style-name="ce18"/>
          <table:table-cell office:value-type="string" table:style-name="ce29">
            <text:p>NO</text:p>
          </table:table-cell>
          <table:table-cell office:value-type="string" table:style-name="ce20">
            <text:p>212-879-2101</text:p>
          </table:table-cell>
          <table:table-cell office:value-type="string" table:style-name="ce18">
            <text:p>AYALA, RAINELL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Kessler, George</text:p>
          </table:table-cell>
          <table:table-cell office:value-type="string" office:string-value="Kessler, George - " table:style-name="ce1">
            <text:p>Kessler, George -<text:s/></text:p>
          </table:table-cell>
          <table:table-cell office:value-type="string" table:style-name="ce1">
            <text:p>Kessler, George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877-7043</text:p>
          </table:table-cell>
          <table:table-cell office:value-type="string" table:style-name="ce18">
            <text:p>MILLER, CASSANDR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Klein, Harvey</text:p>
          </table:table-cell>
          <table:table-cell office:value-type="string" office:string-value="Klein, Harvey - " table:style-name="ce1">
            <text:p>Klein, Harvey -<text:s/></text:p>
          </table:table-cell>
          <table:table-cell office:value-type="string" table:style-name="ce1">
            <text:p>Klein, Harvey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float" office:value="14101" table:style-name="ce20">
            <text:p>14101</text:p>
          </table:table-cell>
          <table:table-cell office:value-type="string" table:style-name="ce18">
            <text:p>MCCULLAGH, KERRI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Lambroza, Aaron<text:s/></text:p>
          </table:table-cell>
          <table:table-cell office:value-type="string" office:string-value="Lambroza, Aaron  - " table:style-name="ce1">
            <text:p>Lambroza, Aaron <text:s/>-<text:s/></text:p>
          </table:table-cell>
          <table:table-cell office:value-type="string" table:style-name="ce1">
            <text:p>Lambroza, Aaron<text:s/>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517-7570<text:s/></text:p>
          </table:table-cell>
          <table:table-cell office:value-type="string" table:style-name="ce18">
            <text:p>MILLER, CASSANDR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Lanzberg, Brian</text:p>
          </table:table-cell>
          <table:table-cell office:value-type="string" office:string-value="Lanzberg, Brian - " table:style-name="ce1">
            <text:p>Lanzberg, Brian -<text:s/></text:p>
          </table:table-cell>
          <table:table-cell office:value-type="string" table:style-name="ce1">
            <text:p>Lanzberg, Bria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37-500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Lax, James</text:p>
          </table:table-cell>
          <table:table-cell office:value-type="string" office:string-value="Lax, James - " table:style-name="ce1">
            <text:p>Lax, James -<text:s/></text:p>
          </table:table-cell>
          <table:table-cell office:value-type="string" table:style-name="ce1">
            <text:p>Lax, James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88-5740</text:p>
          </table:table-cell>
          <table:table-cell office:value-type="string" table:style-name="ce18">
            <text:p>MILLER, CASSANDR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Lebowitz, Nancy<text:s/></text:p>
          </table:table-cell>
          <table:table-cell office:value-type="string" office:string-value="Lebowitz, Nancy  - " table:style-name="ce1">
            <text:p>Lebowitz, Nancy <text:s/>-<text:s/></text:p>
          </table:table-cell>
          <table:table-cell office:value-type="string" table:style-name="ce1">
            <text:p>Lebowitz, Nancy<text:s/>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472-8676</text:p>
          </table:table-cell>
          <table:table-cell office:value-type="string" table:style-name="ce18">
            <text:p>MILLER, CASSANDR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Lefkowitz, David<text:s/></text:p>
          </table:table-cell>
          <table:table-cell office:value-type="string" office:string-value="Lefkowitz, David  - " table:style-name="ce1">
            <text:p>Lefkowitz, David <text:s/>-<text:s/></text:p>
          </table:table-cell>
          <table:table-cell office:value-type="string" table:style-name="ce1">
            <text:p>Lefkowitz, David<text:s/>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88-4200</text:p>
          </table:table-cell>
          <table:table-cell office:value-type="string" table:style-name="ce18">
            <text:p>MILLER, CASSANDR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Levy, Miriam<text:s/></text:p>
          </table:table-cell>
          <table:table-cell office:value-type="string" office:string-value="Levy, Miriam  - " table:style-name="ce1">
            <text:p>Levy, Miriam <text:s/>-<text:s/></text:p>
          </table:table-cell>
          <table:table-cell office:value-type="string" table:style-name="ce1">
            <text:p>Levy, Miriam<text:s/>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94-250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LMH</text:p>
          </table:table-cell>
          <table:table-cell table:style-name="ce1"/>
          <table:table-cell office:value-type="string" table:style-name="ce18">
            <text:p>ONC (7th Floor)</text:p>
          </table:table-cell>
          <table:table-cell table:style-name="ce1"/>
          <table:table-cell office:value-type="string" office:string-value="LMH - ONC (7th Floor) - " table:style-name="ce1">
            <text:p>LMH - ONC (7th Floor) -<text:s/></text:p>
          </table:table-cell>
          <table:table-cell office:value-type="string" table:style-name="ce1">
            <text:p>LMH - ONC (7th Floor)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5665</text:p>
          </table:table-cell>
          <table:table-cell office:value-type="string" table:style-name="ce18">
            <text:p>GREEN-SMITH, MARCI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LMH</text:p>
          </table:table-cell>
          <table:table-cell table:style-name="ce1"/>
          <table:table-cell office:value-type="string" table:style-name="ce18">
            <text:p>ONC (7th Floor)</text:p>
          </table:table-cell>
          <table:table-cell office:value-type="string" table:style-name="ce18">
            <text:p>Chaekal, Ok- Ong</text:p>
          </table:table-cell>
          <table:table-cell office:value-type="string" office:string-value="LMH - ONC (7th Floor) - Chaekal, Ok- Ong - " table:style-name="ce1">
            <text:p>LMH - ONC (7th Floor) - Chaekal, Ok- Ong -<text:s/></text:p>
          </table:table-cell>
          <table:table-cell office:value-type="string" table:style-name="ce1">
            <text:p>LMH - ONC (7th Floor) - Chaekal, Ok- Ong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5665</text:p>
          </table:table-cell>
          <table:table-cell office:value-type="string" table:style-name="ce18">
            <text:p>GREEN-SMITH, MARCI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LMH</text:p>
          </table:table-cell>
          <table:table-cell table:style-name="ce1"/>
          <table:table-cell office:value-type="string" table:style-name="ce18">
            <text:p>ONC (7th Floor)</text:p>
          </table:table-cell>
          <table:table-cell office:value-type="string" table:style-name="ce18">
            <text:p>Mo, Lan</text:p>
          </table:table-cell>
          <table:table-cell office:value-type="string" office:string-value="LMH - ONC (7th Floor) - Mo, Lan - " table:style-name="ce1">
            <text:p>LMH - ONC (7th Floor) - Mo, Lan -<text:s/></text:p>
          </table:table-cell>
          <table:table-cell office:value-type="string" table:style-name="ce1">
            <text:p>LMH - ONC (7th Floor) - Mo, La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5665</text:p>
          </table:table-cell>
          <table:table-cell office:value-type="string" table:style-name="ce18">
            <text:p>GREEN-SMITH, MARCI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LMH</text:p>
          </table:table-cell>
          <table:table-cell table:style-name="ce1"/>
          <table:table-cell office:value-type="string" table:style-name="ce18">
            <text:p>ONC (7th Floor)</text:p>
          </table:table-cell>
          <table:table-cell office:value-type="string" table:style-name="ce18">
            <text:p>Rowe, Audrey</text:p>
          </table:table-cell>
          <table:table-cell office:value-type="string" office:string-value="LMH - ONC (7th Floor) - Rowe, Audrey - " table:style-name="ce1">
            <text:p>LMH - ONC (7th Floor) - Rowe, Audrey -<text:s/></text:p>
          </table:table-cell>
          <table:table-cell office:value-type="string" table:style-name="ce1">
            <text:p>LMH - ONC (7th Floor) - Rowe, Audrey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5665</text:p>
          </table:table-cell>
          <table:table-cell office:value-type="string" table:style-name="ce18">
            <text:p>GREEN-SMITH, MARCI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Magid, Norman</text:p>
          </table:table-cell>
          <table:table-cell office:value-type="string" office:string-value="Magid, Norman - " table:style-name="ce1">
            <text:p>Magid, Norman -<text:s/></text:p>
          </table:table-cell>
          <table:table-cell office:value-type="string" table:style-name="ce1">
            <text:p>Magid, Norman</text:p>
          </table:table-cell>
          <table:table-cell table:style-name="ce1"/>
          <table:table-cell office:value-type="string" table:style-name="ce29">
            <text:p>YES</text:p>
          </table:table-cell>
          <table:table-cell office:value-type="string" table:style-name="ce20">
            <text:p>752-3464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Maltz, Charles</text:p>
          </table:table-cell>
          <table:table-cell office:value-type="string" office:string-value="Maltz, Charles - " table:style-name="ce1">
            <text:p>Maltz, Charles -<text:s/></text:p>
          </table:table-cell>
          <table:table-cell office:value-type="string" table:style-name="ce1">
            <text:p>Maltz, Charles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5384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Manevitz, Alan</text:p>
          </table:table-cell>
          <table:table-cell office:value-type="string" office:string-value="Manevitz, Alan - " table:style-name="ce1">
            <text:p>Manevitz, Alan -<text:s/></text:p>
          </table:table-cell>
          <table:table-cell office:value-type="string" table:style-name="ce1">
            <text:p>Manevitz, Alan</text:p>
          </table:table-cell>
          <table:table-cell table:style-name="ce1"/>
          <table:table-cell office:value-type="string" table:style-name="ce29">
            <text:p>YES</text:p>
          </table:table-cell>
          <table:table-cell office:value-type="string" table:style-name="ce20">
            <text:p>751-5072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MANH Offices</text:p>
          </table:table-cell>
          <table:table-cell table:number-columns-repeated="2" table:style-name="ce1"/>
          <table:table-cell office:value-type="string" table:style-name="ce18">
            <text:p>Moss, Edward</text:p>
          </table:table-cell>
          <table:table-cell office:value-type="string" office:string-value="MANH Offices - Moss, Edward - " table:style-name="ce1">
            <text:p>MANH Offices - Moss, Edward -<text:s/></text:p>
          </table:table-cell>
          <table:table-cell office:value-type="string" table:style-name="ce1">
            <text:p>MANH Offices - Moss, Edward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18-389-8585</text:p>
          </table:table-cell>
          <table:table-cell office:value-type="string" table:style-name="ce18">
            <text:p>MARTINEZ, STACY/GREEN-SMITH, MARCI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Manheimer, Forrest/ Schwartz,Jeremy /Golas, Benjamin<text:s/></text:p>
          </table:table-cell>
          <table:table-cell office:value-type="string" office:string-value="Manheimer, Forrest/ Schwartz,Jeremy /Golas, Benjamin  - " table:style-name="ce1">
            <text:p>Manheimer, Forrest/ Schwartz,Jeremy /Golas, Benjamin <text:s/>-<text:s/></text:p>
          </table:table-cell>
          <table:table-cell office:value-type="string" table:style-name="ce1">
            <text:p>Manheimer, Forrest/ Schwartz,Jeremy /Golas, Benjamin<text:s/>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5110</text:p>
          </table:table-cell>
          <table:table-cell office:value-type="string" table:style-name="ce18">
            <text:p>MARTINEZ, STAC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Martorella, Andrew</text:p>
          </table:table-cell>
          <table:table-cell office:value-type="string" office:string-value="Martorella, Andrew - " table:style-name="ce1">
            <text:p>Martorella, Andrew -<text:s/></text:p>
          </table:table-cell>
          <table:table-cell office:value-type="string" table:style-name="ce1">
            <text:p>Martorella, Andrew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288-2869</text:p>
          </table:table-cell>
          <table:table-cell office:value-type="string" table:style-name="ce18">
            <text:p>AYALA, RAINELL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MD Park Ave</text:p>
          </table:table-cell>
          <table:table-cell table:number-columns-repeated="2" table:style-name="ce1"/>
          <table:table-cell office:value-type="string" table:style-name="ce18">
            <text:p>[OFFICE]</text:p>
          </table:table-cell>
          <table:table-cell office:value-type="string" office:string-value="MD Park Ave - [OFFICE] - " table:style-name="ce1">
            <text:p>MD Park Ave - [OFFICE] -<text:s/></text:p>
          </table:table-cell>
          <table:table-cell office:value-type="string" table:style-name="ce1">
            <text:p>MD Park Ave - [OFFICE]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350-042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MD Park Ave</text:p>
          </table:table-cell>
          <table:table-cell table:number-columns-repeated="2" table:style-name="ce1"/>
          <table:table-cell office:value-type="string" table:style-name="ce18">
            <text:p>Ellis, George</text:p>
          </table:table-cell>
          <table:table-cell office:value-type="string" office:string-value="MD Park Ave - Ellis, George - " table:style-name="ce1">
            <text:p>MD Park Ave - Ellis, George -<text:s/></text:p>
          </table:table-cell>
          <table:table-cell office:value-type="string" table:style-name="ce1">
            <text:p>MD Park Ave - Ellis, George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350-042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MD Park Ave</text:p>
          </table:table-cell>
          <table:table-cell table:number-columns-repeated="2" table:style-name="ce1"/>
          <table:table-cell office:value-type="string" table:style-name="ce18">
            <text:p>Midonick, Shari</text:p>
          </table:table-cell>
          <table:table-cell office:value-type="string" office:string-value="MD Park Ave - Midonick, Shari - " table:style-name="ce1">
            <text:p>MD Park Ave - Midonick, Shari -<text:s/></text:p>
          </table:table-cell>
          <table:table-cell office:value-type="string" table:style-name="ce1">
            <text:p>MD Park Ave - Midonick, Shari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350-042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Metropoliton Urology</text:p>
          </table:table-cell>
          <table:table-cell table:number-columns-repeated="2" table:style-name="ce1"/>
          <table:table-cell office:value-type="string" table:style-name="ce18">
            <text:p>[OFFICE]</text:p>
          </table:table-cell>
          <table:table-cell office:value-type="string" office:string-value="Metropoliton Urology - [OFFICE] - " table:style-name="ce1">
            <text:p>Metropoliton Urology - [OFFICE] -<text:s/></text:p>
          </table:table-cell>
          <table:table-cell office:value-type="string" table:style-name="ce1">
            <text:p>Metropoliton Urology - [OFFICE]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535-5888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Metropoliton Urology</text:p>
          </table:table-cell>
          <table:table-cell table:number-columns-repeated="2" table:style-name="ce1"/>
          <table:table-cell office:value-type="string" table:style-name="ce18">
            <text:p>Choi, Benjamin</text:p>
          </table:table-cell>
          <table:table-cell office:value-type="string" office:string-value="Metropoliton Urology - Choi, Benjamin - " table:style-name="ce1">
            <text:p>Metropoliton Urology - Choi, Benjamin -<text:s/></text:p>
          </table:table-cell>
          <table:table-cell office:value-type="string" table:style-name="ce1">
            <text:p>Metropoliton Urology - Choi, Benjami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535-5888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Metropoliton Urology</text:p>
          </table:table-cell>
          <table:table-cell table:number-columns-repeated="2" table:style-name="ce1"/>
          <table:table-cell office:value-type="string" table:style-name="ce18">
            <text:p>McGuire, Lynsay</text:p>
          </table:table-cell>
          <table:table-cell office:value-type="string" office:string-value="Metropoliton Urology - McGuire, Lynsay - " table:style-name="ce1">
            <text:p>Metropoliton Urology - McGuire, Lynsay -<text:s/></text:p>
          </table:table-cell>
          <table:table-cell office:value-type="string" table:style-name="ce1">
            <text:p>Metropoliton Urology - McGuire, Lynsay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535-5888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Metropoliton Urology</text:p>
          </table:table-cell>
          <table:table-cell table:number-columns-repeated="2" table:style-name="ce1"/>
          <table:table-cell office:value-type="string" table:style-name="ce18">
            <text:p>Shemtov, Menachem</text:p>
          </table:table-cell>
          <table:table-cell office:value-type="string" office:string-value="Metropoliton Urology - Shemtov, Menachem - " table:style-name="ce1">
            <text:p>Metropoliton Urology - Shemtov, Menachem -<text:s/></text:p>
          </table:table-cell>
          <table:table-cell office:value-type="string" table:style-name="ce1">
            <text:p>Metropoliton Urology - Shemtov, Menachem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535-5888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Miskovitz, Paul / Eng, Angie / Cooper, Robert</text:p>
          </table:table-cell>
          <table:table-cell office:value-type="string" office:string-value="Miskovitz, Paul / Eng, Angie / Cooper, Robert - " table:style-name="ce1">
            <text:p>Miskovitz, Paul / Eng, Angie / Cooper, Robert -<text:s/></text:p>
          </table:table-cell>
          <table:table-cell office:value-type="string" table:style-name="ce1">
            <text:p>Miskovitz, Paul / Eng, Angie / Cooper, Robert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17-4966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New York Cardiology</text:p>
          </table:table-cell>
          <table:table-cell office:value-type="string" table:style-name="ce18">
            <text:p>61st Street (6th Floor)</text:p>
          </table:table-cell>
          <table:table-cell table:style-name="ce1"/>
          <table:table-cell office:value-type="string" table:style-name="ce18">
            <text:p>[OFFICE]</text:p>
          </table:table-cell>
          <table:table-cell office:value-type="string" office:string-value="New York Cardiology - 61st Street (6th Floor) - [OFFICE] - " table:style-name="ce1">
            <text:p>New York Cardiology - 61st Street (6th Floor) - [OFFICE] -<text:s/></text:p>
          </table:table-cell>
          <table:table-cell office:value-type="string" table:style-name="ce1">
            <text:p>New York Cardiology - 61st Street (6th Floor) - [OFFICE]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5558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New York Cardiology</text:p>
          </table:table-cell>
          <table:table-cell office:value-type="string" table:style-name="ce18">
            <text:p>61st Street (6th Floor)</text:p>
          </table:table-cell>
          <table:table-cell table:style-name="ce1"/>
          <table:table-cell office:value-type="string" table:style-name="ce18">
            <text:p>Anderson, Holly</text:p>
          </table:table-cell>
          <table:table-cell office:value-type="string" office:string-value="New York Cardiology - 61st Street (6th Floor) - Anderson, Holly - " table:style-name="ce1">
            <text:p>New York Cardiology - 61st Street (6th Floor) - Anderson, Holly -<text:s/></text:p>
          </table:table-cell>
          <table:table-cell office:value-type="string" table:style-name="ce1">
            <text:p>New York Cardiology - 61st Street (6th Floor) - Anderson, Holly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752-2000</text:p>
          </table:table-cell>
          <table:table-cell office:value-type="string" table:style-name="ce18">
            <text:p>AYALA, RAINELL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Newman-Cedar / Dr. Sacks / Dr. Gordon</text:p>
          </table:table-cell>
          <table:table-cell office:value-type="string" office:string-value="Newman-Cedar / Dr. Sacks / Dr. Gordon - " table:style-name="ce1">
            <text:p>Newman-Cedar / Dr. Sacks / Dr. Gordon -<text:s/></text:p>
          </table:table-cell>
          <table:table-cell office:value-type="string" table:style-name="ce1">
            <text:p>Newman-Cedar / Dr. Sacks / Dr. Gordo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37-7800</text:p>
          </table:table-cell>
          <table:table-cell office:value-type="string" table:style-name="ce18">
            <text:p>AYALA, RAINELL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22"/>
          <table:table-cell office:value-type="string" office:string-value="" table:style-name="ce22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Nezhat, Farr</text:p>
          </table:table-cell>
          <table:table-cell office:value-type="string" office:string-value="Nezhat, Farr - " table:style-name="ce1">
            <text:p>Nezhat, Farr -<text:s/></text:p>
          </table:table-cell>
          <table:table-cell office:value-type="string" table:style-name="ce1">
            <text:p>Nezhat, Farr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7120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Nicolo, Danielle / Stulman, James / Hugo, Jonathan</text:p>
          </table:table-cell>
          <table:table-cell office:value-type="string" office:string-value="Nicolo, Danielle / Stulman, James / Hugo, Jonathan - " table:style-name="ce1">
            <text:p>Nicolo, Danielle / Stulman, James / Hugo, Jonathan -<text:s/></text:p>
          </table:table-cell>
          <table:table-cell office:value-type="string" table:style-name="ce1">
            <text:p>Nicolo, Danielle / Stulman, James / Hugo, Jonatha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2399</text:p>
          </table:table-cell>
          <table:table-cell office:value-type="string" table:style-name="ce18">
            <text:p>MILLER, CASSANDR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NY Cardiology</text:p>
          </table:table-cell>
          <table:table-cell office:value-type="string" table:style-name="ce18">
            <text:p>1305 York Ave</text:p>
          </table:table-cell>
          <table:table-cell office:value-type="string" table:style-name="ce18">
            <text:p>Cardiology</text:p>
          </table:table-cell>
          <table:table-cell office:value-type="string" table:style-name="ce18">
            <text:p>[OFFICE]</text:p>
          </table:table-cell>
          <table:table-cell office:value-type="string" office:string-value="NY Cardiology - 1305 York Ave - Cardiology - [OFFICE] - " table:style-name="ce1">
            <text:p>NY Cardiology - 1305 York Ave - Cardiology - [OFFICE] -<text:s/></text:p>
          </table:table-cell>
          <table:table-cell office:value-type="string" table:style-name="ce1">
            <text:p>NY Cardiology - 1305 York Ave - Cardiology - [OFFICE]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5558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NY Cardiology</text:p>
          </table:table-cell>
          <table:table-cell office:value-type="string" table:style-name="ce18">
            <text:p>1305 York Ave</text:p>
          </table:table-cell>
          <table:table-cell office:value-type="string" table:style-name="ce18">
            <text:p>Cardiology</text:p>
          </table:table-cell>
          <table:table-cell office:value-type="string" table:style-name="ce18">
            <text:p>Ascunce, Rebecca</text:p>
          </table:table-cell>
          <table:table-cell office:value-type="string" office:string-value="NY Cardiology - 1305 York Ave - Cardiology - Ascunce, Rebecca - " table:style-name="ce1">
            <text:p>NY Cardiology - 1305 York Ave - Cardiology - Ascunce, Rebecca -<text:s/></text:p>
          </table:table-cell>
          <table:table-cell office:value-type="string" table:style-name="ce1">
            <text:p>NY Cardiology - 1305 York Ave - Cardiology - Ascunce, Rebecca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5558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NY Cardiology</text:p>
          </table:table-cell>
          <table:table-cell office:value-type="string" table:style-name="ce18">
            <text:p>1305 York Ave</text:p>
          </table:table-cell>
          <table:table-cell office:value-type="string" table:style-name="ce18">
            <text:p>Cardiology</text:p>
          </table:table-cell>
          <table:table-cell office:value-type="string" table:style-name="ce18">
            <text:p>Bernard, John</text:p>
          </table:table-cell>
          <table:table-cell office:value-type="string" office:string-value="NY Cardiology - 1305 York Ave - Cardiology - Bernard, John - " table:style-name="ce1">
            <text:p>NY Cardiology - 1305 York Ave - Cardiology - Bernard, John -<text:s/></text:p>
          </table:table-cell>
          <table:table-cell office:value-type="string" table:style-name="ce1">
            <text:p>NY Cardiology - 1305 York Ave - Cardiology - Bernard, Joh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5558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NY Cardiology</text:p>
          </table:table-cell>
          <table:table-cell office:value-type="string" table:style-name="ce18">
            <text:p>1305 York Ave</text:p>
          </table:table-cell>
          <table:table-cell office:value-type="string" table:style-name="ce18">
            <text:p>Cardiology</text:p>
          </table:table-cell>
          <table:table-cell office:value-type="string" table:style-name="ce18">
            <text:p>Borden, William</text:p>
          </table:table-cell>
          <table:table-cell office:value-type="string" office:string-value="NY Cardiology - 1305 York Ave - Cardiology - Borden, William - " table:style-name="ce1">
            <text:p>NY Cardiology - 1305 York Ave - Cardiology - Borden, William -<text:s/></text:p>
          </table:table-cell>
          <table:table-cell office:value-type="string" table:style-name="ce1">
            <text:p>NY Cardiology - 1305 York Ave - Cardiology - Borden, William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5558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NY Cardiology</text:p>
          </table:table-cell>
          <table:table-cell office:value-type="string" table:style-name="ce18">
            <text:p>1305 York Ave</text:p>
          </table:table-cell>
          <table:table-cell office:value-type="string" table:style-name="ce18">
            <text:p>Cardiology</text:p>
          </table:table-cell>
          <table:table-cell office:value-type="string" table:style-name="ce18">
            <text:p>Feldman, Dimtry</text:p>
          </table:table-cell>
          <table:table-cell office:value-type="string" office:string-value="NY Cardiology - 1305 York Ave - Cardiology - Feldman, Dimtry - " table:style-name="ce1">
            <text:p>NY Cardiology - 1305 York Ave - Cardiology - Feldman, Dimtry -<text:s/></text:p>
          </table:table-cell>
          <table:table-cell office:value-type="string" table:style-name="ce1">
            <text:p>NY Cardiology - 1305 York Ave - Cardiology - Feldman, Dimtry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5558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NY Cardiology</text:p>
          </table:table-cell>
          <table:table-cell office:value-type="string" table:style-name="ce18">
            <text:p>1305 York Ave</text:p>
          </table:table-cell>
          <table:table-cell office:value-type="string" table:style-name="ce18">
            <text:p>Cardiology</text:p>
          </table:table-cell>
          <table:table-cell office:value-type="string" table:style-name="ce18">
            <text:p>Gelbman, Joy Marla</text:p>
          </table:table-cell>
          <table:table-cell office:value-type="string" office:string-value="NY Cardiology - 1305 York Ave - Cardiology - Gelbman, Joy Marla - " table:style-name="ce1">
            <text:p>NY Cardiology - 1305 York Ave - Cardiology - Gelbman, Joy Marla -<text:s/></text:p>
          </table:table-cell>
          <table:table-cell office:value-type="string" table:style-name="ce1">
            <text:p>NY Cardiology - 1305 York Ave - Cardiology - Gelbman, Joy Marla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5558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NY Cardiology</text:p>
          </table:table-cell>
          <table:table-cell office:value-type="string" table:style-name="ce18">
            <text:p>1305 York Ave</text:p>
          </table:table-cell>
          <table:table-cell office:value-type="string" table:style-name="ce18">
            <text:p>Cardiology</text:p>
          </table:table-cell>
          <table:table-cell office:value-type="string" table:style-name="ce18">
            <text:p>Kaplan, Sarah</text:p>
          </table:table-cell>
          <table:table-cell office:value-type="string" office:string-value="NY Cardiology - 1305 York Ave - Cardiology - Kaplan, Sarah - " table:style-name="ce1">
            <text:p>NY Cardiology - 1305 York Ave - Cardiology - Kaplan, Sarah -<text:s/></text:p>
          </table:table-cell>
          <table:table-cell office:value-type="string" table:style-name="ce1">
            <text:p>NY Cardiology - 1305 York Ave - Cardiology - Kaplan, Sarah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5558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NY Cardiology</text:p>
          </table:table-cell>
          <table:table-cell office:value-type="string" table:style-name="ce18">
            <text:p>1305 York Ave</text:p>
          </table:table-cell>
          <table:table-cell office:value-type="string" table:style-name="ce18">
            <text:p>Cardiology</text:p>
          </table:table-cell>
          <table:table-cell office:value-type="string" table:style-name="ce18">
            <text:p>Kim, Luke K</text:p>
          </table:table-cell>
          <table:table-cell office:value-type="string" office:string-value="NY Cardiology - 1305 York Ave - Cardiology - Kim, Luke K - " table:style-name="ce1">
            <text:p>NY Cardiology - 1305 York Ave - Cardiology - Kim, Luke K -<text:s/></text:p>
          </table:table-cell>
          <table:table-cell office:value-type="string" table:style-name="ce1">
            <text:p>NY Cardiology - 1305 York Ave - Cardiology - Kim, Luke K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5558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NY Cardiology</text:p>
          </table:table-cell>
          <table:table-cell office:value-type="string" table:style-name="ce18">
            <text:p>1305 York Ave</text:p>
          </table:table-cell>
          <table:table-cell office:value-type="string" table:style-name="ce18">
            <text:p>Cardiology</text:p>
          </table:table-cell>
          <table:table-cell office:value-type="string" table:style-name="ce18">
            <text:p>Minutello, Robert</text:p>
          </table:table-cell>
          <table:table-cell office:value-type="string" office:string-value="NY Cardiology - 1305 York Ave - Cardiology - Minutello, Robert - " table:style-name="ce1">
            <text:p>NY Cardiology - 1305 York Ave - Cardiology - Minutello, Robert -<text:s/></text:p>
          </table:table-cell>
          <table:table-cell office:value-type="string" table:style-name="ce1">
            <text:p>NY Cardiology - 1305 York Ave - Cardiology - Minutello, Robert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5558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NYH</text:p>
          </table:table-cell>
          <table:table-cell table:style-name="ce1"/>
          <table:table-cell office:value-type="string" table:style-name="ce18">
            <text:p>Endocrine Baker 20</text:p>
          </table:table-cell>
          <table:table-cell table:style-name="ce1"/>
          <table:table-cell office:value-type="string" office:string-value="NYH - Endocrine Baker 20 - " table:style-name="ce1">
            <text:p>NYH - Endocrine Baker 20 -<text:s/></text:p>
          </table:table-cell>
          <table:table-cell office:value-type="string" table:style-name="ce1">
            <text:p>NYH - Endocrine Baker 20</text:p>
          </table:table-cell>
          <table:table-cell table:style-name="ce1"/>
          <table:table-cell office:value-type="string" table:style-name="ce29">
            <text:p>YES</text:p>
          </table:table-cell>
          <table:table-cell office:value-type="string" table:style-name="ce20">
            <text:p>962-869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Olsen, Sonja Kristine / Brown, Robert / Fox, Allison / Lavine, S</text:p>
          </table:table-cell>
          <table:table-cell office:value-type="string" office:string-value="Olsen, Sonja Kristine / Brown, Robert / Fox, Allison / Lavine, S - " table:style-name="ce1">
            <text:p>Olsen, Sonja Kristine / Brown, Robert / Fox, Allison / Lavine, S -<text:s/></text:p>
          </table:table-cell>
          <table:table-cell office:value-type="string" table:style-name="ce1">
            <text:p>Olsen, Sonja Kristine / Brown, Robert / Fox, Allison / Lavine, S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5483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Olson, Mary</text:p>
          </table:table-cell>
          <table:table-cell office:value-type="string" office:string-value="Olson, Mary - " table:style-name="ce1">
            <text:p>Olson, Mary -<text:s/></text:p>
          </table:table-cell>
          <table:table-cell office:value-type="string" table:style-name="ce1">
            <text:p>Olson, Mary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4742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<text:a xlink:href="https://docs.google.com/forms/d/1sdamcYaC8b3qgvHyBWHXHMZvWG9hYBlh9gx3e1mFYEM/viewform?entry.97229552=OXF-200&amp;entry.73470703=&amp;entry.610927917=&amp;entry.251733383=&amp;entry.738369901=&amp;entry.336840860=NO">UPDATE DETAILS</text:a>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OXF-200</text:p>
          </table:table-cell>
          <table:table-cell table:number-columns-repeated="3" table:style-name="ce1"/>
          <table:table-cell office:value-type="string" office:string-value="OXF-200 - " table:style-name="ce1">
            <text:p>OXF-200 -<text:s/></text:p>
          </table:table-cell>
          <table:table-cell office:value-type="string" table:style-name="ce1">
            <text:p>OXF-200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4900</text:p>
          </table:table-cell>
          <table:table-cell office:value-type="string" table:style-name="ce18">
            <text:p>MARTINEZ, STAC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OXF-300</text:p>
          </table:table-cell>
          <table:table-cell table:number-columns-repeated="2" table:style-name="ce1"/>
          <table:table-cell office:value-type="string" table:style-name="ce18">
            <text:p>[OFFICE]</text:p>
          </table:table-cell>
          <table:table-cell office:value-type="string" office:string-value="OXF-300 - [OFFICE] - " table:style-name="ce1">
            <text:p>OXF-300 - [OFFICE] -<text:s/></text:p>
          </table:table-cell>
          <table:table-cell office:value-type="string" table:style-name="ce1">
            <text:p>OXF-300 - [OFFICE]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650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OXF-300</text:p>
          </table:table-cell>
          <table:table-cell table:number-columns-repeated="2" table:style-name="ce1"/>
          <table:table-cell office:value-type="string" table:style-name="ce18">
            <text:p>Niesvizky, Rubin</text:p>
          </table:table-cell>
          <table:table-cell office:value-type="string" office:string-value="OXF-300 - Niesvizky, Rubin - " table:style-name="ce1">
            <text:p>OXF-300 - Niesvizky, Rubin -<text:s/></text:p>
          </table:table-cell>
          <table:table-cell office:value-type="string" table:style-name="ce1">
            <text:p>OXF-300 - Niesvizky, Rubi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650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OXF-300</text:p>
          </table:table-cell>
          <table:table-cell table:number-columns-repeated="2" table:style-name="ce1"/>
          <table:table-cell office:value-type="string" table:style-name="ce18">
            <text:p>Pearse, Roger</text:p>
          </table:table-cell>
          <table:table-cell office:value-type="string" office:string-value="OXF-300 - Pearse, Roger - " table:style-name="ce1">
            <text:p>OXF-300 - Pearse, Roger -<text:s/></text:p>
          </table:table-cell>
          <table:table-cell office:value-type="string" table:style-name="ce1">
            <text:p>OXF-300 - Pearse, Roger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650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OXF-300</text:p>
          </table:table-cell>
          <table:table-cell table:number-columns-repeated="2" table:style-name="ce1"/>
          <table:table-cell office:value-type="string" table:style-name="ce18">
            <text:p>Tomer, Mark</text:p>
          </table:table-cell>
          <table:table-cell office:value-type="string" office:string-value="OXF-300 - Tomer, Mark - " table:style-name="ce1">
            <text:p>OXF-300 - Tomer, Mark -<text:s/></text:p>
          </table:table-cell>
          <table:table-cell office:value-type="string" table:style-name="ce1">
            <text:p>OXF-300 - Tomer, Mark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650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OXF-600</text:p>
          </table:table-cell>
          <table:table-cell table:number-columns-repeated="2" table:style-name="ce1"/>
          <table:table-cell office:value-type="string" table:style-name="ce18">
            <text:p>[OFFICE]</text:p>
          </table:table-cell>
          <table:table-cell office:value-type="string" office:string-value="OXF-600 - [OFFICE] - " table:style-name="ce1">
            <text:p>OXF-600 - [OFFICE] -<text:s/></text:p>
          </table:table-cell>
          <table:table-cell office:value-type="string" table:style-name="ce1">
            <text:p>OXF-600 - [OFFICE]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5558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OXF-600</text:p>
          </table:table-cell>
          <table:table-cell table:number-columns-repeated="2" table:style-name="ce1"/>
          <table:table-cell office:value-type="string" table:style-name="ce18">
            <text:p>Gade, Christopher</text:p>
          </table:table-cell>
          <table:table-cell office:value-type="string" office:string-value="OXF-600 - Gade, Christopher - " table:style-name="ce1">
            <text:p>OXF-600 - Gade, Christopher -<text:s/></text:p>
          </table:table-cell>
          <table:table-cell office:value-type="string" table:style-name="ce1">
            <text:p>OXF-600 - Gade, Christopher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5558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OXF-600</text:p>
          </table:table-cell>
          <table:table-cell table:number-columns-repeated="2" table:style-name="ce1"/>
          <table:table-cell office:value-type="string" table:style-name="ce18">
            <text:p>Wilentz, James</text:p>
          </table:table-cell>
          <table:table-cell office:value-type="string" office:string-value="OXF-600 - Wilentz, James - " table:style-name="ce1">
            <text:p>OXF-600 - Wilentz, James -<text:s/></text:p>
          </table:table-cell>
          <table:table-cell office:value-type="string" table:style-name="ce1">
            <text:p>OXF-600 - Wilentz, James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5558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OXF-600</text:p>
          </table:table-cell>
          <table:table-cell table:number-columns-repeated="2" table:style-name="ce1"/>
          <table:table-cell office:value-type="string" table:style-name="ce18">
            <text:p>Yang, Yi Ming</text:p>
          </table:table-cell>
          <table:table-cell office:value-type="string" office:string-value="OXF-600 - Yang, Yi Ming - " table:style-name="ce1">
            <text:p>OXF-600 - Yang, Yi Ming -<text:s/></text:p>
          </table:table-cell>
          <table:table-cell office:value-type="string" table:style-name="ce1">
            <text:p>OXF-600 - Yang, Yi Ming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5558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Pasmantier, Mark , Coleman, Morton, Decter, Julian</text:p>
          </table:table-cell>
          <table:table-cell office:value-type="string" office:string-value="Pasmantier, Mark , Coleman, Morton, Decter, Julian - " table:style-name="ce1">
            <text:p>Pasmantier, Mark , Coleman, Morton, Decter, Julian -<text:s/></text:p>
          </table:table-cell>
          <table:table-cell office:value-type="string" table:style-name="ce1">
            <text:p>Pasmantier, Mark , Coleman, Morton, Decter, Julia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517-590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Patel, Sarju</text:p>
          </table:table-cell>
          <table:table-cell office:value-type="string" office:string-value="Patel, Sarju - " table:style-name="ce1">
            <text:p>Patel, Sarju -<text:s/></text:p>
          </table:table-cell>
          <table:table-cell office:value-type="string" table:style-name="ce1">
            <text:p>Patel, Sarju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2020</text:p>
          </table:table-cell>
          <table:table-cell office:value-type="string" table:style-name="ce18">
            <text:p>MARTINEZ, STAC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PAYSON 3 OUTPATIENT ONCOLOGY</text:p>
          </table:table-cell>
          <table:table-cell table:number-columns-repeated="3" table:style-name="ce1"/>
          <table:table-cell office:value-type="string" office:string-value="PAYSON 3 OUTPATIENT ONCOLOGY - " table:style-name="ce1">
            <text:p>PAYSON 3 OUTPATIENT ONCOLOGY -<text:s/></text:p>
          </table:table-cell>
          <table:table-cell office:value-type="string" table:style-name="ce1">
            <text:p>PAYSON 3 OUTPATIENT ONCOLOGY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5974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PEDS HEMO ONC - P695</text:p>
          </table:table-cell>
          <table:table-cell table:number-columns-repeated="3" table:style-name="ce1"/>
          <table:table-cell office:value-type="string" office:string-value="PEDS HEMO ONC - P695 - " table:style-name="ce1">
            <text:p>PEDS HEMO ONC - P695 -<text:s/></text:p>
          </table:table-cell>
          <table:table-cell office:value-type="string" table:style-name="ce1">
            <text:p>PEDS HEMO ONC - P695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340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Perelstein, Eduardo</text:p>
          </table:table-cell>
          <table:table-cell office:value-type="string" office:string-value="Perelstein, Eduardo - " table:style-name="ce1">
            <text:p>Perelstein, Eduardo -<text:s/></text:p>
          </table:table-cell>
          <table:table-cell office:value-type="string" table:style-name="ce1">
            <text:p>Perelstein, Eduardo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2331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POST/PRE TRANSPLANT</text:p>
          </table:table-cell>
          <table:table-cell table:number-columns-repeated="3" table:style-name="ce1"/>
          <table:table-cell office:value-type="string" office:string-value="POST/PRE TRANSPLANT - " table:style-name="ce1">
            <text:p>POST/PRE TRANSPLANT -<text:s/></text:p>
          </table:table-cell>
          <table:table-cell office:value-type="string" table:style-name="ce1">
            <text:p>POST/PRE TRANSPLANT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746-3020</text:p>
          </table:table-cell>
          <table:table-cell office:value-type="string" table:style-name="ce18">
            <text:p>GARCIA, ERIK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PREIPHERAL NEUROPHATY (Group)</text:p>
          </table:table-cell>
          <table:table-cell table:number-columns-repeated="3" table:style-name="ce1"/>
          <table:table-cell office:value-type="string" office:string-value="PREIPHERAL NEUROPHATY (Group) - " table:style-name="ce1">
            <text:p>PREIPHERAL NEUROPHATY (Group) -<text:s/></text:p>
          </table:table-cell>
          <table:table-cell office:value-type="string" table:style-name="ce1">
            <text:p>PREIPHERAL NEUROPHATY (Group)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3202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Presby Draw Station</text:p>
          </table:table-cell>
          <table:table-cell table:number-columns-repeated="3" table:style-name="ce1"/>
          <table:table-cell office:value-type="string" office:string-value="Presby Draw Station - " table:style-name="ce1">
            <text:p>Presby Draw Station -<text:s/></text:p>
          </table:table-cell>
          <table:table-cell office:value-type="string" table:style-name="ce1">
            <text:p>Presby Draw Statio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326-8444/3374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Prioleau, Philip G. / Reszko, Anetta/ McGuire, Lindsay</text:p>
          </table:table-cell>
          <table:table-cell office:value-type="string" office:string-value="Prioleau, Philip G. / Reszko, Anetta/ McGuire, Lindsay - " table:style-name="ce1">
            <text:p>Prioleau, Philip G. / Reszko, Anetta/ McGuire, Lindsay -<text:s/></text:p>
          </table:table-cell>
          <table:table-cell office:value-type="string" table:style-name="ce1">
            <text:p>Prioleau, Philip G. / Reszko, Anetta/ McGuire, Lindsay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94-3548</text:p>
          </table:table-cell>
          <table:table-cell office:value-type="string" table:style-name="ce18">
            <text:p>MARTINEZ, STAC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Prystowsky, Janet H<text:s/></text:p>
          </table:table-cell>
          <table:table-cell office:value-type="string" office:string-value="Prystowsky, Janet H  - " table:style-name="ce1">
            <text:p>Prystowsky, Janet H <text:s/>-<text:s/></text:p>
          </table:table-cell>
          <table:table-cell office:value-type="string" table:style-name="ce1">
            <text:p>Prystowsky, Janet H<text:s/>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30-1212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Purohit, Rajveer</text:p>
          </table:table-cell>
          <table:table-cell office:value-type="string" office:string-value="Purohit, Rajveer - " table:style-name="ce1">
            <text:p>Purohit, Rajveer -<text:s/></text:p>
          </table:table-cell>
          <table:table-cell office:value-type="string" table:style-name="ce1">
            <text:p>Purohit, Rajveer</text:p>
          </table:table-cell>
          <table:table-cell table:style-name="ce1"/>
          <table:table-cell office:value-type="string" table:style-name="ce29">
            <text:p>YES</text:p>
          </table:table-cell>
          <table:table-cell office:value-type="string" table:style-name="ce20">
            <text:p>772-390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Ramos, Elizabeth</text:p>
          </table:table-cell>
          <table:table-cell office:value-type="string" office:string-value="Ramos, Elizabeth - " table:style-name="ce1">
            <text:p>Ramos, Elizabeth -<text:s/></text:p>
          </table:table-cell>
          <table:table-cell office:value-type="string" table:style-name="ce1">
            <text:p>Ramos, Elizabeth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396-0355</text:p>
          </table:table-cell>
          <table:table-cell office:value-type="string" table:style-name="ce18">
            <text:p>AYALA, RAINELL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Rapoport, Samuel</text:p>
          </table:table-cell>
          <table:table-cell office:value-type="string" office:string-value="Rapoport, Samuel - " table:style-name="ce1">
            <text:p>Rapoport, Samuel -<text:s/></text:p>
          </table:table-cell>
          <table:table-cell office:value-type="string" table:style-name="ce1">
            <text:p>Rapoport, Samuel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570-0642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Reed, Lawrence<text:s/></text:p>
          </table:table-cell>
          <table:table-cell office:value-type="string" office:string-value="Reed, Lawrence  - " table:style-name="ce1">
            <text:p>Reed, Lawrence <text:s/>-<text:s/></text:p>
          </table:table-cell>
          <table:table-cell office:value-type="string" table:style-name="ce1">
            <text:p>Reed, Lawrence<text:s/>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72-830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Reichman, Bonnie<text:s/></text:p>
          </table:table-cell>
          <table:table-cell office:value-type="string" office:string-value="Reichman, Bonnie  - " table:style-name="ce1">
            <text:p>Reichman, Bonnie <text:s/>-<text:s/></text:p>
          </table:table-cell>
          <table:table-cell office:value-type="string" table:style-name="ce1">
            <text:p>Reichman, Bonnie<text:s/>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88-7718</text:p>
          </table:table-cell>
          <table:table-cell office:value-type="string" table:style-name="ce18">
            <text:p>MILLER, CASSANDR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Rochwarger, Arnold / Goldin, Howard</text:p>
          </table:table-cell>
          <table:table-cell office:value-type="string" office:string-value="Rochwarger, Arnold / Goldin, Howard - " table:style-name="ce1">
            <text:p>Rochwarger, Arnold / Goldin, Howard -<text:s/></text:p>
          </table:table-cell>
          <table:table-cell office:value-type="string" table:style-name="ce1">
            <text:p>Rochwarger, Arnold / Goldin, Howard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49-0404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Rosenberg, Howard</text:p>
          </table:table-cell>
          <table:table-cell office:value-type="string" office:string-value="Rosenberg, Howard - " table:style-name="ce1">
            <text:p>Rosenberg, Howard -<text:s/></text:p>
          </table:table-cell>
          <table:table-cell office:value-type="string" table:style-name="ce1">
            <text:p>Rosenberg, Howard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744-117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Sadick, Neil</text:p>
          </table:table-cell>
          <table:table-cell office:value-type="string" office:string-value="Sadick, Neil - " table:style-name="ce1">
            <text:p>Sadick, Neil -<text:s/></text:p>
          </table:table-cell>
          <table:table-cell office:value-type="string" table:style-name="ce1">
            <text:p>Sadick, Neil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72-7242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Salob, Stacey / Green, Michelle</text:p>
          </table:table-cell>
          <table:table-cell office:value-type="string" office:string-value="Salob, Stacey / Green, Michelle - " table:style-name="ce1">
            <text:p>Salob, Stacey / Green, Michelle -<text:s/></text:p>
          </table:table-cell>
          <table:table-cell office:value-type="string" table:style-name="ce1">
            <text:p>Salob, Stacey / Green, Michelle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317-1100</text:p>
          </table:table-cell>
          <table:table-cell office:value-type="string" table:style-name="ce18">
            <text:p>FERBER, HILD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Sassoon, Robert<text:s/></text:p>
          </table:table-cell>
          <table:table-cell office:value-type="string" office:string-value="Sassoon, Robert  - " table:style-name="ce1">
            <text:p>Sassoon, Robert <text:s/>-<text:s/></text:p>
          </table:table-cell>
          <table:table-cell office:value-type="string" table:style-name="ce1">
            <text:p>Sassoon, Robert<text:s/>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28-1500</text:p>
          </table:table-cell>
          <table:table-cell office:value-type="string" table:style-name="ce18">
            <text:p>MILLER, CASSANDR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Schulman, Aaron</text:p>
          </table:table-cell>
          <table:table-cell office:value-type="string" office:string-value="Schulman, Aaron - " table:style-name="ce1">
            <text:p>Schulman, Aaron -<text:s/></text:p>
          </table:table-cell>
          <table:table-cell office:value-type="string" table:style-name="ce1">
            <text:p>Schulman, Aaro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8690</text:p>
          </table:table-cell>
          <table:table-cell office:value-type="string" table:style-name="ce18">
            <text:p>MILLER, CASSANDR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Scrimminger, Leon<text:s/></text:p>
          </table:table-cell>
          <table:table-cell office:value-type="string" office:string-value="Scrimminger, Leon  - " table:style-name="ce1">
            <text:p>Scrimminger, Leon <text:s/>-<text:s/></text:p>
          </table:table-cell>
          <table:table-cell office:value-type="string" table:style-name="ce1">
            <text:p>Scrimminger, Leon<text:s/>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49-1627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Shaktman, Barry<text:s/></text:p>
          </table:table-cell>
          <table:table-cell office:value-type="string" office:string-value="Shaktman, Barry  - " table:style-name="ce1">
            <text:p>Shaktman, Barry <text:s/>-<text:s/></text:p>
          </table:table-cell>
          <table:table-cell office:value-type="string" table:style-name="ce1">
            <text:p>Shaktman, Barry<text:s/>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3237</text:p>
          </table:table-cell>
          <table:table-cell office:value-type="string" table:style-name="ce18">
            <text:p>REYES, ERIK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Shemtov, Mendel</text:p>
          </table:table-cell>
          <table:table-cell office:value-type="string" office:string-value="Shemtov, Mendel - " table:style-name="ce1">
            <text:p>Shemtov, Mendel -<text:s/></text:p>
          </table:table-cell>
          <table:table-cell office:value-type="string" table:style-name="ce1">
            <text:p>Shemtov, Mendel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813-1112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Sherman, Raymond / Hartman, Barry</text:p>
          </table:table-cell>
          <table:table-cell office:value-type="string" office:string-value="Sherman, Raymond / Hartman, Barry - " table:style-name="ce1">
            <text:p>Sherman, Raymond / Hartman, Barry -<text:s/></text:p>
          </table:table-cell>
          <table:table-cell office:value-type="string" table:style-name="ce1">
            <text:p>Sherman, Raymond / Hartman, Barry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6921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Simon, Jean-Paul</text:p>
          </table:table-cell>
          <table:table-cell office:value-type="string" office:string-value="Simon, Jean-Paul - " table:style-name="ce1">
            <text:p>Simon, Jean-Paul -<text:s/></text:p>
          </table:table-cell>
          <table:table-cell office:value-type="string" table:style-name="ce1">
            <text:p>Simon, Jean-Paul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77-100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Smith, Barry / RENCA ACCOUNT</text:p>
          </table:table-cell>
          <table:table-cell office:value-type="string" office:string-value="Smith, Barry / RENCA ACCOUNT - " table:style-name="ce1">
            <text:p>Smith, Barry / RENCA ACCOUNT -<text:s/></text:p>
          </table:table-cell>
          <table:table-cell office:value-type="string" table:style-name="ce1">
            <text:p>Smith, Barry / RENCA ACCOUNT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1551</text:p>
          </table:table-cell>
          <table:table-cell office:value-type="string" table:style-name="ce18">
            <text:p>FERBER, HILD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Smith, Paul T</text:p>
          </table:table-cell>
          <table:table-cell office:value-type="string" office:string-value="Smith, Paul T - " table:style-name="ce1">
            <text:p>Smith, Paul T -<text:s/></text:p>
          </table:table-cell>
          <table:table-cell office:value-type="string" table:style-name="ce1">
            <text:p>Smith, Paul T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396-4077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Sorbellini, Maximiliano</text:p>
          </table:table-cell>
          <table:table-cell office:value-type="string" office:string-value="Sorbellini, Maximiliano - " table:style-name="ce1">
            <text:p>Sorbellini, Maximiliano -<text:s/></text:p>
          </table:table-cell>
          <table:table-cell office:value-type="string" table:style-name="ce1">
            <text:p>Sorbellini, Maximiliano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5151</text:p>
          </table:table-cell>
          <table:table-cell office:value-type="string" table:style-name="ce18">
            <text:p>MARTINEZ, STAC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Sotelo, Julio E</text:p>
          </table:table-cell>
          <table:table-cell office:value-type="string" office:string-value="Sotelo, Julio E - " table:style-name="ce1">
            <text:p>Sotelo, Julio E -<text:s/></text:p>
          </table:table-cell>
          <table:table-cell office:value-type="string" table:style-name="ce1">
            <text:p>Sotelo, Julio E</text:p>
          </table:table-cell>
          <table:table-cell table:style-name="ce1"/>
          <table:table-cell office:value-type="string" table:style-name="ce29">
            <text:p>YES</text:p>
          </table:table-cell>
          <table:table-cell office:value-type="string" table:style-name="ce20">
            <text:p>439-670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Steigman, Shaun / Merianos, Demetri</text:p>
          </table:table-cell>
          <table:table-cell office:value-type="string" office:string-value="Steigman, Shaun / Merianos, Demetri - " table:style-name="ce1">
            <text:p>Steigman, Shaun / Merianos, Demetri -<text:s/></text:p>
          </table:table-cell>
          <table:table-cell office:value-type="string" table:style-name="ce1">
            <text:p>Steigman, Shaun / Merianos, Demetri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5648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STUDENT HEALTH</text:p>
          </table:table-cell>
          <table:table-cell table:number-columns-repeated="3" table:style-name="ce1"/>
          <table:table-cell office:value-type="string" office:string-value="STUDENT HEALTH - " table:style-name="ce1">
            <text:p>STUDENT HEALTH -<text:s/></text:p>
          </table:table-cell>
          <table:table-cell office:value-type="string" table:style-name="ce1">
            <text:p>STUDENT HEALTH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6942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Tahir, Muhammad</text:p>
          </table:table-cell>
          <table:table-cell office:value-type="string" office:string-value="Tahir, Muhammad - " table:style-name="ce1">
            <text:p>Tahir, Muhammad -<text:s/></text:p>
          </table:table-cell>
          <table:table-cell office:value-type="string" table:style-name="ce1">
            <text:p>Tahir, Muhammad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18-230-5811</text:p>
          </table:table-cell>
          <table:table-cell office:value-type="string" table:style-name="ce18">
            <text:p>GUY, ANNETT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Tsai, Tony</text:p>
          </table:table-cell>
          <table:table-cell office:value-type="string" office:string-value="Tsai, Tony - " table:style-name="ce1">
            <text:p>Tsai, Tony -<text:s/></text:p>
          </table:table-cell>
          <table:table-cell office:value-type="string" table:style-name="ce1">
            <text:p>Tsai, Tony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481-7888/8088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UROLOGY - ST - 9</text:p>
          </table:table-cell>
          <table:table-cell table:number-columns-repeated="3" table:style-name="ce1"/>
          <table:table-cell office:value-type="string" office:string-value="UROLOGY - ST - 9 - " table:style-name="ce1">
            <text:p>UROLOGY - ST - 9 -<text:s/></text:p>
          </table:table-cell>
          <table:table-cell office:value-type="string" table:style-name="ce1">
            <text:p>UROLOGY - ST - 9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5455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Vogiatzi, Maria<text:s/></text:p>
          </table:table-cell>
          <table:table-cell office:value-type="string" office:string-value="Vogiatzi, Maria  - " table:style-name="ce1">
            <text:p>Vogiatzi, Maria <text:s/>-<text:s/></text:p>
          </table:table-cell>
          <table:table-cell office:value-type="string" table:style-name="ce1">
            <text:p>Vogiatzi, Maria<text:s/>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3462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Warschauer, Craig</text:p>
          </table:table-cell>
          <table:table-cell office:value-type="string" office:string-value="Warschauer, Craig - " table:style-name="ce1">
            <text:p>Warschauer, Craig -<text:s/></text:p>
          </table:table-cell>
          <table:table-cell office:value-type="string" table:style-name="ce1">
            <text:p>Warschauer, Craig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327-1851</text:p>
          </table:table-cell>
          <table:table-cell office:value-type="string" table:style-name="ce18">
            <text:p>MESSINA, CRYSTAL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MC</text:p>
          </table:table-cell>
          <table:table-cell office:value-type="string" table:style-name="ce18">
            <text:p>211 E 80th St</text:p>
          </table:table-cell>
          <table:table-cell office:value-type="string" table:style-name="ce18">
            <text:p>Edocrinology</text:p>
          </table:table-cell>
          <table:table-cell office:value-type="string" table:style-name="ce18">
            <text:p>[OFFICE]</text:p>
          </table:table-cell>
          <table:table-cell office:value-type="string" office:string-value="WCMC - 211 E 80th St - Edocrinology - [OFFICE] - " table:style-name="ce1">
            <text:p>WCMC - 211 E 80th St - Edocrinology - [OFFICE] -<text:s/></text:p>
          </table:table-cell>
          <table:table-cell office:value-type="string" table:style-name="ce1">
            <text:p>WCMC - 211 E 80th St - Edocrinology - [OFFICE]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8690</text:p>
          </table:table-cell>
          <table:table-cell office:value-type="string" table:style-name="ce18">
            <text:p>MESSINA, CRYSTAL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MC</text:p>
          </table:table-cell>
          <table:table-cell office:value-type="string" table:style-name="ce18">
            <text:p>211 E 80th St</text:p>
          </table:table-cell>
          <table:table-cell office:value-type="string" table:style-name="ce18">
            <text:p>Edocrinology</text:p>
          </table:table-cell>
          <table:table-cell office:value-type="string" table:style-name="ce18">
            <text:p>Brillon, David</text:p>
          </table:table-cell>
          <table:table-cell office:value-type="string" office:string-value="WCMC - 211 E 80th St - Edocrinology - Brillon, David - " table:style-name="ce1">
            <text:p>WCMC - 211 E 80th St - Edocrinology - Brillon, David -<text:s/></text:p>
          </table:table-cell>
          <table:table-cell office:value-type="string" table:style-name="ce1">
            <text:p>WCMC - 211 E 80th St - Edocrinology - Brillon, David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8690</text:p>
          </table:table-cell>
          <table:table-cell office:value-type="string" table:style-name="ce18">
            <text:p>MESSINA, CRYSTAL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MC</text:p>
          </table:table-cell>
          <table:table-cell office:value-type="string" table:style-name="ce18">
            <text:p>211 E 80th St</text:p>
          </table:table-cell>
          <table:table-cell office:value-type="string" table:style-name="ce18">
            <text:p>Edocrinology</text:p>
          </table:table-cell>
          <table:table-cell office:value-type="string" table:style-name="ce18">
            <text:p>DeJesus, Jenny</text:p>
          </table:table-cell>
          <table:table-cell office:value-type="string" office:string-value="WCMC - 211 E 80th St - Edocrinology - DeJesus, Jenny - " table:style-name="ce1">
            <text:p>WCMC - 211 E 80th St - Edocrinology - DeJesus, Jenny -<text:s/></text:p>
          </table:table-cell>
          <table:table-cell office:value-type="string" table:style-name="ce1">
            <text:p>WCMC - 211 E 80th St - Edocrinology - DeJesus, Jenny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8690</text:p>
          </table:table-cell>
          <table:table-cell office:value-type="string" table:style-name="ce18">
            <text:p>MESSINA, CRYSTAL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MC</text:p>
          </table:table-cell>
          <table:table-cell office:value-type="string" table:style-name="ce18">
            <text:p>211 E 80th St</text:p>
          </table:table-cell>
          <table:table-cell office:value-type="string" table:style-name="ce18">
            <text:p>Edocrinology</text:p>
          </table:table-cell>
          <table:table-cell office:value-type="string" table:style-name="ce18">
            <text:p>Imeperto-McGinley, Julianne</text:p>
          </table:table-cell>
          <table:table-cell office:value-type="string" office:string-value="WCMC - 211 E 80th St - Edocrinology - Imeperto-McGinley, Julianne - " table:style-name="ce1">
            <text:p>WCMC - 211 E 80th St - Edocrinology - Imeperto-McGinley, Julianne -<text:s/></text:p>
          </table:table-cell>
          <table:table-cell office:value-type="string" table:style-name="ce1">
            <text:p>WCMC - 211 E 80th St - Edocrinology - Imeperto-McGinley, Julianne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8690</text:p>
          </table:table-cell>
          <table:table-cell office:value-type="string" table:style-name="ce18">
            <text:p>MESSINA, CRYSTAL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MC</text:p>
          </table:table-cell>
          <table:table-cell office:value-type="string" table:style-name="ce18">
            <text:p>211 E 80th St</text:p>
          </table:table-cell>
          <table:table-cell office:value-type="string" table:style-name="ce18">
            <text:p>Edocrinology</text:p>
          </table:table-cell>
          <table:table-cell office:value-type="string" table:style-name="ce18">
            <text:p>Katz, Melissa</text:p>
          </table:table-cell>
          <table:table-cell office:value-type="string" office:string-value="WCMC - 211 E 80th St - Edocrinology - Katz, Melissa - " table:style-name="ce1">
            <text:p>WCMC - 211 E 80th St - Edocrinology - Katz, Melissa -<text:s/></text:p>
          </table:table-cell>
          <table:table-cell office:value-type="string" table:style-name="ce1">
            <text:p>WCMC - 211 E 80th St - Edocrinology - Katz, Melissa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8690</text:p>
          </table:table-cell>
          <table:table-cell office:value-type="string" table:style-name="ce18">
            <text:p>MESSINA, CRYSTAL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MC</text:p>
          </table:table-cell>
          <table:table-cell office:value-type="string" table:style-name="ce18">
            <text:p>211 E 80th St</text:p>
          </table:table-cell>
          <table:table-cell office:value-type="string" table:style-name="ce18">
            <text:p>Edocrinology</text:p>
          </table:table-cell>
          <table:table-cell office:value-type="string" table:style-name="ce18">
            <text:p>Mendelsohn-Curanaj, Felicia</text:p>
          </table:table-cell>
          <table:table-cell office:value-type="string" office:string-value="WCMC - 211 E 80th St - Edocrinology - Mendelsohn-Curanaj, Felicia - " table:style-name="ce1">
            <text:p>WCMC - 211 E 80th St - Edocrinology - Mendelsohn-Curanaj, Felicia -<text:s/></text:p>
          </table:table-cell>
          <table:table-cell office:value-type="string" table:style-name="ce1">
            <text:p>WCMC - 211 E 80th St - Edocrinology - Mendelsohn-Curanaj, Felicia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8690</text:p>
          </table:table-cell>
          <table:table-cell office:value-type="string" table:style-name="ce18">
            <text:p>MESSINA, CRYSTAL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MC</text:p>
          </table:table-cell>
          <table:table-cell office:value-type="string" table:style-name="ce18">
            <text:p>211 E 80th St</text:p>
          </table:table-cell>
          <table:table-cell office:value-type="string" table:style-name="ce18">
            <text:p>Edocrinology</text:p>
          </table:table-cell>
          <table:table-cell office:value-type="string" table:style-name="ce18">
            <text:p>Schulman, Aaron</text:p>
          </table:table-cell>
          <table:table-cell office:value-type="string" office:string-value="WCMC - 211 E 80th St - Edocrinology - Schulman, Aaron - " table:style-name="ce1">
            <text:p>WCMC - 211 E 80th St - Edocrinology - Schulman, Aaron -<text:s/></text:p>
          </table:table-cell>
          <table:table-cell office:value-type="string" table:style-name="ce1">
            <text:p>WCMC - 211 E 80th St - Edocrinology - Schulman, Aaro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8690</text:p>
          </table:table-cell>
          <table:table-cell office:value-type="string" table:style-name="ce18">
            <text:p>MESSINA, CRYSTAL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MC</text:p>
          </table:table-cell>
          <table:table-cell office:value-type="string" table:style-name="ce18">
            <text:p>211 E 80th St</text:p>
          </table:table-cell>
          <table:table-cell office:value-type="string" table:style-name="ce18">
            <text:p>Edocrinology</text:p>
          </table:table-cell>
          <table:table-cell office:value-type="string" table:style-name="ce18">
            <text:p>Schwartz, Brian</text:p>
          </table:table-cell>
          <table:table-cell office:value-type="string" office:string-value="WCMC - 211 E 80th St - Edocrinology - Schwartz, Brian - " table:style-name="ce1">
            <text:p>WCMC - 211 E 80th St - Edocrinology - Schwartz, Brian -<text:s/></text:p>
          </table:table-cell>
          <table:table-cell office:value-type="string" table:style-name="ce1">
            <text:p>WCMC - 211 E 80th St - Edocrinology - Schwartz, Bria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8690</text:p>
          </table:table-cell>
          <table:table-cell office:value-type="string" table:style-name="ce18">
            <text:p>MESSINA, CRYSTAL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MC</text:p>
          </table:table-cell>
          <table:table-cell office:value-type="string" table:style-name="ce18">
            <text:p>211 E 80th St</text:p>
          </table:table-cell>
          <table:table-cell office:value-type="string" table:style-name="ce18">
            <text:p>Edocrinology</text:p>
          </table:table-cell>
          <table:table-cell office:value-type="string" table:style-name="ce18">
            <text:p>Schwartz, Naina</text:p>
          </table:table-cell>
          <table:table-cell office:value-type="string" office:string-value="WCMC - 211 E 80th St - Edocrinology - Schwartz, Naina - " table:style-name="ce1">
            <text:p>WCMC - 211 E 80th St - Edocrinology - Schwartz, Naina -<text:s/></text:p>
          </table:table-cell>
          <table:table-cell office:value-type="string" table:style-name="ce1">
            <text:p>WCMC - 211 E 80th St - Edocrinology - Schwartz, Naina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8690</text:p>
          </table:table-cell>
          <table:table-cell office:value-type="string" table:style-name="ce18">
            <text:p>MESSINA, CRYSTAL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MC</text:p>
          </table:table-cell>
          <table:table-cell office:value-type="string" table:style-name="ce18">
            <text:p>211 E 80th St</text:p>
          </table:table-cell>
          <table:table-cell office:value-type="string" table:style-name="ce18">
            <text:p>Edocrinology</text:p>
          </table:table-cell>
          <table:table-cell office:value-type="string" table:style-name="ce18">
            <text:p>Sobel, Vivian</text:p>
          </table:table-cell>
          <table:table-cell office:value-type="string" office:string-value="WCMC - 211 E 80th St - Edocrinology - Sobel, Vivian - " table:style-name="ce1">
            <text:p>WCMC - 211 E 80th St - Edocrinology - Sobel, Vivian -<text:s/></text:p>
          </table:table-cell>
          <table:table-cell office:value-type="string" table:style-name="ce1">
            <text:p>WCMC - 211 E 80th St - Edocrinology - Sobel, Vivia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8690</text:p>
          </table:table-cell>
          <table:table-cell office:value-type="string" table:style-name="ce18">
            <text:p>MESSINA, CRYSTAL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MC</text:p>
          </table:table-cell>
          <table:table-cell table:style-name="ce1"/>
          <table:table-cell office:value-type="string" table:style-name="ce18">
            <text:p>Bariatric Surgery</text:p>
          </table:table-cell>
          <table:table-cell table:style-name="ce1"/>
          <table:table-cell office:value-type="string" office:string-value="WCMC - Bariatric Surgery - " table:style-name="ce1">
            <text:p>WCMC - Bariatric Surgery -<text:s/></text:p>
          </table:table-cell>
          <table:table-cell office:value-type="string" table:style-name="ce1">
            <text:p>WCMC - Bariatric Surgery</text:p>
          </table:table-cell>
          <table:table-cell table:style-name="ce1"/>
          <table:table-cell office:value-type="string" table:style-name="ce29">
            <text:p>YES</text:p>
          </table:table-cell>
          <table:table-cell office:value-type="string" table:style-name="ce20">
            <text:p>746-9187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MC</text:p>
          </table:table-cell>
          <table:table-cell table:style-name="ce1"/>
          <table:table-cell office:value-type="string" table:style-name="ce18">
            <text:p>General Surgery</text:p>
          </table:table-cell>
          <table:table-cell table:style-name="ce1"/>
          <table:table-cell office:value-type="string" office:string-value="WCMC - General Surgery - " table:style-name="ce1">
            <text:p>WCMC - General Surgery -<text:s/></text:p>
          </table:table-cell>
          <table:table-cell office:value-type="string" table:style-name="ce1">
            <text:p>WCMC - General Surgery</text:p>
          </table:table-cell>
          <table:table-cell table:style-name="ce1"/>
          <table:table-cell office:value-type="string" table:style-name="ce29">
            <text:p>YES</text:p>
          </table:table-cell>
          <table:table-cell office:value-type="string" table:style-name="ce20">
            <text:p>746-513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P</text:p>
          </table:table-cell>
          <table:table-cell office:value-type="string" table:style-name="ce18">
            <text:p>156/170 William St</text:p>
          </table:table-cell>
          <table:table-cell office:value-type="string" table:style-name="ce18">
            <text:p>11th Floor</text:p>
          </table:table-cell>
          <table:table-cell table:style-name="ce1"/>
          <table:table-cell office:value-type="string" office:string-value="WCP - 156/170 William St - 11th Floor - " table:style-name="ce1">
            <text:p>WCP - 156/170 William St - 11th Floor -<text:s/></text:p>
          </table:table-cell>
          <table:table-cell office:value-type="string" table:style-name="ce1">
            <text:p>WCP - 156/170 William St - 11th Floor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5138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P</text:p>
          </table:table-cell>
          <table:table-cell office:value-type="string" table:style-name="ce18">
            <text:p>156/170 William St</text:p>
          </table:table-cell>
          <table:table-cell office:value-type="string" table:style-name="ce18">
            <text:p>12th Floor</text:p>
          </table:table-cell>
          <table:table-cell table:style-name="ce1"/>
          <table:table-cell office:value-type="string" office:string-value="WCP - 156/170 William St - 12th Floor - " table:style-name="ce1">
            <text:p>WCP - 156/170 William St - 12th Floor -<text:s/></text:p>
          </table:table-cell>
          <table:table-cell office:value-type="string" table:style-name="ce1">
            <text:p>WCP - 156/170 William St - 12th Floor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5138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PN</text:p>
          </table:table-cell>
          <table:table-cell office:value-type="string" table:style-name="ce18">
            <text:p>233 Broadway</text:p>
          </table:table-cell>
          <table:table-cell office:value-type="string" table:style-name="ce18">
            <text:p>OB/GYN</text:p>
          </table:table-cell>
          <table:table-cell table:style-name="ce1"/>
          <table:table-cell office:value-type="string" office:string-value="WCPN - 233 Broadway - OB/GYN - " table:style-name="ce1">
            <text:p>WCPN - 233 Broadway - OB/GYN -<text:s/></text:p>
          </table:table-cell>
          <table:table-cell office:value-type="string" table:style-name="ce1">
            <text:p>WCPN - 233 Broadway - OB/GY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5662</text:p>
          </table:table-cell>
          <table:table-cell office:value-type="string" table:style-name="ce18">
            <text:p>CACAO, REYNOLD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PN Otolaryngology</text:p>
          </table:table-cell>
          <table:table-cell table:number-columns-repeated="2" table:style-name="ce1"/>
          <table:table-cell office:value-type="string" table:style-name="ce18">
            <text:p>[OFFICE]</text:p>
          </table:table-cell>
          <table:table-cell office:value-type="string" office:string-value="WCPN Otolaryngology - [OFFICE] - " table:style-name="ce1">
            <text:p>WCPN Otolaryngology - [OFFICE] -<text:s/></text:p>
          </table:table-cell>
          <table:table-cell office:value-type="string" table:style-name="ce1">
            <text:p>WCPN Otolaryngology - [OFFICE]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889-8575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PN Otolaryngology</text:p>
          </table:table-cell>
          <table:table-cell table:number-columns-repeated="2" table:style-name="ce1"/>
          <table:table-cell office:value-type="string" table:style-name="ce18">
            <text:p>Apicella, Shelia</text:p>
          </table:table-cell>
          <table:table-cell office:value-type="string" office:string-value="WCPN Otolaryngology - Apicella, Shelia - " table:style-name="ce1">
            <text:p>WCPN Otolaryngology - Apicella, Shelia -<text:s/></text:p>
          </table:table-cell>
          <table:table-cell office:value-type="string" table:style-name="ce1">
            <text:p>WCPN Otolaryngology - Apicella, Shelia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889-8575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PN Otolaryngology</text:p>
          </table:table-cell>
          <table:table-cell table:number-columns-repeated="2" table:style-name="ce1"/>
          <table:table-cell office:value-type="string" table:style-name="ce18">
            <text:p>Gold, Scott</text:p>
          </table:table-cell>
          <table:table-cell office:value-type="string" office:string-value="WCPN Otolaryngology - Gold, Scott - " table:style-name="ce1">
            <text:p>WCPN Otolaryngology - Gold, Scott -<text:s/></text:p>
          </table:table-cell>
          <table:table-cell office:value-type="string" table:style-name="ce1">
            <text:p>WCPN Otolaryngology - Gold, Scott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889-8575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PN Otolaryngology</text:p>
          </table:table-cell>
          <table:table-cell table:number-columns-repeated="2" table:style-name="ce1"/>
          <table:table-cell office:value-type="string" table:style-name="ce18">
            <text:p>Horn, Corinne</text:p>
          </table:table-cell>
          <table:table-cell office:value-type="string" office:string-value="WCPN Otolaryngology - Horn, Corinne - " table:style-name="ce1">
            <text:p>WCPN Otolaryngology - Horn, Corinne -<text:s/></text:p>
          </table:table-cell>
          <table:table-cell office:value-type="string" table:style-name="ce1">
            <text:p>WCPN Otolaryngology - Horn, Corinne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889-8575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PN Otolaryngology</text:p>
          </table:table-cell>
          <table:table-cell table:number-columns-repeated="2" table:style-name="ce1"/>
          <table:table-cell office:value-type="string" table:style-name="ce18">
            <text:p>Karcioglu, Amanda Silver</text:p>
          </table:table-cell>
          <table:table-cell office:value-type="string" office:string-value="WCPN Otolaryngology - Karcioglu, Amanda Silver - " table:style-name="ce1">
            <text:p>WCPN Otolaryngology - Karcioglu, Amanda Silver -<text:s/></text:p>
          </table:table-cell>
          <table:table-cell office:value-type="string" table:style-name="ce1">
            <text:p>WCPN Otolaryngology - Karcioglu, Amanda Silver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889-8575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PN Otolaryngology</text:p>
          </table:table-cell>
          <table:table-cell table:number-columns-repeated="2" table:style-name="ce1"/>
          <table:table-cell office:value-type="string" table:style-name="ce18">
            <text:p>Krevitt, Lane</text:p>
          </table:table-cell>
          <table:table-cell office:value-type="string" office:string-value="WCPN Otolaryngology - Krevitt, Lane - " table:style-name="ce1">
            <text:p>WCPN Otolaryngology - Krevitt, Lane -<text:s/></text:p>
          </table:table-cell>
          <table:table-cell office:value-type="string" table:style-name="ce1">
            <text:p>WCPN Otolaryngology - Krevitt, Lane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889-8575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PN Otolaryngology</text:p>
          </table:table-cell>
          <table:table-cell table:number-columns-repeated="2" table:style-name="ce1"/>
          <table:table-cell office:value-type="string" table:style-name="ce18">
            <text:p>Pincus, Robert</text:p>
          </table:table-cell>
          <table:table-cell office:value-type="string" office:string-value="WCPN Otolaryngology - Pincus, Robert - " table:style-name="ce1">
            <text:p>WCPN Otolaryngology - Pincus, Robert -<text:s/></text:p>
          </table:table-cell>
          <table:table-cell office:value-type="string" table:style-name="ce1">
            <text:p>WCPN Otolaryngology - Pincus, Robert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501-0500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CPN Otolaryngology</text:p>
          </table:table-cell>
          <table:table-cell table:number-columns-repeated="2" table:style-name="ce1"/>
          <table:table-cell office:value-type="string" table:style-name="ce18">
            <text:p>Sperling, Neil</text:p>
          </table:table-cell>
          <table:table-cell office:value-type="string" office:string-value="WCPN Otolaryngology - Sperling, Neil - " table:style-name="ce1">
            <text:p>WCPN Otolaryngology - Sperling, Neil -<text:s/></text:p>
          </table:table-cell>
          <table:table-cell office:value-type="string" table:style-name="ce1">
            <text:p>WCPN Otolaryngology - Sperling, Neil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889-8575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Weiser-McCarthy, Jessica<text:s/></text:p>
          </table:table-cell>
          <table:table-cell office:value-type="string" office:string-value="Weiser-McCarthy, Jessica  - " table:style-name="ce1">
            <text:p>Weiser-McCarthy, Jessica <text:s/>-<text:s/></text:p>
          </table:table-cell>
          <table:table-cell office:value-type="string" table:style-name="ce1">
            <text:p>Weiser-McCarthy, Jessica<text:s/>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88-5880</text:p>
          </table:table-cell>
          <table:table-cell office:value-type="string" table:style-name="ce18">
            <text:p>AYALA, RAINELL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Weiss, Jona</text:p>
          </table:table-cell>
          <table:table-cell office:value-type="string" office:string-value="Weiss, Jona - " table:style-name="ce1">
            <text:p>Weiss, Jona -<text:s/></text:p>
          </table:table-cell>
          <table:table-cell office:value-type="string" table:style-name="ce1">
            <text:p>Weiss, Jona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88-606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Weitzman, Gil / Cantor, Michael</text:p>
          </table:table-cell>
          <table:table-cell office:value-type="string" office:string-value="Weitzman, Gil / Cantor, Michael - " table:style-name="ce1">
            <text:p>Weitzman, Gil / Cantor, Michael -<text:s/></text:p>
          </table:table-cell>
          <table:table-cell office:value-type="string" table:style-name="ce1">
            <text:p>Weitzman, Gil / Cantor, Michael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49-3720</text:p>
          </table:table-cell>
          <table:table-cell office:value-type="string" table:style-name="ce18">
            <text:p>AYALA, RAINELL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Williams, John</text:p>
          </table:table-cell>
          <table:table-cell office:value-type="string" office:string-value="Williams, John - " table:style-name="ce1">
            <text:p>Williams, John -<text:s/></text:p>
          </table:table-cell>
          <table:table-cell office:value-type="string" table:style-name="ce1">
            <text:p>Williams, John</text:p>
          </table:table-cell>
          <table:table-cell table:style-name="ce1"/>
          <table:table-cell office:value-type="string" table:style-name="ce29">
            <text:p>YES</text:p>
          </table:table-cell>
          <table:table-cell office:value-type="string" table:style-name="ce20">
            <text:p>212-861-110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Wolf, David</text:p>
          </table:table-cell>
          <table:table-cell office:value-type="string" office:string-value="Wolf, David - " table:style-name="ce1">
            <text:p>Wolf, David -<text:s/></text:p>
          </table:table-cell>
          <table:table-cell office:value-type="string" table:style-name="ce1">
            <text:p>Wolf, David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88-7100</text:p>
          </table:table-cell>
          <table:table-cell office:value-type="string" table:style-name="ce18">
            <text:p>GARCIA, ERIK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WRIGHT CENTER</text:p>
          </table:table-cell>
          <table:table-cell table:number-columns-repeated="3" table:style-name="ce1"/>
          <table:table-cell office:value-type="string" office:string-value="WRIGHT CENTER - " table:style-name="ce1">
            <text:p>WRIGHT CENTER -<text:s/></text:p>
          </table:table-cell>
          <table:table-cell office:value-type="string" table:style-name="ce1">
            <text:p>WRIGHT CENTER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6-700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Wu, Jennifer</text:p>
          </table:table-cell>
          <table:table-cell office:value-type="string" office:string-value="Wu, Jennifer - " table:style-name="ce1">
            <text:p>Wu, Jennifer -<text:s/></text:p>
          </table:table-cell>
          <table:table-cell office:value-type="string" table:style-name="ce1">
            <text:p>Wu, Jennifer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508-8899</text:p>
          </table:table-cell>
          <table:table-cell office:value-type="string" table:style-name="ce18">
            <text:p>GUY, ANNETT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Wu, Jennifer <text:s/>(WMWH) 2nd LOC.</text:p>
          </table:table-cell>
          <table:table-cell office:value-type="string" office:string-value="Wu, Jennifer  (WMWH) 2nd LOC. - " table:style-name="ce1">
            <text:p>Wu, Jennifer <text:s/>(WMWH) 2nd LOC. -<text:s/></text:p>
          </table:table-cell>
          <table:table-cell office:value-type="string" table:style-name="ce1">
            <text:p>Wu, Jennifer <text:s/>(WMWH) 2nd LOC.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701-0021</text:p>
          </table:table-cell>
          <table:table-cell office:value-type="string" table:style-name="ce18">
            <text:p>GUY, ANNETTE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4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"/>
          <table:table-cell office:value-type="string" table:style-name="ce23">
            <text:p>525 East 68th Street</text:p>
          </table:table-cell>
          <table:table-cell office:value-type="string" table:style-name="ce18">
            <text:p>J130</text:p>
          </table:table-cell>
          <table:table-cell office:value-type="string" table:style-name="ce18">
            <text:p>Wu, Sydney</text:p>
          </table:table-cell>
          <table:table-cell office:value-type="string" office:string-value="525 East 68th Street - J130 - Wu, Sydney - " table:style-name="ce1">
            <text:p>525 East 68th Street - J130 - Wu, Sydney -<text:s/></text:p>
          </table:table-cell>
          <table:table-cell office:value-type="string" table:style-name="ce1">
            <text:p>525 East 68th Street - J130 - Wu, Sydney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44-6700</text:p>
          </table:table-cell>
          <table:table-cell office:value-type="string" table:style-name="ce18">
            <text:p>GREEN-SMITH, MARCI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8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Yaghoobzadeh, Hooman</text:p>
          </table:table-cell>
          <table:table-cell office:value-type="string" office:string-value="Yaghoobzadeh, Hooman - " table:style-name="ce1">
            <text:p>Yaghoobzadeh, Hooman -<text:s/></text:p>
          </table:table-cell>
          <table:table-cell office:value-type="string" table:style-name="ce1">
            <text:p>Yaghoobzadeh, Hooma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861-3222</text:p>
          </table:table-cell>
          <table:table-cell office:value-type="string" table:style-name="ce18">
            <text:p>MILLER, CASSANDR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Yarberry-Allen, Patricia<text:s/></text:p>
          </table:table-cell>
          <table:table-cell office:value-type="string" office:string-value="Yarberry-Allen, Patricia  - " table:style-name="ce1">
            <text:p>Yarberry-Allen, Patricia <text:s/>-<text:s/></text:p>
          </table:table-cell>
          <table:table-cell office:value-type="string" table:style-name="ce1">
            <text:p>Yarberry-Allen, Patricia<text:s/>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410-4280</text:p>
          </table:table-cell>
          <table:table-cell office:value-type="string" table:style-name="ce18">
            <text:p>WATERMAN, KAY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Yu, Joyce</text:p>
          </table:table-cell>
          <table:table-cell office:value-type="string" office:string-value="Yu, Joyce - " table:style-name="ce1">
            <text:p>Yu, Joyce -<text:s/></text:p>
          </table:table-cell>
          <table:table-cell office:value-type="string" table:style-name="ce1">
            <text:p>Yu, Joyce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962-3410</text:p>
          </table:table-cell>
          <table:table-cell office:value-type="string" table:style-name="ce18">
            <text:p>WALKER, KAREN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2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number-columns-repeated="3" table:style-name="ce1"/>
          <table:table-cell office:value-type="string" table:style-name="ce18">
            <text:p>Ziecheck, Wendy</text:p>
          </table:table-cell>
          <table:table-cell office:value-type="string" office:string-value="Ziecheck, Wendy - " table:style-name="ce1">
            <text:p>Ziecheck, Wendy -<text:s/></text:p>
          </table:table-cell>
          <table:table-cell office:value-type="string" table:style-name="ce1">
            <text:p>Ziecheck, Wendy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758-3590</text:p>
          </table:table-cell>
          <table:table-cell office:value-type="string" table:style-name="ce18">
            <text:p>MILLER, CASSANDR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4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LMH Internal Medicine</text:p>
          </table:table-cell>
          <table:table-cell office:value-type="string" table:style-name="ce23">
            <text:p>156 William Street</text:p>
          </table:table-cell>
          <table:table-cell office:value-type="string" table:style-name="ce18">
            <text:p>7th Floor</text:p>
          </table:table-cell>
          <table:table-cell table:style-name="ce18"/>
          <table:table-cell office:value-type="string" office:string-value="LMH Internal Medicine - 156 William Street - 7th Floor - " table:style-name="ce1">
            <text:p>LMH Internal Medicine - 156 William Street - 7th Floor -<text:s/></text:p>
          </table:table-cell>
          <table:table-cell office:value-type="string" table:style-name="ce1">
            <text:p>LMH Internal Medicine - 156 William Street - 7th Floor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5665</text:p>
          </table:table-cell>
          <table:table-cell office:value-type="string" table:style-name="ce18">
            <text:p>HANIFF, PRISSIL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4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office:value-type="string" table:style-name="ce18">
            <text:p>CRM</text:p>
          </table:table-cell>
          <table:table-cell office:value-type="string" table:style-name="ce23">
            <text:p>215 East 68th Street</text:p>
          </table:table-cell>
          <table:table-cell table:style-name="ce1"/>
          <table:table-cell office:value-type="string" table:style-name="ce18">
            <text:p>Melnick, Alexis</text:p>
          </table:table-cell>
          <table:table-cell office:value-type="string" office:string-value="CRM - 215 East 68th Street - Melnick, Alexis - " table:style-name="ce1">
            <text:p>CRM - 215 East 68th Street - Melnick, Alexis -<text:s/></text:p>
          </table:table-cell>
          <table:table-cell office:value-type="string" table:style-name="ce1">
            <text:p>CRM - 215 East 68th Street - Melnick, Alexis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646-962-2764</text:p>
          </table:table-cell>
          <table:table-cell office:value-type="string" table:style-name="ce18">
            <text:p>GARCIA, ERIKA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style-name="ro4">
          <table:table-cell office:value-type="string" office:string-value="UPDATE DETAILS" table:style-name="ce12">
            <text:p>UPDATE DETAILS</text:p>
          </table:table-cell>
          <table:table-cell office:value-type="string" office:string-value="SET SCHEDULE" table:style-name="ce12">
            <text:p>SET SCHEDULE</text:p>
          </table:table-cell>
          <table:table-cell table:style-name="ce18"/>
          <table:table-cell office:value-type="string" table:style-name="ce23">
            <text:p>635 Madison Ave</text:p>
          </table:table-cell>
          <table:table-cell office:value-type="string" table:style-name="ce18">
            <text:p>11th Floor</text:p>
          </table:table-cell>
          <table:table-cell office:value-type="string" table:style-name="ce18">
            <text:p>Towfigh, Allen</text:p>
          </table:table-cell>
          <table:table-cell office:value-type="string" office:string-value="635 Madison Ave - 11th Floor - Towfigh, Allen - " table:style-name="ce1">
            <text:p>635 Madison Ave - 11th Floor - Towfigh, Allen -<text:s/></text:p>
          </table:table-cell>
          <table:table-cell office:value-type="string" table:style-name="ce1">
            <text:p>635 Madison Ave - 11th Floor - Towfigh, Allen</text:p>
          </table:table-cell>
          <table:table-cell table:style-name="ce1"/>
          <table:table-cell office:value-type="string" table:style-name="ce29">
            <text:p>NO</text:p>
          </table:table-cell>
          <table:table-cell office:value-type="string" table:style-name="ce20">
            <text:p>212-717-0231</text:p>
          </table:table-cell>
          <table:table-cell office:value-type="string" table:style-name="ce18">
            <text:p>MCCULLAGH, KERRI</text:p>
          </table:table-cell>
          <table:table-cell office:value-type="string" office:string-value="UNKNOWN" table:style-name="ce28">
            <text:p>UNKNOWN</text:p>
          </table:table-cell>
          <table:table-cell office:value-type="string" table:style-name="ce30">
            <text:p>NO</text:p>
          </table:table-cell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4"/>
          <table:table-cell office:value-type="string" office:string-value="" table:style-name="ce18"/>
          <table:table-cell office:value-type="string" office:string-value="" table:style-name="ce1"/>
          <table:table-cell office:value-type="string" office:string-value="" table:style-name="ce21"/>
          <table:table-cell table:number-columns-repeated="16364"/>
        </table:table-row>
        <table:table-row table:number-rows-repeated="1048320" table:style-name="ro1">
          <table:table-cell table:number-columns-repeated="16384"/>
        </table:table-row>
      </table:table>
      <table:table table:name="RESPONSES" table:style-name="ta1">
        <table:table-column table:style-name="co38" table:default-cell-style-name="ce1"/>
        <table:table-column table:style-name="co8" table:number-columns-repeated="2" table:default-cell-style-name="ce1"/>
        <table:table-column table:style-name="co21" table:default-cell-style-name="ce1"/>
        <table:table-column table:style-name="co8" table:number-columns-repeated="16380" table:default-cell-style-name="ce1"/>
        <table:table-row table:style-name="ro1">
          <table:table-cell office:value-type="string" office:string-value="Timestamp" table:formula="of:=IFERROR(__xludf.DUMMYFUNCTION(&quot;query(importrange(&quot;&quot;1Q3xP2cWo0hVDvssa9OnVvxnpxjJiVMuvXLCikzTVwSk&quot;&quot;,&quot;&quot;Form Responses 1!A:K&quot;&quot;), &quot;&quot;select * where Col2 = '&quot;&quot; &amp; INFO!B2 &amp; &quot;&quot;' order by Col1 desc&quot;&quot;, 1)&quot;);&quot;Timestamp&quot;)" table:style-name="ce1">
            <text:p>Timestamp</text:p>
          </table:table-cell>
          <table:table-cell office:value-type="string" table:style-name="ce1">
            <text:p>Holiday Date<text:s/></text:p>
          </table:table-cell>
          <table:table-cell office:value-type="string" table:style-name="ce1">
            <text:p>CS REP</text:p>
          </table:table-cell>
          <table:table-cell office:value-type="string" table:style-name="ce1">
            <text:p>CLIENT NAME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STATUS: Will office be closed ?</text:p>
          </table:table-cell>
          <table:table-cell office:value-type="string" table:style-name="ce1">
            <text:p>OPENS AT</text:p>
          </table:table-cell>
          <table:table-cell office:value-type="string" table:style-name="ce1">
            <text:p>OPENS AT [Row 2]</text:p>
          </table:table-cell>
          <table:table-cell office:value-type="string" table:style-name="ce1">
            <text:p>LAST PICKUP</text:p>
          </table:table-cell>
          <table:table-cell office:value-type="string" table:style-name="ce1">
            <text:p>VERIFIED WITH:</text:p>
          </table:table-cell>
          <table:table-cell office:value-type="string" table:style-name="ce1">
            <text:p>CLOSES AT</text:p>
          </table:table-cell>
          <table:table-cell office:value-type="string" office:string-value="Timestamp" table:formula="of:=[.A1:.A1000]" table:number-matrix-columns-spanned="1" table:number-matrix-rows-spanned="1000" table:style-name="ce18">
            <text:p>Timestamp</text:p>
          </table:table-cell>
          <table:table-cell table:number-columns-repeated="16372"/>
        </table:table-row>
        <table:table-row table:style-name="ro1">
          <table:table-cell table:number-columns-repeated="11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number-rows-repeated="1047576" table:style-name="ro1">
          <table:table-cell table:number-columns-repeated="16384"/>
        </table:table-row>
      </table:table>
      <table:table table:name="UNKNOWN" table:style-name="ta1">
        <table:table-column table:style-name="co39" table:default-cell-style-name="ce1"/>
        <table:table-column table:style-name="co2" table:default-cell-style-name="ce1"/>
        <table:table-column table:style-name="co3" table:default-cell-style-name="ce1"/>
        <table:table-column table:style-name="co40" table:default-cell-style-name="ce1"/>
        <table:table-column table:style-name="co8" table:number-columns-repeated="16380" table:default-cell-style-name="ce1"/>
        <table:table-row table:style-name="ro1">
          <table:table-cell office:value-type="string" office:string-value="SET SCHEDULE" table:formula="of:=IFERROR(__xludf.DUMMYFUNCTION(&quot;FILTER({MASTER!B1,MASTER!H1,MASTER!K1:L1},1=1)&quot;);&quot;SET SCHEDULE&quot;)" table:style-name="ce2">
            <text:p>SET SCHEDULE</text:p>
          </table:table-cell>
          <table:table-cell office:value-type="string" table:style-name="ce2">
            <text:p>CLIENT ID</text:p>
          </table:table-cell>
          <table:table-cell office:value-type="string" table:style-name="ce2">
            <text:p>PHONE #</text:p>
          </table:table-cell>
          <table:table-cell office:value-type="string" table:style-name="ce2">
            <text:p>CS REP</text:p>
          </table:table-cell>
          <table:table-cell table:number-columns-repeated="16380"/>
        </table:table-row>
        <table:table-row table:style-name="ro1">
          <table:table-cell office:value-type="string" office:string-value="SET SCHEDULE" table:formula="of:=IFERROR(__xludf.DUMMYFUNCTION(&quot;SORT(FILTER({MASTER!B:B,MASTER!H:H,MASTER!K:L},MASTER!M:M=&quot;&quot;UNKNOWN&quot;&quot;),4,TRUE)&quot;);&quot;SET SCHEDULE&quot;)" table:style-name="ce12">
            <text:p>SET SCHEDULE</text:p>
          </table:table-cell>
          <table:table-cell office:value-type="string" table:style-name="ce1">
            <text:p>310 East 72nd - LAB</text:p>
          </table:table-cell>
          <table:table-cell office:value-type="string" table:style-name="ce1">
            <text:p>212-570-5885</text:p>
          </table:table-cell>
          <table:table-cell office:value-type="string" table:style-name="ce1">
            <text:p>AYALA, RAINELL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310 East 72nd - PHYSICIANS</text:p>
          </table:table-cell>
          <table:table-cell office:value-type="string" table:style-name="ce1">
            <text:p>212-746-0670</text:p>
          </table:table-cell>
          <table:table-cell office:value-type="string" table:style-name="ce1">
            <text:p>AYALA, RAINELL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Aronne, Louis <text:s/>/ Waitman / Vargas-Rodriguez, Ilana</text:p>
          </table:table-cell>
          <table:table-cell office:value-type="string" table:style-name="ce1">
            <text:p>962-2417</text:p>
          </table:table-cell>
          <table:table-cell office:value-type="string" table:style-name="ce1">
            <text:p>AYALA, RAINELL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Bussell, James</text:p>
          </table:table-cell>
          <table:table-cell office:value-type="string" table:style-name="ce1">
            <text:p>746-3400</text:p>
          </table:table-cell>
          <table:table-cell office:value-type="string" table:style-name="ce1">
            <text:p>AYALA, RAINELL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Fuchs, Richard<text:s/></text:p>
          </table:table-cell>
          <table:table-cell office:value-type="string" table:style-name="ce1">
            <text:p>717-2254<text:s/></text:p>
          </table:table-cell>
          <table:table-cell office:value-type="string" table:style-name="ce1">
            <text:p>AYALA, RAINELL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Gerardo Zullo / Dr. Michael <text:s/>Zullo<text:s/></text:p>
          </table:table-cell>
          <table:table-cell office:value-type="string" table:style-name="ce1">
            <text:p>535-3359<text:s/></text:p>
          </table:table-cell>
          <table:table-cell office:value-type="string" table:style-name="ce1">
            <text:p>AYALA, RAINELL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Golden, Flavia<text:s/></text:p>
          </table:table-cell>
          <table:table-cell office:value-type="string" table:style-name="ce1">
            <text:p>396-3016</text:p>
          </table:table-cell>
          <table:table-cell office:value-type="string" table:style-name="ce1">
            <text:p>AYALA, RAINELL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Gubernick, Martin / Roth, Desider</text:p>
          </table:table-cell>
          <table:table-cell office:value-type="string" table:style-name="ce1">
            <text:p>821-0864</text:p>
          </table:table-cell>
          <table:table-cell office:value-type="string" table:style-name="ce1">
            <text:p>AYALA, RAINELL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Hutson, Milton</text:p>
          </table:table-cell>
          <table:table-cell office:value-type="string" table:style-name="ce1">
            <text:p>472-5340</text:p>
          </table:table-cell>
          <table:table-cell office:value-type="string" table:style-name="ce1">
            <text:p>AYALA, RAINELL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Katzman, Jay / Szubin, Lisa</text:p>
          </table:table-cell>
          <table:table-cell office:value-type="string" table:style-name="ce1">
            <text:p>212-249-7978</text:p>
          </table:table-cell>
          <table:table-cell office:value-type="string" table:style-name="ce1">
            <text:p>AYALA, RAINELL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Kessler, Alan</text:p>
          </table:table-cell>
          <table:table-cell office:value-type="string" table:style-name="ce1">
            <text:p>212-879-2101</text:p>
          </table:table-cell>
          <table:table-cell office:value-type="string" table:style-name="ce1">
            <text:p>AYALA, RAINELL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Martorella, Andrew</text:p>
          </table:table-cell>
          <table:table-cell office:value-type="string" table:style-name="ce1">
            <text:p>212-288-2869</text:p>
          </table:table-cell>
          <table:table-cell office:value-type="string" table:style-name="ce1">
            <text:p>AYALA, RAINELL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New York Cardiology - 61st Street (6th Floor) - Anderson, Holly</text:p>
          </table:table-cell>
          <table:table-cell office:value-type="string" table:style-name="ce1">
            <text:p>212-752-2000</text:p>
          </table:table-cell>
          <table:table-cell office:value-type="string" table:style-name="ce1">
            <text:p>AYALA, RAINELL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Newman-Cedar / Dr. Sacks / Dr. Gordon</text:p>
          </table:table-cell>
          <table:table-cell office:value-type="string" table:style-name="ce1">
            <text:p>737-7800</text:p>
          </table:table-cell>
          <table:table-cell office:value-type="string" table:style-name="ce1">
            <text:p>AYALA, RAINELL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Ramos, Elizabeth</text:p>
          </table:table-cell>
          <table:table-cell office:value-type="string" table:style-name="ce1">
            <text:p>396-0355</text:p>
          </table:table-cell>
          <table:table-cell office:value-type="string" table:style-name="ce1">
            <text:p>AYALA, RAINELL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Weiser-McCarthy, Jessica<text:s/></text:p>
          </table:table-cell>
          <table:table-cell office:value-type="string" table:style-name="ce1">
            <text:p>288-5880</text:p>
          </table:table-cell>
          <table:table-cell office:value-type="string" table:style-name="ce1">
            <text:p>AYALA, RAINELL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Weitzman, Gil / Cantor, Michael</text:p>
          </table:table-cell>
          <table:table-cell office:value-type="string" table:style-name="ce1">
            <text:p>249-3720</text:p>
          </table:table-cell>
          <table:table-cell office:value-type="string" table:style-name="ce1">
            <text:p>AYALA, RAINELL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36 E 36th Street - 1J - Young, Kirk</text:p>
          </table:table-cell>
          <table:table-cell office:value-type="string" table:style-name="ce1">
            <text:p>212-532-4575</text:p>
          </table:table-cell>
          <table:table-cell office:value-type="string" table:style-name="ce1">
            <text:p>CACAO, REYNOLD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WCPN - 233 Broadway - OB/GYN</text:p>
          </table:table-cell>
          <table:table-cell office:value-type="string" table:style-name="ce1">
            <text:p>962-5662</text:p>
          </table:table-cell>
          <table:table-cell office:value-type="string" table:style-name="ce1">
            <text:p>CACAO, REYNOLD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Cutler, Lawrence</text:p>
          </table:table-cell>
          <table:table-cell office:value-type="string" table:style-name="ce1">
            <text:p>535-2700</text:p>
          </table:table-cell>
          <table:table-cell office:value-type="string" table:style-name="ce1">
            <text:p>FERBER, HILDA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Gracie Square Hospital</text:p>
          </table:table-cell>
          <table:table-cell office:value-type="string" table:style-name="ce1">
            <text:p>212-434-5364</text:p>
          </table:table-cell>
          <table:table-cell office:value-type="string" table:style-name="ce1">
            <text:p>FERBER, HILDA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Salob, Stacey / Green, Michelle</text:p>
          </table:table-cell>
          <table:table-cell office:value-type="string" table:style-name="ce1">
            <text:p>317-1100</text:p>
          </table:table-cell>
          <table:table-cell office:value-type="string" table:style-name="ce1">
            <text:p>FERBER, HILDA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Smith, Barry / RENCA ACCOUNT</text:p>
          </table:table-cell>
          <table:table-cell office:value-type="string" table:style-name="ce1">
            <text:p>746-1551</text:p>
          </table:table-cell>
          <table:table-cell office:value-type="string" table:style-name="ce1">
            <text:p>FERBER, HILDA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1305 York Ave - IVF (6th Floor)</text:p>
          </table:table-cell>
          <table:table-cell office:value-type="string" table:style-name="ce1">
            <text:p>962-3395</text:p>
          </table:table-cell>
          <table:table-cell office:value-type="string" table:style-name="ce1">
            <text:p>GARCIA, ERIKA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CMA Broadway - 2315 Broadway - Spandofer, Steven</text:p>
          </table:table-cell>
          <table:table-cell office:value-type="string" table:style-name="ce1">
            <text:p>646-962-2764</text:p>
          </table:table-cell>
          <table:table-cell office:value-type="string" table:style-name="ce1">
            <text:p>GARCIA, ERIKA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CRM - 40 Worth Street - [OFFICE]</text:p>
          </table:table-cell>
          <table:table-cell office:value-type="string" table:style-name="ce1">
            <text:p>962-7417</text:p>
          </table:table-cell>
          <table:table-cell office:value-type="string" table:style-name="ce1">
            <text:p>GARCIA, ERIKA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CRM - 40 Worth Street - Pfeifer, Samantha</text:p>
          </table:table-cell>
          <table:table-cell office:value-type="string" table:style-name="ce1">
            <text:p>962-7417</text:p>
          </table:table-cell>
          <table:table-cell office:value-type="string" table:style-name="ce1">
            <text:p>GARCIA, ERIKA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CRM - 40 Worth Street - Reichman, D</text:p>
          </table:table-cell>
          <table:table-cell office:value-type="string" table:style-name="ce1">
            <text:p>962-7417</text:p>
          </table:table-cell>
          <table:table-cell office:value-type="string" table:style-name="ce1">
            <text:p>GARCIA, ERIKA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HT - 213</text:p>
          </table:table-cell>
          <table:table-cell office:value-type="string" table:style-name="ce1">
            <text:p>746-3097</text:p>
          </table:table-cell>
          <table:table-cell office:value-type="string" table:style-name="ce1">
            <text:p>GARCIA, ERIKA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ET SCHEDULE</text:p>
          </table:table-cell>
          <table:table-cell office:value-type="string" table:style-name="ce1">
            <text:p>HT - 230 <text:s/>POST TRANSPLANT</text:p>
          </table:table-cell>
          <table:table-cell office:value-type="string" table:style-name="ce1">
            <text:p>746-3020</text:p>
          </table:table-cell>
          <table:table-cell office:value-type="string" table:style-name="ce1">
            <text:p>GARCIA, ERIK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JACK DREYFUS CLINIC<text:s/></text:p>
          </table:table-cell>
          <table:table-cell office:value-type="string" table:style-name="ce1">
            <text:p>746-9862</text:p>
          </table:table-cell>
          <table:table-cell office:value-type="string" table:style-name="ce1">
            <text:p>GARCIA, ERIK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POST/PRE TRANSPLANT</text:p>
          </table:table-cell>
          <table:table-cell office:value-type="string" table:style-name="ce1">
            <text:p>212-746-3020</text:p>
          </table:table-cell>
          <table:table-cell office:value-type="string" table:style-name="ce1">
            <text:p>GARCIA, ERIK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olf, David</text:p>
          </table:table-cell>
          <table:table-cell office:value-type="string" table:style-name="ce1">
            <text:p>688-7100</text:p>
          </table:table-cell>
          <table:table-cell office:value-type="string" table:style-name="ce1">
            <text:p>GARCIA, ERIK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RM - 215 East 68th Street - Melnick, Alexis</text:p>
          </table:table-cell>
          <table:table-cell office:value-type="string" table:style-name="ce1">
            <text:p>646-962-2764</text:p>
          </table:table-cell>
          <table:table-cell office:value-type="string" table:style-name="ce1">
            <text:p>GARCIA, ERIK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2 West 72nd Street - PEDS</text:p>
          </table:table-cell>
          <table:table-cell office:value-type="float" office:value="17766" table:style-name="ce1">
            <text:p>17766</text:p>
          </table:table-cell>
          <table:table-cell office:value-type="string" table:style-name="ce1">
            <text:p>GREEN-SMITH, MARCI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J-130</text:p>
          </table:table-cell>
          <table:table-cell office:value-type="string" table:style-name="ce1">
            <text:p>746-0348</text:p>
          </table:table-cell>
          <table:table-cell office:value-type="string" table:style-name="ce1">
            <text:p>GREEN-SMITH, MARCI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LMH - ONC (7th Floor)</text:p>
          </table:table-cell>
          <table:table-cell office:value-type="string" table:style-name="ce1">
            <text:p>646-962-5665</text:p>
          </table:table-cell>
          <table:table-cell office:value-type="string" table:style-name="ce1">
            <text:p>GREEN-SMITH, MARCI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LMH - ONC (7th Floor) - Chaekal, Ok- Ong</text:p>
          </table:table-cell>
          <table:table-cell office:value-type="string" table:style-name="ce1">
            <text:p>646-962-5665</text:p>
          </table:table-cell>
          <table:table-cell office:value-type="string" table:style-name="ce1">
            <text:p>GREEN-SMITH, MARCI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LMH - ONC (7th Floor) - Mo, Lan</text:p>
          </table:table-cell>
          <table:table-cell office:value-type="string" table:style-name="ce1">
            <text:p>646-962-5665</text:p>
          </table:table-cell>
          <table:table-cell office:value-type="string" table:style-name="ce1">
            <text:p>GREEN-SMITH, MARCI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LMH - ONC (7th Floor) - Rowe, Audrey</text:p>
          </table:table-cell>
          <table:table-cell office:value-type="string" table:style-name="ce1">
            <text:p>646-962-5665</text:p>
          </table:table-cell>
          <table:table-cell office:value-type="string" table:style-name="ce1">
            <text:p>GREEN-SMITH, MARCI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525 East 68th Street - J130 - Wu, Sydney</text:p>
          </table:table-cell>
          <table:table-cell office:value-type="string" table:style-name="ce1">
            <text:p>744-6700</text:p>
          </table:table-cell>
          <table:table-cell office:value-type="string" table:style-name="ce1">
            <text:p>GREEN-SMITH, MARCI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5 East 85th Street - PEDS</text:p>
          </table:table-cell>
          <table:table-cell office:value-type="float" office:value="17347" table:style-name="ce1">
            <text:p>17347</text:p>
          </table:table-cell>
          <table:table-cell office:value-type="string" table:style-name="ce1">
            <text:p>GUY, ANNETTE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Basuk, Paul<text:s/></text:p>
          </table:table-cell>
          <table:table-cell office:value-type="string" table:style-name="ce1">
            <text:p>861-9715</text:p>
          </table:table-cell>
          <table:table-cell office:value-type="string" table:style-name="ce1">
            <text:p>GUY, ANNETTE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ARNEGIE HILL - ENDOSCOPY</text:p>
          </table:table-cell>
          <table:table-cell office:value-type="string" table:style-name="ce1">
            <text:p>860-6300</text:p>
          </table:table-cell>
          <table:table-cell office:value-type="string" table:style-name="ce1">
            <text:p>GUY, ANNETTE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MA Broadway - 2315 Broadway - Bragin, Llana</text:p>
          </table:table-cell>
          <table:table-cell office:value-type="string" table:style-name="ce1">
            <text:p>646-962-2110</text:p>
          </table:table-cell>
          <table:table-cell office:value-type="string" table:style-name="ce1">
            <text:p>GUY, ANNETTE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MA Broadway - 2315 Broadway - Chang, Joseph</text:p>
          </table:table-cell>
          <table:table-cell office:value-type="string" table:style-name="ce1">
            <text:p>646-962-2110</text:p>
          </table:table-cell>
          <table:table-cell office:value-type="string" table:style-name="ce1">
            <text:p>GUY, ANNETTE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MA Broadway - 2315 Broadway - Cohen, David</text:p>
          </table:table-cell>
          <table:table-cell office:value-type="string" table:style-name="ce1">
            <text:p>646-962-2110</text:p>
          </table:table-cell>
          <table:table-cell office:value-type="string" table:style-name="ce1">
            <text:p>GUY, ANNETTE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MA Broadway - 2315 Broadway - Havryluik, Yelena</text:p>
          </table:table-cell>
          <table:table-cell office:value-type="string" table:style-name="ce1">
            <text:p>746-3171</text:p>
          </table:table-cell>
          <table:table-cell office:value-type="string" table:style-name="ce1">
            <text:p>GUY, ANNETTE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MA Broadway - 2315 Broadway - Rosinni, Jane</text:p>
          </table:table-cell>
          <table:table-cell office:value-type="string" table:style-name="ce1">
            <text:p>646-962-2110</text:p>
          </table:table-cell>
          <table:table-cell office:value-type="string" table:style-name="ce1">
            <text:p>GUY, ANNETTE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MA Broadway - 2315 Broadway - Sanford, Marie</text:p>
          </table:table-cell>
          <table:table-cell office:value-type="string" table:style-name="ce1">
            <text:p>646-962-2110</text:p>
          </table:table-cell>
          <table:table-cell office:value-type="string" table:style-name="ce1">
            <text:p>GUY, ANNETTE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MA Broadway - 2315 Broadway - Shultz, Christopher</text:p>
          </table:table-cell>
          <table:table-cell office:value-type="string" table:style-name="ce1">
            <text:p>646-962-2110</text:p>
          </table:table-cell>
          <table:table-cell office:value-type="string" table:style-name="ce1">
            <text:p>GUY, ANNETTE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MA Broadway - 2315 Broadway - Wu, Yu-Hsin</text:p>
          </table:table-cell>
          <table:table-cell office:value-type="string" table:style-name="ce1">
            <text:p>646-962-2110</text:p>
          </table:table-cell>
          <table:table-cell office:value-type="string" table:style-name="ce1">
            <text:p>GUY, ANNETTE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MA Tribeca - 40 Worth Street - INTERNAL MED</text:p>
          </table:table-cell>
          <table:table-cell office:value-type="string" table:style-name="ce1">
            <text:p>646-962-3400</text:p>
          </table:table-cell>
          <table:table-cell office:value-type="string" table:style-name="ce1">
            <text:p>GUY, ANNETTE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MA Tribeca - 40 Worth Street - OB/GYN</text:p>
          </table:table-cell>
          <table:table-cell office:value-type="string" table:style-name="ce1">
            <text:p>646-962-3400</text:p>
          </table:table-cell>
          <table:table-cell office:value-type="string" table:style-name="ce1">
            <text:p>GUY, ANNETTE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MA Tribeca - 40 Worth Street - PEDS</text:p>
          </table:table-cell>
          <table:table-cell office:value-type="string" table:style-name="ce1">
            <text:p>646-962-3400</text:p>
          </table:table-cell>
          <table:table-cell office:value-type="string" table:style-name="ce1">
            <text:p>GUY, ANNETTE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Tahir, Muhammad</text:p>
          </table:table-cell>
          <table:table-cell office:value-type="string" table:style-name="ce1">
            <text:p>718-230-5811</text:p>
          </table:table-cell>
          <table:table-cell office:value-type="string" table:style-name="ce1">
            <text:p>GUY, ANNETTE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u, Jennifer</text:p>
          </table:table-cell>
          <table:table-cell office:value-type="string" table:style-name="ce1">
            <text:p>508-8899</text:p>
          </table:table-cell>
          <table:table-cell office:value-type="string" table:style-name="ce1">
            <text:p>GUY, ANNETTE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u, Jennifer <text:s/>(WMWH) 2nd LOC.</text:p>
          </table:table-cell>
          <table:table-cell office:value-type="string" table:style-name="ce1">
            <text:p>646-701-0021</text:p>
          </table:table-cell>
          <table:table-cell office:value-type="string" table:style-name="ce1">
            <text:p>GUY, ANNETTE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ENT - [OFFICE]</text:p>
          </table:table-cell>
          <table:table-cell office:value-type="string" table:style-name="ce1">
            <text:p>962-3681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ENT - Alexiades, George</text:p>
          </table:table-cell>
          <table:table-cell office:value-type="string" table:style-name="ce1">
            <text:p>962-3681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ENT - Sadoughie, Babak</text:p>
          </table:table-cell>
          <table:table-cell office:value-type="string" table:style-name="ce1">
            <text:p>962-3681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ENT - Tabee, Abtin</text:p>
          </table:table-cell>
          <table:table-cell office:value-type="string" table:style-name="ce1">
            <text:p>962-3681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[OFFICE]</text:p>
          </table:table-cell>
          <table:table-cell office:value-type="string" table:style-name="ce1">
            <text:p>746-6600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Barbieri, Christopher</text:p>
          </table:table-cell>
          <table:table-cell office:value-type="string" table:style-name="ce1">
            <text:p>212-746-5562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Farber, Leonard</text:p>
          </table:table-cell>
          <table:table-cell office:value-type="string" table:style-name="ce1">
            <text:p>746-6600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Fisher, Lauren</text:p>
          </table:table-cell>
          <table:table-cell office:value-type="string" table:style-name="ce1">
            <text:p>746-1771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Leonard, Michael</text:p>
          </table:table-cell>
          <table:table-cell office:value-type="string" table:style-name="ce1">
            <text:p>212-249-8056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Libby, Laura</text:p>
          </table:table-cell>
          <table:table-cell office:value-type="string" table:style-name="ce1">
            <text:p>628-6611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McCarron, James</text:p>
          </table:table-cell>
          <table:table-cell office:value-type="string" table:style-name="ce1">
            <text:p>861-3000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Smith, Michael</text:p>
          </table:table-cell>
          <table:table-cell office:value-type="string" table:style-name="ce1">
            <text:p>746-6600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Wun. Herrick</text:p>
          </table:table-cell>
          <table:table-cell office:value-type="string" table:style-name="ce1">
            <text:p>312-5577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Banuchi-Crespo, Victoria</text:p>
          </table:table-cell>
          <table:table-cell office:value-type="string" table:style-name="ce1">
            <text:p>962-9135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Eid, F</text:p>
          </table:table-cell>
          <table:table-cell office:value-type="string" table:style-name="ce1">
            <text:p>212-535-6690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etropoliton Urology - [OFFICE]</text:p>
          </table:table-cell>
          <table:table-cell office:value-type="string" table:style-name="ce1">
            <text:p>212-535-5888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etropoliton Urology - Choi, Benjamin</text:p>
          </table:table-cell>
          <table:table-cell office:value-type="string" table:style-name="ce1">
            <text:p>212-535-5888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etropoliton Urology - McGuire, Lynsay</text:p>
          </table:table-cell>
          <table:table-cell office:value-type="string" table:style-name="ce1">
            <text:p>212-535-5888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etropoliton Urology - Shemtov, Menachem</text:p>
          </table:table-cell>
          <table:table-cell office:value-type="string" table:style-name="ce1">
            <text:p>212-535-5888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ezhat, Farr</text:p>
          </table:table-cell>
          <table:table-cell office:value-type="string" table:style-name="ce1">
            <text:p>962-7120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hemtov, Mendel</text:p>
          </table:table-cell>
          <table:table-cell office:value-type="string" table:style-name="ce1">
            <text:p>212-813-1112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P - 156/170 William St - 11th Floor</text:p>
          </table:table-cell>
          <table:table-cell office:value-type="string" table:style-name="ce1">
            <text:p>646-962-5138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P - 156/170 William St - 12th Floor</text:p>
          </table:table-cell>
          <table:table-cell office:value-type="string" table:style-name="ce1">
            <text:p>962-5138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PN Otolaryngology - [OFFICE]</text:p>
          </table:table-cell>
          <table:table-cell office:value-type="string" table:style-name="ce1">
            <text:p>212-889-8575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PN Otolaryngology - Apicella, Shelia</text:p>
          </table:table-cell>
          <table:table-cell office:value-type="string" table:style-name="ce1">
            <text:p>212-889-8575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PN Otolaryngology - Gold, Scott</text:p>
          </table:table-cell>
          <table:table-cell office:value-type="string" table:style-name="ce1">
            <text:p>889-8575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PN Otolaryngology - Horn, Corinne</text:p>
          </table:table-cell>
          <table:table-cell office:value-type="string" table:style-name="ce1">
            <text:p>212-889-8575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PN Otolaryngology - Karcioglu, Amanda Silver</text:p>
          </table:table-cell>
          <table:table-cell office:value-type="string" table:style-name="ce1">
            <text:p>212-889-8575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PN Otolaryngology - Krevitt, Lane</text:p>
          </table:table-cell>
          <table:table-cell office:value-type="string" table:style-name="ce1">
            <text:p>212-889-8575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PN Otolaryngology - Pincus, Robert</text:p>
          </table:table-cell>
          <table:table-cell office:value-type="string" table:style-name="ce1">
            <text:p>501-0500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PN Otolaryngology - Sperling, Neil</text:p>
          </table:table-cell>
          <table:table-cell office:value-type="string" table:style-name="ce1">
            <text:p>212-889-8575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LMH Internal Medicine - 156 William Street - 7th Floor</text:p>
          </table:table-cell>
          <table:table-cell office:value-type="string" table:style-name="ce1">
            <text:p>646-962-5665</text:p>
          </table:table-cell>
          <table:table-cell office:value-type="string" table:style-name="ce1">
            <text:p>HANIFF, PRISSIL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56/170 William St - OB/GYN</text:p>
          </table:table-cell>
          <table:table-cell office:value-type="string" table:style-name="ce1">
            <text:p>962-5665</text:p>
          </table:table-cell>
          <table:table-cell office:value-type="string" table:style-name="ce1">
            <text:p>HANIFF, PRISSILA/Re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Igel, Leon</text:p>
          </table:table-cell>
          <table:table-cell office:value-type="string" table:style-name="ce1">
            <text:p>962-2111</text:p>
          </table:table-cell>
          <table:table-cell office:value-type="string" table:style-name="ce1">
            <text:p>MARTINEZ, STAC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Kim, So-Young</text:p>
          </table:table-cell>
          <table:table-cell office:value-type="string" table:style-name="ce1">
            <text:p>962-8690</text:p>
          </table:table-cell>
          <table:table-cell office:value-type="string" table:style-name="ce1">
            <text:p>MARTINEZ, STAC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Maresh, Alison</text:p>
          </table:table-cell>
          <table:table-cell office:value-type="string" table:style-name="ce1">
            <text:p>646-962-2225</text:p>
          </table:table-cell>
          <table:table-cell office:value-type="string" table:style-name="ce1">
            <text:p>MARTINEZ, STAC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Pecker, Mark S</text:p>
          </table:table-cell>
          <table:table-cell office:value-type="string" table:style-name="ce1">
            <text:p>646-962-2606</text:p>
          </table:table-cell>
          <table:table-cell office:value-type="string" table:style-name="ce1">
            <text:p>MARTINEZ, STAC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 W Broadway - Reiger, Jill</text:p>
          </table:table-cell>
          <table:table-cell office:value-type="string" table:style-name="ce1">
            <text:p>962-2399</text:p>
          </table:table-cell>
          <table:table-cell office:value-type="string" table:style-name="ce1">
            <text:p>MARTINEZ, STAC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anheimer, Forrest/ Schwartz,Jeremy /Golas, Benjamin<text:s/></text:p>
          </table:table-cell>
          <table:table-cell office:value-type="string" table:style-name="ce1">
            <text:p>646-962-5110</text:p>
          </table:table-cell>
          <table:table-cell office:value-type="string" table:style-name="ce1">
            <text:p>MARTINEZ, STAC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OXF-200</text:p>
          </table:table-cell>
          <table:table-cell office:value-type="string" table:style-name="ce1">
            <text:p>962-4900</text:p>
          </table:table-cell>
          <table:table-cell office:value-type="string" table:style-name="ce1">
            <text:p>MARTINEZ, STAC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Patel, Sarju</text:p>
          </table:table-cell>
          <table:table-cell office:value-type="string" table:style-name="ce1">
            <text:p>962-2020</text:p>
          </table:table-cell>
          <table:table-cell office:value-type="string" table:style-name="ce1">
            <text:p>MARTINEZ, STAC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Prioleau, Philip G. / Reszko, Anetta/ McGuire, Lindsay</text:p>
          </table:table-cell>
          <table:table-cell office:value-type="string" table:style-name="ce1">
            <text:p>794-3548</text:p>
          </table:table-cell>
          <table:table-cell office:value-type="string" table:style-name="ce1">
            <text:p>MARTINEZ, STAC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orbellini, Maximiliano</text:p>
          </table:table-cell>
          <table:table-cell office:value-type="string" table:style-name="ce1">
            <text:p>962-5151</text:p>
          </table:table-cell>
          <table:table-cell office:value-type="string" table:style-name="ce1">
            <text:p>MARTINEZ, STAC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Basu, Patrick</text:p>
          </table:table-cell>
          <table:table-cell office:value-type="string" table:style-name="ce1">
            <text:p>718-897-0584</text:p>
          </table:table-cell>
          <table:table-cell office:value-type="string" table:style-name="ce1">
            <text:p>MARTINEZ, STACY/GREEN-SMITH, MARCI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Forest Hills - Moss, Edward</text:p>
          </table:table-cell>
          <table:table-cell office:value-type="string" table:style-name="ce1">
            <text:p>718-520-0028</text:p>
          </table:table-cell>
          <table:table-cell office:value-type="string" table:style-name="ce1">
            <text:p>MARTINEZ, STACY/GREEN-SMITH, MARCI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ANH Offices - Moss, Edward</text:p>
          </table:table-cell>
          <table:table-cell office:value-type="string" table:style-name="ce1">
            <text:p>718-389-8585</text:p>
          </table:table-cell>
          <table:table-cell office:value-type="string" table:style-name="ce1">
            <text:p>MARTINEZ, STACY/GREEN-SMITH, MARCI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5 East 85th Street - OB-GYN - INTERNAL MED</text:p>
          </table:table-cell>
          <table:table-cell office:value-type="float" office:value="17326" table:style-name="ce1">
            <text:p>17326</text:p>
          </table:table-cell>
          <table:table-cell office:value-type="string" table:style-name="ce1">
            <text:p>MCCULLAGH, KERRI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Bardes, Charles</text:p>
          </table:table-cell>
          <table:table-cell office:value-type="string" table:style-name="ce1">
            <text:p>646-962-3456</text:p>
          </table:table-cell>
          <table:table-cell office:value-type="string" table:style-name="ce1">
            <text:p>MCCULLAGH, KERRI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Gelfand / Dr. Pastore</text:p>
          </table:table-cell>
          <table:table-cell office:value-type="string" table:style-name="ce1">
            <text:p>879-3496<text:s/></text:p>
          </table:table-cell>
          <table:table-cell office:value-type="string" table:style-name="ce1">
            <text:p>MCCULLAGH, KERRI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Klein, Harvey</text:p>
          </table:table-cell>
          <table:table-cell office:value-type="float" office:value="14101" table:style-name="ce1">
            <text:p>14101</text:p>
          </table:table-cell>
          <table:table-cell office:value-type="string" table:style-name="ce1">
            <text:p>MCCULLAGH, KERRI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635 Madison Ave - 11th Floor - Towfigh, Allen</text:p>
          </table:table-cell>
          <table:table-cell office:value-type="string" table:style-name="ce1">
            <text:p>212-717-0231</text:p>
          </table:table-cell>
          <table:table-cell office:value-type="string" table:style-name="ce1">
            <text:p>MCCULLAGH, KERRI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Horizon Medical Group - WCPN</text:p>
          </table:table-cell>
          <table:table-cell office:value-type="string" table:style-name="ce1">
            <text:p>212-879-7777</text:p>
          </table:table-cell>
          <table:table-cell office:value-type="string" table:style-name="ce1">
            <text:p>MCCULLAGH, KERRI/MESSINA, CRYSTAL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1 E 80th St - INTER MED</text:p>
          </table:table-cell>
          <table:table-cell office:value-type="string" table:style-name="ce1">
            <text:p>962-8610</text:p>
          </table:table-cell>
          <table:table-cell office:value-type="string" table:style-name="ce1">
            <text:p>MESSINA, CRYSTAL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1 E 80th St - INTER MED - Collier, Trenton</text:p>
          </table:table-cell>
          <table:table-cell office:value-type="string" table:style-name="ce1">
            <text:p>962-8610</text:p>
          </table:table-cell>
          <table:table-cell office:value-type="string" table:style-name="ce1">
            <text:p>MESSINA, CRYSTAL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211 E 80th St - INTER MED - Gingras, Laura</text:p>
          </table:table-cell>
          <table:table-cell office:value-type="string" table:style-name="ce1">
            <text:p>962-8610</text:p>
          </table:table-cell>
          <table:table-cell office:value-type="string" table:style-name="ce1">
            <text:p>MESSINA, CRYSTAL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Edlin, Brian</text:p>
          </table:table-cell>
          <table:table-cell office:value-type="string" table:style-name="ce1">
            <text:p>212-845-4477</text:p>
          </table:table-cell>
          <table:table-cell office:value-type="string" table:style-name="ce1">
            <text:p>MESSINA, CRYSTAL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arschauer, Craig</text:p>
          </table:table-cell>
          <table:table-cell office:value-type="string" table:style-name="ce1">
            <text:p>212-327-1851</text:p>
          </table:table-cell>
          <table:table-cell office:value-type="string" table:style-name="ce1">
            <text:p>MESSINA, CRYSTAL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211 E 80th St - Edocrinology - [OFFICE]</text:p>
          </table:table-cell>
          <table:table-cell office:value-type="string" table:style-name="ce1">
            <text:p>646-962-8690</text:p>
          </table:table-cell>
          <table:table-cell office:value-type="string" table:style-name="ce1">
            <text:p>MESSINA, CRYSTAL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211 E 80th St - Edocrinology - Brillon, David</text:p>
          </table:table-cell>
          <table:table-cell office:value-type="string" table:style-name="ce1">
            <text:p>646-962-8690</text:p>
          </table:table-cell>
          <table:table-cell office:value-type="string" table:style-name="ce1">
            <text:p>MESSINA, CRYSTAL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211 E 80th St - Edocrinology - DeJesus, Jenny</text:p>
          </table:table-cell>
          <table:table-cell office:value-type="string" table:style-name="ce1">
            <text:p>646-962-8690</text:p>
          </table:table-cell>
          <table:table-cell office:value-type="string" table:style-name="ce1">
            <text:p>MESSINA, CRYSTAL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211 E 80th St - Edocrinology - Imeperto-McGinley, Julianne</text:p>
          </table:table-cell>
          <table:table-cell office:value-type="string" table:style-name="ce1">
            <text:p>646-962-8690</text:p>
          </table:table-cell>
          <table:table-cell office:value-type="string" table:style-name="ce1">
            <text:p>MESSINA, CRYSTAL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211 E 80th St - Edocrinology - Katz, Melissa</text:p>
          </table:table-cell>
          <table:table-cell office:value-type="string" table:style-name="ce1">
            <text:p>646-962-8690</text:p>
          </table:table-cell>
          <table:table-cell office:value-type="string" table:style-name="ce1">
            <text:p>MESSINA, CRYSTAL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211 E 80th St - Edocrinology - Mendelsohn-Curanaj, Felicia</text:p>
          </table:table-cell>
          <table:table-cell office:value-type="string" table:style-name="ce1">
            <text:p>646-962-8690</text:p>
          </table:table-cell>
          <table:table-cell office:value-type="string" table:style-name="ce1">
            <text:p>MESSINA, CRYSTAL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211 E 80th St - Edocrinology - Schulman, Aaron</text:p>
          </table:table-cell>
          <table:table-cell office:value-type="string" table:style-name="ce1">
            <text:p>646-962-8690</text:p>
          </table:table-cell>
          <table:table-cell office:value-type="string" table:style-name="ce1">
            <text:p>MESSINA, CRYSTAL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211 E 80th St - Edocrinology - Schwartz, Brian</text:p>
          </table:table-cell>
          <table:table-cell office:value-type="string" table:style-name="ce1">
            <text:p>646-962-8690</text:p>
          </table:table-cell>
          <table:table-cell office:value-type="string" table:style-name="ce1">
            <text:p>MESSINA, CRYSTAL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211 E 80th St - Edocrinology - Schwartz, Naina</text:p>
          </table:table-cell>
          <table:table-cell office:value-type="string" table:style-name="ce1">
            <text:p>646-962-8690</text:p>
          </table:table-cell>
          <table:table-cell office:value-type="string" table:style-name="ce1">
            <text:p>MESSINA, CRYSTAL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211 E 80th St - Edocrinology - Sobel, Vivian</text:p>
          </table:table-cell>
          <table:table-cell office:value-type="string" table:style-name="ce1">
            <text:p>646-962-8690</text:p>
          </table:table-cell>
          <table:table-cell office:value-type="string" table:style-name="ce1">
            <text:p>MESSINA, CRYSTAL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Acosta, Alberto</text:p>
          </table:table-cell>
          <table:table-cell office:value-type="string" table:style-name="ce1">
            <text:p>230-1010</text:p>
          </table:table-cell>
          <table:table-cell office:value-type="string" table:style-name="ce1">
            <text:p>MILLER, CASSANDR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Barley, Browers</text:p>
          </table:table-cell>
          <table:table-cell office:value-type="string" table:style-name="ce1">
            <text:p>212-758-3590</text:p>
          </table:table-cell>
          <table:table-cell office:value-type="string" table:style-name="ce1">
            <text:p>MILLER, CASSANDR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arlon, Anne</text:p>
          </table:table-cell>
          <table:table-cell office:value-type="string" table:style-name="ce1">
            <text:p>988-8100</text:p>
          </table:table-cell>
          <table:table-cell office:value-type="string" table:style-name="ce1">
            <text:p>MILLER, CASSANDR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Gotto, Antonio</text:p>
          </table:table-cell>
          <table:table-cell office:value-type="string" table:style-name="ce1">
            <text:p>646-962-6004</text:p>
          </table:table-cell>
          <table:table-cell office:value-type="string" table:style-name="ce1">
            <text:p>MILLER, CASSANDR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Ianni, Rosa / Bassem Masri</text:p>
          </table:table-cell>
          <table:table-cell office:value-type="string" table:style-name="ce1">
            <text:p>646-962-6004</text:p>
          </table:table-cell>
          <table:table-cell office:value-type="string" table:style-name="ce1">
            <text:p>MILLER, CASSANDR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Kessler, George</text:p>
          </table:table-cell>
          <table:table-cell office:value-type="string" table:style-name="ce1">
            <text:p>877-7043</text:p>
          </table:table-cell>
          <table:table-cell office:value-type="string" table:style-name="ce1">
            <text:p>MILLER, CASSANDR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Lambroza, Aaron<text:s/></text:p>
          </table:table-cell>
          <table:table-cell office:value-type="string" table:style-name="ce1">
            <text:p>517-7570<text:s/></text:p>
          </table:table-cell>
          <table:table-cell office:value-type="string" table:style-name="ce1">
            <text:p>MILLER, CASSANDR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Lax, James</text:p>
          </table:table-cell>
          <table:table-cell office:value-type="string" table:style-name="ce1">
            <text:p>988-5740</text:p>
          </table:table-cell>
          <table:table-cell office:value-type="string" table:style-name="ce1">
            <text:p>MILLER, CASSANDR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Lebowitz, Nancy<text:s/></text:p>
          </table:table-cell>
          <table:table-cell office:value-type="string" table:style-name="ce1">
            <text:p>472-8676</text:p>
          </table:table-cell>
          <table:table-cell office:value-type="string" table:style-name="ce1">
            <text:p>MILLER, CASSANDR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Lefkowitz, David<text:s/></text:p>
          </table:table-cell>
          <table:table-cell office:value-type="string" table:style-name="ce1">
            <text:p>288-4200</text:p>
          </table:table-cell>
          <table:table-cell office:value-type="string" table:style-name="ce1">
            <text:p>MILLER, CASSANDR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icolo, Danielle / Stulman, James / Hugo, Jonathan</text:p>
          </table:table-cell>
          <table:table-cell office:value-type="string" table:style-name="ce1">
            <text:p>962-2399</text:p>
          </table:table-cell>
          <table:table-cell office:value-type="string" table:style-name="ce1">
            <text:p>MILLER, CASSANDR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Reichman, Bonnie<text:s/></text:p>
          </table:table-cell>
          <table:table-cell office:value-type="string" table:style-name="ce1">
            <text:p>688-7718</text:p>
          </table:table-cell>
          <table:table-cell office:value-type="string" table:style-name="ce1">
            <text:p>MILLER, CASSANDR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assoon, Robert<text:s/></text:p>
          </table:table-cell>
          <table:table-cell office:value-type="string" table:style-name="ce1">
            <text:p>628-1500</text:p>
          </table:table-cell>
          <table:table-cell office:value-type="string" table:style-name="ce1">
            <text:p>MILLER, CASSANDR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chulman, Aaron</text:p>
          </table:table-cell>
          <table:table-cell office:value-type="string" table:style-name="ce1">
            <text:p>962-8690</text:p>
          </table:table-cell>
          <table:table-cell office:value-type="string" table:style-name="ce1">
            <text:p>MILLER, CASSANDR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Yaghoobzadeh, Hooman</text:p>
          </table:table-cell>
          <table:table-cell office:value-type="string" table:style-name="ce1">
            <text:p>212-861-3222</text:p>
          </table:table-cell>
          <table:table-cell office:value-type="string" table:style-name="ce1">
            <text:p>MILLER, CASSANDR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Ziecheck, Wendy</text:p>
          </table:table-cell>
          <table:table-cell office:value-type="string" table:style-name="ce1">
            <text:p>758-3590</text:p>
          </table:table-cell>
          <table:table-cell office:value-type="string" table:style-name="ce1">
            <text:p>MILLER, CASSANDR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2 West 72nd Street - INT MED</text:p>
          </table:table-cell>
          <table:table-cell office:value-type="float" office:value="17775" table:style-name="ce1">
            <text:p>17775</text:p>
          </table:table-cell>
          <table:table-cell office:value-type="string" table:style-name="ce1">
            <text:p>REYES, ERIK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2 West 72nd Street - OB-GYN</text:p>
          </table:table-cell>
          <table:table-cell office:value-type="float" office:value="17792" table:style-name="ce1">
            <text:p>17792</text:p>
          </table:table-cell>
          <table:table-cell office:value-type="string" table:style-name="ce1">
            <text:p>REYES, ERIK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Dobrenis, Hockstein / Leonard</text:p>
          </table:table-cell>
          <table:table-cell office:value-type="string" table:style-name="ce1">
            <text:p>212-821-0907</text:p>
          </table:table-cell>
          <table:table-cell office:value-type="string" table:style-name="ce1">
            <text:p>REYES, ERIK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haktman, Barry<text:s/></text:p>
          </table:table-cell>
          <table:table-cell office:value-type="string" table:style-name="ce1">
            <text:p>746-3237</text:p>
          </table:table-cell>
          <table:table-cell office:value-type="string" table:style-name="ce1">
            <text:p>REYES, ERIKA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23 W 86th Street - [OFFICE]</text:p>
          </table:table-cell>
          <table:table-cell office:value-type="string" table:style-name="ce1">
            <text:p>212-877-2833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23 W 86th Street - Altman, Richard</text:p>
          </table:table-cell>
          <table:table-cell office:value-type="string" table:style-name="ce1">
            <text:p>212-877-2833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23 W 86th Street - Arons, Elliot</text:p>
          </table:table-cell>
          <table:table-cell office:value-type="string" table:style-name="ce1">
            <text:p>212-877-2833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23 W 86th Street - Blye, Ellen</text:p>
          </table:table-cell>
          <table:table-cell office:value-type="string" table:style-name="ce1">
            <text:p>212-877-2833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Brownstein, Iliana , Degann, Sona, Guballa, Nerissa</text:p>
          </table:table-cell>
          <table:table-cell office:value-type="string" table:style-name="ce1">
            <text:p>249-0900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Herzog, Ronit<text:s/></text:p>
          </table:table-cell>
          <table:table-cell office:value-type="string" table:style-name="ce1">
            <text:p>646-962-3410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HT - 3 <text:s/>PEDS</text:p>
          </table:table-cell>
          <table:table-cell office:value-type="string" table:style-name="ce1">
            <text:p>746-6290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ew York Cardiology - 61st Street (6th Floor) - [OFFICE]</text:p>
          </table:table-cell>
          <table:table-cell office:value-type="string" table:style-name="ce1">
            <text:p>646-962-5558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Y Cardiology - 1305 York Ave - Cardiology - [OFFICE]</text:p>
          </table:table-cell>
          <table:table-cell office:value-type="string" table:style-name="ce1">
            <text:p>962-5558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Y Cardiology - 1305 York Ave - Cardiology - Ascunce, Rebecca</text:p>
          </table:table-cell>
          <table:table-cell office:value-type="string" table:style-name="ce1">
            <text:p>962-5558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Y Cardiology - 1305 York Ave - Cardiology - Bernard, John</text:p>
          </table:table-cell>
          <table:table-cell office:value-type="string" table:style-name="ce1">
            <text:p>962-5558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Y Cardiology - 1305 York Ave - Cardiology - Borden, William</text:p>
          </table:table-cell>
          <table:table-cell office:value-type="string" table:style-name="ce1">
            <text:p>962-5558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Y Cardiology - 1305 York Ave - Cardiology - Feldman, Dimtry</text:p>
          </table:table-cell>
          <table:table-cell office:value-type="string" table:style-name="ce1">
            <text:p>962-5558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Y Cardiology - 1305 York Ave - Cardiology - Gelbman, Joy Marla</text:p>
          </table:table-cell>
          <table:table-cell office:value-type="string" table:style-name="ce1">
            <text:p>962-5558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Y Cardiology - 1305 York Ave - Cardiology - Kaplan, Sarah</text:p>
          </table:table-cell>
          <table:table-cell office:value-type="string" table:style-name="ce1">
            <text:p>962-5558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Y Cardiology - 1305 York Ave - Cardiology - Kim, Luke K</text:p>
          </table:table-cell>
          <table:table-cell office:value-type="string" table:style-name="ce1">
            <text:p>962-5558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Y Cardiology - 1305 York Ave - Cardiology - Minutello, Robert</text:p>
          </table:table-cell>
          <table:table-cell office:value-type="string" table:style-name="ce1">
            <text:p>962-5558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OXF-600 - [OFFICE]</text:p>
          </table:table-cell>
          <table:table-cell office:value-type="string" table:style-name="ce1">
            <text:p>646-962-5558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OXF-600 - Gade, Christopher</text:p>
          </table:table-cell>
          <table:table-cell office:value-type="string" table:style-name="ce1">
            <text:p>646-962-5558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OXF-600 - Wilentz, James</text:p>
          </table:table-cell>
          <table:table-cell office:value-type="string" table:style-name="ce1">
            <text:p>646-962-5558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OXF-600 - Yang, Yi Ming</text:p>
          </table:table-cell>
          <table:table-cell office:value-type="string" table:style-name="ce1">
            <text:p>646-962-5558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Perelstein, Eduardo</text:p>
          </table:table-cell>
          <table:table-cell office:value-type="string" table:style-name="ce1">
            <text:p>646-962-2331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herman, Raymond / Hartman, Barry</text:p>
          </table:table-cell>
          <table:table-cell office:value-type="string" table:style-name="ce1">
            <text:p>746-6921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mith, Paul T</text:p>
          </table:table-cell>
          <table:table-cell office:value-type="string" table:style-name="ce1">
            <text:p>212-396-4077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Vogiatzi, Maria<text:s/></text:p>
          </table:table-cell>
          <table:table-cell office:value-type="string" table:style-name="ce1">
            <text:p>746-3462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Yu, Joyce</text:p>
          </table:table-cell>
          <table:table-cell office:value-type="string" table:style-name="ce1">
            <text:p>962-3410</text:p>
          </table:table-cell>
          <table:table-cell office:value-type="string" table:style-name="ce1">
            <text:p>WALKER, KAREN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4th Fl - De Jong, Ype</text:p>
          </table:table-cell>
          <table:table-cell office:value-type="string" table:style-name="ce1">
            <text:p>962-535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4th Floor - Brown, Robert</text:p>
          </table:table-cell>
          <table:table-cell office:value-type="string" table:style-name="ce1">
            <text:p>962-5483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4th Floor - Bunim, Ari Lance</text:p>
          </table:table-cell>
          <table:table-cell office:value-type="string" table:style-name="ce1">
            <text:p>962-5483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4th Floor - Fox, Alyson</text:p>
          </table:table-cell>
          <table:table-cell office:value-type="string" table:style-name="ce1">
            <text:p>962-5384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4th Floor - Frissora, Christine</text:p>
          </table:table-cell>
          <table:table-cell office:value-type="string" table:style-name="ce1">
            <text:p>962-400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4th Floor - Jesudian, Eleni</text:p>
          </table:table-cell>
          <table:table-cell office:value-type="string" table:style-name="ce1">
            <text:p>962-5384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4th Floor - Kumar, Sonal</text:p>
          </table:table-cell>
          <table:table-cell office:value-type="string" table:style-name="ce1">
            <text:p>962-404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4th Floor - Reem, Shariaha</text:p>
          </table:table-cell>
          <table:table-cell office:value-type="string" table:style-name="ce1">
            <text:p>962-400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4th Floor - Vielemeyer, Ole</text:p>
          </table:table-cell>
          <table:table-cell office:value-type="string" table:style-name="ce1">
            <text:p>962-8747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4th Floor - Wan, David</text:p>
          </table:table-cell>
          <table:table-cell office:value-type="string" table:style-name="ce1">
            <text:p>962-400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05 York Ave - 4th Floor - Weinberg, Ethan</text:p>
          </table:table-cell>
          <table:table-cell office:value-type="string" table:style-name="ce1">
            <text:p>962-480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15 York Ave - Alfons, Pomp</text:p>
          </table:table-cell>
          <table:table-cell office:value-type="string" table:style-name="ce1">
            <text:p>746-5294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15 York Ave - Dakin, Gregory</text:p>
          </table:table-cell>
          <table:table-cell office:value-type="string" table:style-name="ce1">
            <text:p>746-5294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1315 York Ave - Steinlauf, Adam Franklin</text:p>
          </table:table-cell>
          <table:table-cell office:value-type="string" table:style-name="ce1">
            <text:p>746-5077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425 E 61st St - 11th Floor</text:p>
          </table:table-cell>
          <table:table-cell office:value-type="string" table:style-name="ce1">
            <text:p>821-0942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525 E 68th St - Neurology ST 661</text:p>
          </table:table-cell>
          <table:table-cell office:value-type="string" table:style-name="ce1">
            <text:p>746-2321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8 North - M2 - DIALYSIS</text:p>
          </table:table-cell>
          <table:table-cell office:value-type="string" table:style-name="ce1">
            <text:p>746-3151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Altorki, Nasser K.</text:p>
          </table:table-cell>
          <table:table-cell office:value-type="string" table:style-name="ce1">
            <text:p>746-5156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BAKER - 23 - PEDS SPCL STUDIES</text:p>
          </table:table-cell>
          <table:table-cell office:value-type="string" table:style-name="ce1">
            <text:p>746-3326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BAKER - 24</text:p>
          </table:table-cell>
          <table:table-cell office:value-type="string" table:style-name="ce1">
            <text:p>746-418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Bednarek, Karl T</text:p>
          </table:table-cell>
          <table:table-cell office:value-type="string" table:style-name="ce1">
            <text:p>718-389-8585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Borer, Jeffery S</text:p>
          </table:table-cell>
          <table:table-cell office:value-type="string" table:style-name="ce1">
            <text:p>289-7777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ARDIOLOGY - ST4</text:p>
          </table:table-cell>
          <table:table-cell office:value-type="string" table:style-name="ce1">
            <text:p>746-2172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ENTER FOR SPECIALTY CARE</text:p>
          </table:table-cell>
          <table:table-cell office:value-type="string" table:style-name="ce1">
            <text:p>570-4000<text:s/>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ENTER STICH 1 - Soumekh, Amir</text:p>
          </table:table-cell>
          <table:table-cell office:value-type="string" table:style-name="ce1">
            <text:p>746-4014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oll, Raymond</text:p>
          </table:table-cell>
          <table:table-cell office:value-type="string" table:style-name="ce1">
            <text:p>249-084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rawford, Carl</text:p>
          </table:table-cell>
          <table:table-cell office:value-type="float" office:value="15329" table:style-name="ce1">
            <text:p>15329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Creatura, Chris</text:p>
          </table:table-cell>
          <table:table-cell office:value-type="string" table:style-name="ce1">
            <text:p>772-380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Feit, Lauren / Dr. Joseph Finkelstein</text:p>
          </table:table-cell>
          <table:table-cell office:value-type="string" table:style-name="ce1">
            <text:p>570-920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Girardi, Leonard</text:p>
          </table:table-cell>
          <table:table-cell office:value-type="string" table:style-name="ce1">
            <text:p>746-5194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Goldin, Daniel</text:p>
          </table:table-cell>
          <table:table-cell office:value-type="string" table:style-name="ce1">
            <text:p>857-4513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HEMO ONC - ST 341</text:p>
          </table:table-cell>
          <table:table-cell office:value-type="string" table:style-name="ce1">
            <text:p>746-5102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Hochreiter, Clair</text:p>
          </table:table-cell>
          <table:table-cell office:value-type="string" table:style-name="ce1">
            <text:p>746-5846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Hoffman, Lloyd</text:p>
          </table:table-cell>
          <table:table-cell office:value-type="string" table:style-name="ce1">
            <text:p>212-861-164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HSS - Lane, Joseph</text:p>
          </table:table-cell>
          <table:table-cell office:value-type="string" table:style-name="ce1">
            <text:p>606-1172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HT - 4<text:s/></text:p>
          </table:table-cell>
          <table:table-cell office:value-type="string" table:style-name="ce1">
            <text:p>746-2884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HT - 5 PEDS</text:p>
          </table:table-cell>
          <table:table-cell office:value-type="string" table:style-name="ce1">
            <text:p>746-332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HT - 560 OB/GYN</text:p>
          </table:table-cell>
          <table:table-cell office:value-type="string" table:style-name="ce1">
            <text:p>746-320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HYPERTENSION</text:p>
          </table:table-cell>
          <table:table-cell office:value-type="string" table:style-name="ce1">
            <text:p>962-2605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Jacobs, Jonathan</text:p>
          </table:table-cell>
          <table:table-cell office:value-type="string" table:style-name="ce1">
            <text:p>746-1873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Jacobs, Michael</text:p>
          </table:table-cell>
          <table:table-cell office:value-type="string" table:style-name="ce1">
            <text:p>212-772-719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Joan Kent<text:s/></text:p>
          </table:table-cell>
          <table:table-cell office:value-type="string" table:style-name="ce1">
            <text:p>772-290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Lanzberg, Brian</text:p>
          </table:table-cell>
          <table:table-cell office:value-type="string" table:style-name="ce1">
            <text:p>737-500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Levy, Miriam<text:s/></text:p>
          </table:table-cell>
          <table:table-cell office:value-type="string" table:style-name="ce1">
            <text:p>794-250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agid, Norman</text:p>
          </table:table-cell>
          <table:table-cell office:value-type="string" table:style-name="ce1">
            <text:p>752-3464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altz, Charles</text:p>
          </table:table-cell>
          <table:table-cell office:value-type="string" table:style-name="ce1">
            <text:p>962-5384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anevitz, Alan</text:p>
          </table:table-cell>
          <table:table-cell office:value-type="string" table:style-name="ce1">
            <text:p>751-5072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D Park Ave - [OFFICE]</text:p>
          </table:table-cell>
          <table:table-cell office:value-type="string" table:style-name="ce1">
            <text:p>646-350-042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D Park Ave - Ellis, George</text:p>
          </table:table-cell>
          <table:table-cell office:value-type="string" table:style-name="ce1">
            <text:p>646-350-042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D Park Ave - Midonick, Shari</text:p>
          </table:table-cell>
          <table:table-cell office:value-type="string" table:style-name="ce1">
            <text:p>646-350-042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Miskovitz, Paul / Eng, Angie / Cooper, Robert</text:p>
          </table:table-cell>
          <table:table-cell office:value-type="string" table:style-name="ce1">
            <text:p>717-4966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NYH - Endocrine Baker 20</text:p>
          </table:table-cell>
          <table:table-cell office:value-type="string" table:style-name="ce1">
            <text:p>962-869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Olsen, Sonja Kristine / Brown, Robert / Fox, Allison / Lavine, S</text:p>
          </table:table-cell>
          <table:table-cell office:value-type="string" table:style-name="ce1">
            <text:p>646-962-5483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Olson, Mary</text:p>
          </table:table-cell>
          <table:table-cell office:value-type="string" table:style-name="ce1">
            <text:p>646-962-4742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OXF-300 - [OFFICE]</text:p>
          </table:table-cell>
          <table:table-cell office:value-type="string" table:style-name="ce1">
            <text:p>962-650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OXF-300 - Niesvizky, Rubin</text:p>
          </table:table-cell>
          <table:table-cell office:value-type="string" table:style-name="ce1">
            <text:p>962-650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OXF-300 - Pearse, Roger</text:p>
          </table:table-cell>
          <table:table-cell office:value-type="string" table:style-name="ce1">
            <text:p>962-650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OXF-300 - Tomer, Mark</text:p>
          </table:table-cell>
          <table:table-cell office:value-type="string" table:style-name="ce1">
            <text:p>962-650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Pasmantier, Mark , Coleman, Morton, Decter, Julian</text:p>
          </table:table-cell>
          <table:table-cell office:value-type="string" table:style-name="ce1">
            <text:p>517-590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PAYSON 3 OUTPATIENT ONCOLOGY</text:p>
          </table:table-cell>
          <table:table-cell office:value-type="string" table:style-name="ce1">
            <text:p>746-5974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PEDS HEMO ONC - P695</text:p>
          </table:table-cell>
          <table:table-cell office:value-type="string" table:style-name="ce1">
            <text:p>746-340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PREIPHERAL NEUROPHATY (Group)</text:p>
          </table:table-cell>
          <table:table-cell office:value-type="string" table:style-name="ce1">
            <text:p>646-962-3202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Presby Draw Station</text:p>
          </table:table-cell>
          <table:table-cell office:value-type="string" table:style-name="ce1">
            <text:p>326-8444/3374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Prystowsky, Janet H<text:s/></text:p>
          </table:table-cell>
          <table:table-cell office:value-type="string" table:style-name="ce1">
            <text:p>230-1212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Purohit, Rajveer</text:p>
          </table:table-cell>
          <table:table-cell office:value-type="string" table:style-name="ce1">
            <text:p>772-390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Rapoport, Samuel</text:p>
          </table:table-cell>
          <table:table-cell office:value-type="string" table:style-name="ce1">
            <text:p>570-0642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Reed, Lawrence<text:s/></text:p>
          </table:table-cell>
          <table:table-cell office:value-type="string" table:style-name="ce1">
            <text:p>772-830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Rochwarger, Arnold / Goldin, Howard</text:p>
          </table:table-cell>
          <table:table-cell office:value-type="string" table:style-name="ce1">
            <text:p>249-0404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Rosenberg, Howard</text:p>
          </table:table-cell>
          <table:table-cell office:value-type="string" table:style-name="ce1">
            <text:p>212-744-117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adick, Neil</text:p>
          </table:table-cell>
          <table:table-cell office:value-type="string" table:style-name="ce1">
            <text:p>772-7242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crimminger, Leon<text:s/></text:p>
          </table:table-cell>
          <table:table-cell office:value-type="string" table:style-name="ce1">
            <text:p>249-1627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imon, Jean-Paul</text:p>
          </table:table-cell>
          <table:table-cell office:value-type="string" table:style-name="ce1">
            <text:p>677-100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otelo, Julio E</text:p>
          </table:table-cell>
          <table:table-cell office:value-type="string" table:style-name="ce1">
            <text:p>439-670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teigman, Shaun / Merianos, Demetri</text:p>
          </table:table-cell>
          <table:table-cell office:value-type="string" table:style-name="ce1">
            <text:p>746-5648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STUDENT HEALTH</text:p>
          </table:table-cell>
          <table:table-cell office:value-type="string" table:style-name="ce1">
            <text:p>962-6942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Tsai, Tony</text:p>
          </table:table-cell>
          <table:table-cell office:value-type="string" table:style-name="ce1">
            <text:p>212-481-7888/8088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UROLOGY - ST - 9</text:p>
          </table:table-cell>
          <table:table-cell office:value-type="string" table:style-name="ce1">
            <text:p>746-5455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Bariatric Surgery</text:p>
          </table:table-cell>
          <table:table-cell office:value-type="string" table:style-name="ce1">
            <text:p>746-9187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CMC - General Surgery</text:p>
          </table:table-cell>
          <table:table-cell office:value-type="string" table:style-name="ce1">
            <text:p>746-513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eiss, Jona</text:p>
          </table:table-cell>
          <table:table-cell office:value-type="string" table:style-name="ce1">
            <text:p>988-606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illiams, John</text:p>
          </table:table-cell>
          <table:table-cell office:value-type="string" table:style-name="ce1">
            <text:p>212-861-110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WRIGHT CENTER</text:p>
          </table:table-cell>
          <table:table-cell office:value-type="string" table:style-name="ce1">
            <text:p>746-700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Yarberry-Allen, Patricia<text:s/></text:p>
          </table:table-cell>
          <table:table-cell office:value-type="string" table:style-name="ce1">
            <text:p>410-4280</text:p>
          </table:table-cell>
          <table:table-cell office:value-type="string" table:style-name="ce1">
            <text:p>WATERMAN, KA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SET SCHEDULE</text:p>
          </table:table-cell>
          <table:table-cell office:value-type="string" table:style-name="ce1">
            <text:p>Bosworth, Brian / Scherl, Ellen / Jacobs, V</text:p>
          </table:table-cell>
          <table:table-cell office:value-type="string" table:style-name="ce1">
            <text:p>746-5077</text:p>
          </table:table-cell>
          <table:table-cell office:value-type="string" table:style-name="ce1">
            <text:p>WATERMAN, KAY/MILLER, CASSANDRA</text:p>
          </table:table-cell>
          <table:table-cell table:number-columns-repeated="16380"/>
        </table:table-row>
        <table:table-row table:number-rows-repeated="1048320" table:style-name="ro1">
          <table:table-cell table:number-columns-repeated="16384"/>
        </table:table-row>
      </table:table>
      <table:named-expressions>
        <table:named-range table:name="SCHEDULE" table:cell-range-address="MASTER.$A$1:MASTER.$S$1048576" table:base-cell-address="MASTER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&quot;Calibri&quot;" svg:font-family="&quot;Calibri&quot;"/>
  </office:font-face-decls>
  <office:styles>
    <number:number-style style:name="N0">
      <number:number number:min-integer-digits="1"/>
    </number:number-style>
    <number:time-style style:name="N36">
      <number:hours/>
      <number:text>:</number:text>
      <number:minutes number:style="long"/>
    </number:time-style>
    <number:date-style style:name="N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1" style:family="table-cell">
      <style:table-cell-properties fo:background-color="#F4C7C3"/>
    </style:style>
    <style:style style:name="cf2" style:family="table-cell">
      <style:table-cell-properties fo:background-color="#FCE8B2"/>
    </style:style>
    <style:style style:name="cf3" style:family="table-cell">
      <style:table-cell-properties fo:background-color="#B7E1C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ajesh Khemraj</meta:initial-creator>
    <dc:creator>DAN R</dc:creator>
    <meta:creation-date>2017-05-15T18:25:10Z</meta:creation-date>
    <dc:date>2021-01-06T15:31:57Z</dc:date>
    <meta:user-defined meta:name="WorkbookGuid">c74a16bb-48e7-4347-a7ec-f7de6b11e7cc</meta:user-defined>
  </office:meta>
</office:document-meta>
</file>